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PlainText" style:master-page-name="MP0" style:family="paragraph">
      <style:paragraph-properties fo:break-before="page"/>
      <style:text-properties style:font-name="Calibri" style:font-name-complex="Calibri" fo:font-size="14pt" style:font-size-asian="14pt" style:font-size-complex="14pt"/>
    </style:style>
    <style:style style:name="P2" style:parent-style-name="PlainText" style:family="paragraph">
      <style:text-properties style:font-name="Calibri" style:font-name-complex="Calibri" fo:font-size="14pt" style:font-size-asian="14pt" style:font-size-complex="14pt"/>
    </style:style>
    <style:style style:name="P3" style:parent-style-name="PlainText" style:family="paragraph">
      <style:text-properties style:font-name="Calibri" style:font-name-complex="Calibri" fo:font-size="14pt" style:font-size-asian="14pt" style:font-size-complex="14pt"/>
    </style:style>
    <style:style style:name="P4" style:parent-style-name="PlainText" style:family="paragraph">
      <style:text-properties style:font-name="Calibri" style:font-name-complex="Calibri" fo:color="#FF0000" fo:font-size="14pt" style:font-size-asian="14pt" style:font-size-complex="14pt"/>
    </style:style>
    <style:style style:name="P5" style:parent-style-name="PlainText" style:family="paragraph">
      <style:text-properties style:font-name="Calibri" style:font-name-complex="Calibri" fo:font-size="14pt" style:font-size-asian="14pt" style:font-size-complex="14pt"/>
    </style:style>
    <style:style style:name="P6" style:parent-style-name="PlainText" style:family="paragraph">
      <style:text-properties style:font-name="Calibri" style:font-name-complex="Calibri" fo:color="#FF0000" fo:font-size="14pt" style:font-size-asian="14pt" style:font-size-complex="14pt"/>
    </style:style>
    <style:style style:name="P7" style:parent-style-name="PlainText" style:family="paragraph">
      <style:text-properties style:font-name="Calibri" style:font-name-complex="Calibri" fo:color="#FF0000" fo:font-size="14pt" style:font-size-asian="14pt" style:font-size-complex="14pt"/>
    </style:style>
    <style:style style:name="P8" style:parent-style-name="PlainText" style:family="paragraph">
      <style:text-properties style:font-name="Calibri" style:font-name-complex="Calibri" fo:font-size="14pt" style:font-size-asian="14pt" style:font-size-complex="14pt"/>
    </style:style>
    <style:style style:name="P9" style:parent-style-name="PlainText" style:family="paragraph">
      <style:text-properties style:font-name="Calibri" style:font-name-complex="Calibri" fo:font-size="14pt" style:font-size-asian="14pt" style:font-size-complex="14pt"/>
    </style:style>
    <style:style style:name="T10" style:parent-style-name="DefaultParagraphFont" style:family="text">
      <style:text-properties style:font-name="Calibri" style:font-name-complex="Calibri" fo:font-size="14pt" style:font-size-asian="14pt" style:font-size-complex="14pt" fo:background-color="#FFFF00"/>
    </style:style>
    <style:style style:name="T11" style:parent-style-name="DefaultParagraphFont" style:family="text">
      <style:text-properties style:font-name="Calibri" style:font-name-complex="Calibri" fo:font-size="14pt" style:font-size-asian="14pt" style:font-size-complex="14pt" fo:background-color="#FFFF00"/>
    </style:style>
    <style:style style:name="T12" style:parent-style-name="DefaultParagraphFont" style:family="text">
      <style:text-properties style:font-name="Calibri" style:font-name-complex="Calibri" fo:font-size="14pt" style:font-size-asian="14pt" style:font-size-complex="14pt"/>
    </style:style>
    <style:style style:name="P13" style:parent-style-name="PlainText" style:family="paragraph">
      <style:text-properties style:font-name="Calibri" style:font-name-complex="Calibri" fo:font-size="14pt" style:font-size-asian="14pt" style:font-size-complex="14pt"/>
    </style:style>
    <style:style style:name="T14" style:parent-style-name="DefaultParagraphFont" style:family="text">
      <style:text-properties style:font-name="Calibri" style:font-name-complex="Calibri" fo:font-size="14pt" style:font-size-asian="14pt" style:font-size-complex="14pt" fo:background-color="#FFFF00"/>
    </style:style>
    <style:style style:name="T15" style:parent-style-name="DefaultParagraphFont" style:family="text">
      <style:text-properties style:font-name="Calibri" style:font-name-complex="Calibri" fo:font-size="14pt" style:font-size-asian="14pt" style:font-size-complex="14pt"/>
    </style:style>
    <style:style style:name="T16" style:parent-style-name="DefaultParagraphFont" style:family="text">
      <style:text-properties style:font-name="Calibri" style:font-name-complex="Calibri" fo:font-size="14pt" style:font-size-asian="14pt" style:font-size-complex="14pt"/>
    </style:style>
    <style:style style:name="P17" style:parent-style-name="PlainText" style:family="paragraph">
      <style:text-properties style:font-name="Calibri" style:font-name-complex="Calibri" fo:font-size="14pt" style:font-size-asian="14pt" style:font-size-complex="14pt"/>
    </style:style>
    <style:style style:name="T18" style:parent-style-name="DefaultParagraphFont" style:family="text">
      <style:text-properties style:font-name="Calibri" style:font-name-complex="Calibri" fo:font-size="14pt" style:font-size-asian="14pt" style:font-size-complex="14pt" fo:background-color="#FFFF00"/>
    </style:style>
    <style:style style:name="T19" style:parent-style-name="DefaultParagraphFont" style:family="text">
      <style:text-properties style:font-name="Calibri" style:font-name-complex="Calibri" fo:font-size="14pt" style:font-size-asian="14pt" style:font-size-complex="14pt"/>
    </style:style>
    <style:style style:name="T20" style:parent-style-name="DefaultParagraphFont" style:family="text">
      <style:text-properties style:font-name="Calibri" style:font-name-complex="Calibri" fo:font-size="14pt" style:font-size-asian="14pt" style:font-size-complex="14pt"/>
    </style:style>
    <style:style style:name="P21" style:parent-style-name="PlainText" style:family="paragraph">
      <style:text-properties style:font-name="Calibri" style:font-name-complex="Calibri" fo:font-size="14pt" style:font-size-asian="14pt" style:font-size-complex="14pt"/>
    </style:style>
    <style:style style:name="P22" style:parent-style-name="PlainText" style:family="paragraph">
      <style:text-properties style:font-name="Calibri" style:font-name-complex="Calibri" fo:color="#FF0000" fo:font-size="14pt" style:font-size-asian="14pt" style:font-size-complex="14pt"/>
    </style:style>
    <style:style style:name="P23" style:parent-style-name="PlainText" style:family="paragraph">
      <style:text-properties style:font-name="Calibri" style:font-name-complex="Calibri" fo:font-size="14pt" style:font-size-asian="14pt" style:font-size-complex="14pt"/>
    </style:style>
    <style:style style:name="P24" style:parent-style-name="PlainText" style:family="paragraph">
      <style:text-properties style:font-name="Calibri" style:font-name-complex="Calibri" fo:font-size="14pt" style:font-size-asian="14pt" style:font-size-complex="14pt"/>
    </style:style>
    <style:style style:name="P25" style:parent-style-name="PlainText" style:family="paragraph">
      <style:text-properties style:font-name="Calibri" style:font-name-complex="Calibri" fo:font-size="14pt" style:font-size-asian="14pt" style:font-size-complex="14pt"/>
    </style:style>
    <style:style style:name="P26" style:parent-style-name="PlainText" style:family="paragraph">
      <style:text-properties style:font-name="Calibri" style:font-name-complex="Calibri" fo:font-size="14pt" style:font-size-asian="14pt" style:font-size-complex="14pt"/>
    </style:style>
    <style:style style:name="P27" style:parent-style-name="PlainText" style:family="paragraph">
      <style:text-properties style:font-name="Calibri" style:font-name-complex="Calibri" fo:font-size="14pt" style:font-size-asian="14pt" style:font-size-complex="14pt"/>
    </style:style>
    <style:style style:name="P28" style:parent-style-name="PlainText" style:family="paragraph">
      <style:text-properties style:font-name="Calibri" style:font-name-complex="Calibri" fo:font-size="14pt" style:font-size-asian="14pt" style:font-size-complex="14pt"/>
    </style:style>
    <style:style style:name="T29" style:parent-style-name="DefaultParagraphFont" style:family="text">
      <style:text-properties style:font-name="Calibri" style:font-name-complex="Calibri" fo:color="#FF0000" fo:font-size="14pt" style:font-size-asian="14pt" style:font-size-complex="14pt"/>
    </style:style>
    <style:style style:name="P30" style:parent-style-name="PlainText" style:family="paragraph">
      <style:text-properties style:font-name="Calibri" style:font-name-complex="Calibri" fo:font-size="14pt" style:font-size-asian="14pt" style:font-size-complex="14pt"/>
    </style:style>
    <style:style style:name="P31" style:parent-style-name="PlainText" style:family="paragraph">
      <style:text-properties style:font-name="Calibri" style:font-name-complex="Calibri" fo:font-size="14pt" style:font-size-asian="14pt" style:font-size-complex="14pt"/>
    </style:style>
    <style:style style:name="P32" style:parent-style-name="PlainText" style:family="paragraph">
      <style:text-properties style:font-name="Calibri" style:font-name-complex="Calibri" fo:font-size="14pt" style:font-size-asian="14pt" style:font-size-complex="14pt"/>
    </style:style>
    <style:style style:name="T33" style:parent-style-name="DefaultParagraphFont" style:family="text">
      <style:text-properties style:font-name="Calibri" style:font-name-complex="Calibri" fo:font-size="14pt" style:font-size-asian="14pt" style:font-size-complex="14pt"/>
    </style:style>
    <style:style style:name="T34" style:parent-style-name="DefaultParagraphFont" style:family="text">
      <style:text-properties style:font-name="Arial" style:font-name-complex="Arial" fo:font-size="14pt" style:font-size-asian="14pt" style:font-size-complex="14pt"/>
    </style:style>
    <style:style style:name="T35" style:parent-style-name="DefaultParagraphFont" style:family="text">
      <style:text-properties style:font-name="Calibri" style:font-name-complex="Calibri" fo:font-size="14pt" style:font-size-asian="14pt" style:font-size-complex="14pt"/>
    </style:style>
    <style:style style:name="T36" style:parent-style-name="DefaultParagraphFont" style:family="text">
      <style:text-properties style:font-name="Calibri" style:font-name-complex="Calibri" fo:font-size="14pt" style:font-size-asian="14pt" style:font-size-complex="14pt"/>
    </style:style>
    <style:style style:name="T37" style:parent-style-name="DefaultParagraphFont" style:family="text">
      <style:text-properties style:font-name="Arial" style:font-name-complex="Arial" fo:font-size="14pt" style:font-size-asian="14pt" style:font-size-complex="14pt"/>
    </style:style>
    <style:style style:name="T38" style:parent-style-name="DefaultParagraphFont" style:family="text">
      <style:text-properties style:font-name="Calibri" style:font-name-complex="Calibri" fo:font-size="14pt" style:font-size-asian="14pt" style:font-size-complex="14pt"/>
    </style:style>
    <style:style style:name="T39" style:parent-style-name="DefaultParagraphFont" style:family="text">
      <style:text-properties style:font-name="Calibri" style:font-name-complex="Calibri" fo:font-size="14pt" style:font-size-asian="14pt" style:font-size-complex="14pt"/>
    </style:style>
    <style:style style:name="T40" style:parent-style-name="DefaultParagraphFont" style:family="text">
      <style:text-properties style:font-name="Arial" style:font-name-complex="Arial" fo:font-size="14pt" style:font-size-asian="14pt" style:font-size-complex="14pt"/>
    </style:style>
    <style:style style:name="T41" style:parent-style-name="DefaultParagraphFont" style:family="text">
      <style:text-properties style:font-name="Calibri" style:font-name-complex="Calibri" fo:font-size="14pt" style:font-size-asian="14pt" style:font-size-complex="14pt"/>
    </style:style>
    <style:style style:name="T42" style:parent-style-name="DefaultParagraphFont" style:family="text">
      <style:text-properties style:font-name="Calibri" style:font-name-complex="Calibri" fo:font-size="14pt" style:font-size-asian="14pt" style:font-size-complex="14pt"/>
    </style:style>
    <style:style style:name="T43" style:parent-style-name="DefaultParagraphFont" style:family="text">
      <style:text-properties style:font-name="Arial" style:font-name-complex="Arial" fo:font-size="14pt" style:font-size-asian="14pt" style:font-size-complex="14pt"/>
    </style:style>
    <style:style style:name="T44" style:parent-style-name="DefaultParagraphFont" style:family="text">
      <style:text-properties style:font-name="Calibri" style:font-name-complex="Calibri" fo:font-size="14pt" style:font-size-asian="14pt" style:font-size-complex="14pt"/>
    </style:style>
    <style:style style:name="T45" style:parent-style-name="DefaultParagraphFont" style:family="text">
      <style:text-properties style:font-name="Calibri" style:font-name-complex="Calibri" fo:font-size="14pt" style:font-size-asian="14pt" style:font-size-complex="14pt"/>
    </style:style>
    <style:style style:name="T46" style:parent-style-name="DefaultParagraphFont" style:family="text">
      <style:text-properties style:font-name="Arial" style:font-name-complex="Arial" fo:font-size="14pt" style:font-size-asian="14pt" style:font-size-complex="14pt"/>
    </style:style>
    <style:style style:name="T47" style:parent-style-name="DefaultParagraphFont" style:family="text">
      <style:text-properties style:font-name="Calibri" style:font-name-complex="Calibri" fo:font-size="14pt" style:font-size-asian="14pt" style:font-size-complex="14pt"/>
    </style:style>
    <style:style style:name="T48" style:parent-style-name="DefaultParagraphFont" style:family="text">
      <style:text-properties style:font-name="Calibri" style:font-name-complex="Calibri" fo:font-size="14pt" style:font-size-asian="14pt" style:font-size-complex="14pt"/>
    </style:style>
    <style:style style:name="T49" style:parent-style-name="DefaultParagraphFont" style:family="text">
      <style:text-properties style:font-name="Arial" style:font-name-complex="Arial" fo:font-size="14pt" style:font-size-asian="14pt" style:font-size-complex="14pt"/>
    </style:style>
    <style:style style:name="T50" style:parent-style-name="DefaultParagraphFont" style:family="text">
      <style:text-properties style:font-name="Calibri" style:font-name-complex="Calibri" fo:font-size="14pt" style:font-size-asian="14pt" style:font-size-complex="14pt"/>
    </style:style>
    <style:style style:name="T51" style:parent-style-name="DefaultParagraphFont" style:family="text">
      <style:text-properties style:font-name="Calibri" style:font-name-complex="Calibri" fo:font-size="14pt" style:font-size-asian="14pt" style:font-size-complex="14pt"/>
    </style:style>
    <style:style style:name="P52" style:parent-style-name="PlainText" style:family="paragraph">
      <style:text-properties style:font-name="Calibri" style:font-name-complex="Calibri" fo:color="#FF0000" fo:font-size="14pt" style:font-size-asian="14pt" style:font-size-complex="14pt"/>
    </style:style>
    <style:style style:name="P53" style:parent-style-name="PlainText" style:family="paragraph">
      <style:text-properties style:font-name="Calibri" style:font-name-complex="Calibri" fo:color="#FF0000" fo:font-size="14pt" style:font-size-asian="14pt" style:font-size-complex="14pt"/>
    </style:style>
    <style:style style:name="P54" style:parent-style-name="PlainText" style:family="paragraph">
      <style:text-properties style:font-name="Calibri" style:font-name-complex="Calibri" fo:font-size="14pt" style:font-size-asian="14pt" style:font-size-complex="14pt"/>
    </style:style>
    <style:style style:name="P55" style:parent-style-name="PlainText" style:family="paragraph">
      <style:text-properties style:font-name="Calibri" style:font-name-complex="Calibri" fo:color="#4472C4" fo:font-size="14pt" style:font-size-asian="14pt" style:font-size-complex="14pt"/>
    </style:style>
    <style:style style:name="P56" style:parent-style-name="PlainText" style:family="paragraph">
      <style:text-properties style:font-name="Calibri" style:font-name-complex="Calibri" fo:color="#4472C4" fo:font-size="14pt" style:font-size-asian="14pt" style:font-size-complex="14pt"/>
    </style:style>
    <style:style style:name="P57" style:parent-style-name="PlainText" style:family="paragraph">
      <style:text-properties style:font-name="Calibri" style:font-name-complex="Calibri" fo:color="#4472C4" fo:font-size="14pt" style:font-size-asian="14pt" style:font-size-complex="14pt"/>
    </style:style>
    <style:style style:name="P58" style:parent-style-name="PlainText" style:family="paragraph">
      <style:text-properties style:font-name="Calibri" style:font-name-complex="Calibri" fo:color="#4472C4" fo:font-size="14pt" style:font-size-asian="14pt" style:font-size-complex="14pt"/>
    </style:style>
    <style:style style:name="P59" style:parent-style-name="PlainText" style:family="paragraph">
      <style:text-properties style:font-name="Calibri" style:font-name-complex="Calibri" fo:font-size="14pt" style:font-size-asian="14pt" style:font-size-complex="14pt"/>
    </style:style>
    <style:style style:name="P60" style:parent-style-name="PlainText" style:family="paragraph">
      <style:text-properties style:font-name="Calibri" style:font-name-complex="Calibri" fo:color="#FF0000" fo:font-size="14pt" style:font-size-asian="14pt" style:font-size-complex="14pt"/>
    </style:style>
    <style:style style:name="P61" style:parent-style-name="PlainText" style:family="paragraph">
      <style:text-properties style:font-name="Calibri" style:font-name-complex="Calibri" fo:font-size="14pt" style:font-size-asian="14pt" style:font-size-complex="14pt"/>
    </style:style>
    <style:style style:name="P62" style:parent-style-name="PlainText" style:family="paragraph">
      <style:text-properties style:font-name="Calibri" style:font-name-complex="Calibri" fo:font-size="14pt" style:font-size-asian="14pt" style:font-size-complex="14pt"/>
    </style:style>
    <style:style style:name="P63" style:parent-style-name="PlainText" style:family="paragraph">
      <style:text-properties style:font-name="Calibri" style:font-name-complex="Calibri" fo:font-size="14pt" style:font-size-asian="14pt" style:font-size-complex="14pt"/>
    </style:style>
    <style:style style:name="P64" style:parent-style-name="PlainText" style:family="paragraph">
      <style:text-properties style:font-name="Calibri" style:font-name-complex="Calibri" fo:font-size="14pt" style:font-size-asian="14pt" style:font-size-complex="14pt"/>
    </style:style>
    <style:style style:name="P65" style:parent-style-name="PlainText" style:family="paragraph">
      <style:text-properties style:font-name="Calibri" style:font-name-complex="Calibri" fo:font-size="14pt" style:font-size-asian="14pt" style:font-size-complex="14pt"/>
    </style:style>
    <style:style style:name="P66" style:parent-style-name="PlainText" style:family="paragraph">
      <style:text-properties style:font-name="Calibri" style:font-name-complex="Calibri" fo:font-size="14pt" style:font-size-asian="14pt" style:font-size-complex="14pt"/>
    </style:style>
    <style:style style:name="P67" style:parent-style-name="PlainText" style:family="paragraph">
      <style:text-properties style:font-name="Calibri" style:font-name-complex="Calibri" fo:font-size="14pt" style:font-size-asian="14pt" style:font-size-complex="14pt"/>
    </style:style>
    <style:style style:name="P68" style:parent-style-name="PlainText" style:family="paragraph">
      <style:text-properties style:font-name="Calibri" style:font-name-complex="Calibri" fo:font-size="14pt" style:font-size-asian="14pt" style:font-size-complex="14pt"/>
    </style:style>
    <style:style style:name="P69" style:parent-style-name="PlainText" style:family="paragraph">
      <style:text-properties style:font-name="Calibri" style:font-name-complex="Calibri" fo:color="#4472C4" fo:font-size="14pt" style:font-size-asian="14pt" style:font-size-complex="14pt"/>
    </style:style>
    <style:style style:name="P70" style:parent-style-name="PlainText" style:family="paragraph">
      <style:text-properties style:font-name="Calibri" style:font-name-complex="Calibri" fo:color="#4472C4" fo:font-size="14pt" style:font-size-asian="14pt" style:font-size-complex="14pt"/>
    </style:style>
    <style:style style:name="P71" style:parent-style-name="PlainText" style:family="paragraph">
      <style:text-properties style:font-name="Calibri" style:font-name-complex="Calibri" fo:color="#4472C4" fo:font-size="14pt" style:font-size-asian="14pt" style:font-size-complex="14pt"/>
    </style:style>
    <style:style style:name="P72" style:parent-style-name="PlainText" style:family="paragraph">
      <style:text-properties style:font-name="Calibri" style:font-name-complex="Calibri" fo:color="#4472C4" fo:font-size="14pt" style:font-size-asian="14pt" style:font-size-complex="14pt"/>
    </style:style>
    <style:style style:name="P73" style:parent-style-name="PlainText" style:family="paragraph">
      <style:text-properties style:font-name="Calibri" style:font-name-complex="Calibri" fo:color="#4472C4" fo:font-size="14pt" style:font-size-asian="14pt" style:font-size-complex="14pt"/>
    </style:style>
    <style:style style:name="P74" style:parent-style-name="PlainText" style:family="paragraph">
      <style:text-properties style:font-name="Calibri" style:font-name-complex="Calibri" fo:color="#4472C4" fo:font-size="14pt" style:font-size-asian="14pt" style:font-size-complex="14pt"/>
    </style:style>
    <style:style style:name="P75" style:parent-style-name="PlainText" style:family="paragraph">
      <style:text-properties style:font-name="Calibri" style:font-name-complex="Calibri" fo:color="#4472C4" fo:font-size="14pt" style:font-size-asian="14pt" style:font-size-complex="14pt"/>
    </style:style>
    <style:style style:name="P76" style:parent-style-name="PlainText" style:family="paragraph">
      <style:text-properties style:font-name="Calibri" style:font-name-complex="Calibri" fo:color="#4472C4" fo:font-size="14pt" style:font-size-asian="14pt" style:font-size-complex="14pt"/>
    </style:style>
    <style:style style:name="P77" style:parent-style-name="PlainText" style:family="paragraph">
      <style:text-properties style:font-name="Calibri" style:font-name-complex="Calibri" fo:font-size="14pt" style:font-size-asian="14pt" style:font-size-complex="14pt"/>
    </style:style>
    <style:style style:name="T78" style:parent-style-name="DefaultParagraphFont" style:family="text">
      <style:text-properties style:font-name="Calibri" style:font-name-complex="Calibri" fo:color="#FF0000" fo:font-size="14pt" style:font-size-asian="14pt" style:font-size-complex="14pt"/>
    </style:style>
    <style:style style:name="P79" style:parent-style-name="PlainText" style:family="paragraph">
      <style:text-properties style:font-name="Calibri" style:font-name-complex="Calibri" fo:font-size="14pt" style:font-size-asian="14pt" style:font-size-complex="14pt"/>
    </style:style>
    <style:style style:name="T80" style:parent-style-name="DefaultParagraphFont" style:family="text">
      <style:text-properties style:font-name="Calibri" style:font-name-complex="Calibri" fo:font-size="14pt" style:font-size-asian="14pt" style:font-size-complex="14pt"/>
    </style:style>
    <style:style style:name="T81" style:parent-style-name="DefaultParagraphFont" style:family="text">
      <style:text-properties style:font-name="Calibri" style:font-name-complex="Calibri" fo:color="#4472C4" fo:font-size="14pt" style:font-size-asian="14pt" style:font-size-complex="14pt"/>
    </style:style>
    <style:style style:name="P82" style:parent-style-name="PlainText" style:family="paragraph">
      <style:text-properties style:font-name="Calibri" style:font-name-complex="Calibri" fo:color="#4472C4" fo:font-size="14pt" style:font-size-asian="14pt" style:font-size-complex="14pt"/>
    </style:style>
    <style:style style:name="P83" style:parent-style-name="PlainText" style:family="paragraph">
      <style:text-properties style:font-name="Calibri" style:font-name-complex="Calibri" fo:color="#4472C4" fo:font-size="14pt" style:font-size-asian="14pt" style:font-size-complex="14pt"/>
    </style:style>
    <style:style style:name="P84" style:parent-style-name="PlainText" style:family="paragraph">
      <style:text-properties style:font-name="Calibri" style:font-name-complex="Calibri" fo:color="#4472C4" fo:font-size="14pt" style:font-size-asian="14pt" style:font-size-complex="14pt"/>
    </style:style>
    <style:style style:name="P85" style:parent-style-name="PlainText" style:family="paragraph">
      <style:text-properties style:font-name="Calibri" style:font-name-complex="Calibri" fo:color="#4472C4" fo:font-size="14pt" style:font-size-asian="14pt" style:font-size-complex="14pt"/>
    </style:style>
    <style:style style:name="P86" style:parent-style-name="PlainText" style:family="paragraph">
      <style:text-properties style:font-name="Calibri" style:font-name-complex="Calibri" fo:color="#FFC000" fo:font-size="14pt" style:font-size-asian="14pt" style:font-size-complex="14pt"/>
    </style:style>
    <style:style style:name="P87" style:parent-style-name="PlainText" style:family="paragraph">
      <style:text-properties style:font-name="Calibri" style:font-name-complex="Calibri" fo:font-size="14pt" style:font-size-asian="14pt" style:font-size-complex="14pt"/>
    </style:style>
    <style:style style:name="T88" style:parent-style-name="DefaultParagraphFont" style:family="text">
      <style:text-properties style:font-name="Calibri" style:font-name-complex="Calibri" fo:font-size="14pt" style:font-size-asian="14pt" style:font-size-complex="14pt"/>
    </style:style>
    <style:style style:name="T89" style:parent-style-name="DefaultParagraphFont" style:family="text">
      <style:text-properties style:font-name="Calibri" style:font-name-complex="Calibri" fo:font-size="14pt" style:font-size-asian="14pt" style:font-size-complex="14pt"/>
    </style:style>
    <style:style style:name="T90" style:parent-style-name="DefaultParagraphFont" style:family="text">
      <style:text-properties style:font-name="Calibri" style:font-name-complex="Calibri" fo:color="#FFC000" fo:font-size="14pt" style:font-size-asian="14pt" style:font-size-complex="14pt"/>
    </style:style>
    <style:style style:name="P91" style:parent-style-name="PlainText" style:family="paragraph">
      <style:text-properties style:font-name="Calibri" style:font-name-complex="Calibri" fo:color="#FFC000" fo:font-size="14pt" style:font-size-asian="14pt" style:font-size-complex="14pt"/>
    </style:style>
    <style:style style:name="P92" style:parent-style-name="PlainText" style:family="paragraph">
      <style:text-properties style:font-name="Calibri" style:font-name-complex="Calibri" fo:color="#FFC000" fo:font-size="14pt" style:font-size-asian="14pt" style:font-size-complex="14pt"/>
    </style:style>
    <style:style style:name="P93" style:parent-style-name="PlainText" style:family="paragraph">
      <style:text-properties style:font-name="Calibri" style:font-name-complex="Calibri" fo:color="#FFC000" fo:font-size="14pt" style:font-size-asian="14pt" style:font-size-complex="14pt"/>
    </style:style>
    <style:style style:name="P94" style:parent-style-name="PlainText" style:family="paragraph">
      <style:text-properties style:font-name="Calibri" style:font-name-complex="Calibri" fo:color="#FFC000" fo:font-size="14pt" style:font-size-asian="14pt" style:font-size-complex="14pt"/>
    </style:style>
    <style:style style:name="P95" style:parent-style-name="PlainText" style:family="paragraph">
      <style:text-properties style:font-name="Calibri" style:font-name-complex="Calibri" fo:font-size="14pt" style:font-size-asian="14pt" style:font-size-complex="14pt"/>
    </style:style>
    <style:style style:name="P96" style:parent-style-name="PlainText" style:family="paragraph">
      <style:text-properties style:font-name="Calibri" style:font-name-complex="Calibri" fo:color="#FF0000" fo:font-size="14pt" style:font-size-asian="14pt" style:font-size-complex="14pt"/>
    </style:style>
    <style:style style:name="P97" style:parent-style-name="PlainText" style:family="paragraph">
      <style:text-properties style:font-name="Calibri" style:font-name-complex="Calibri" fo:font-size="14pt" style:font-size-asian="14pt" style:font-size-complex="14pt"/>
    </style:style>
    <style:style style:name="P98" style:parent-style-name="PlainText" style:family="paragraph">
      <style:text-properties style:font-name="Calibri" style:font-name-complex="Calibri" fo:color="#FFC000" fo:font-size="14pt" style:font-size-asian="14pt" style:font-size-complex="14pt"/>
    </style:style>
    <style:style style:name="P99" style:parent-style-name="PlainText" style:family="paragraph">
      <style:text-properties style:font-name="Calibri" style:font-name-complex="Calibri" fo:color="#FFC000" fo:font-size="14pt" style:font-size-asian="14pt" style:font-size-complex="14pt"/>
    </style:style>
    <style:style style:name="P100" style:parent-style-name="PlainText" style:family="paragraph">
      <style:text-properties style:font-name="Calibri" style:font-name-complex="Calibri" fo:color="#FFC000" fo:font-size="14pt" style:font-size-asian="14pt" style:font-size-complex="14pt"/>
    </style:style>
    <style:style style:name="P101" style:parent-style-name="PlainText" style:family="paragraph">
      <style:text-properties style:font-name="Calibri" style:font-name-complex="Calibri" fo:color="#FFC000" fo:font-size="14pt" style:font-size-asian="14pt" style:font-size-complex="14pt"/>
    </style:style>
    <style:style style:name="P102" style:parent-style-name="PlainText" style:family="paragraph">
      <style:text-properties style:font-name="Calibri" style:font-name-complex="Calibri" fo:font-size="14pt" style:font-size-asian="14pt" style:font-size-complex="14pt"/>
    </style:style>
    <style:style style:name="P103" style:parent-style-name="PlainText" style:family="paragraph">
      <style:text-properties style:font-name="Calibri" style:font-name-complex="Calibri" fo:font-size="14pt" style:font-size-asian="14pt" style:font-size-complex="14pt"/>
    </style:style>
    <style:style style:name="P104" style:parent-style-name="PlainText" style:family="paragraph">
      <style:text-properties style:font-name="Calibri" style:font-name-complex="Calibri" fo:font-size="14pt" style:font-size-asian="14pt" style:font-size-complex="14pt"/>
    </style:style>
    <style:style style:name="P105" style:parent-style-name="PlainText" style:family="paragraph">
      <style:text-properties style:font-name="Calibri" style:font-name-complex="Calibri" fo:color="#FFC000" fo:font-size="14pt" style:font-size-asian="14pt" style:font-size-complex="14pt"/>
    </style:style>
    <style:style style:name="P106" style:parent-style-name="PlainText" style:family="paragraph">
      <style:text-properties style:font-name="Calibri" style:font-name-complex="Calibri" fo:color="#FFC000" fo:font-size="14pt" style:font-size-asian="14pt" style:font-size-complex="14pt"/>
    </style:style>
    <style:style style:name="P107" style:parent-style-name="PlainText" style:family="paragraph">
      <style:text-properties style:font-name="Calibri" style:font-name-complex="Calibri" fo:color="#FFC000" fo:font-size="14pt" style:font-size-asian="14pt" style:font-size-complex="14pt"/>
    </style:style>
    <style:style style:name="P108" style:parent-style-name="PlainText" style:family="paragraph">
      <style:text-properties style:font-name="Calibri" style:font-name-complex="Calibri" fo:color="#FF0000" fo:font-size="14pt" style:font-size-asian="14pt" style:font-size-complex="14pt"/>
    </style:style>
    <style:style style:name="P109" style:parent-style-name="PlainText" style:family="paragraph">
      <style:text-properties style:font-name="Calibri" style:font-name-complex="Calibri" fo:color="#FF0000" fo:font-size="14pt" style:font-size-asian="14pt" style:font-size-complex="14pt"/>
    </style:style>
    <style:style style:name="P110" style:parent-style-name="PlainText" style:family="paragraph">
      <style:text-properties style:font-name="Calibri" style:font-name-complex="Calibri" fo:font-size="14pt" style:font-size-asian="14pt" style:font-size-complex="14pt"/>
    </style:style>
    <style:style style:name="P111" style:parent-style-name="PlainText" style:family="paragraph">
      <style:text-properties style:font-name="Calibri" style:font-name-complex="Calibri" fo:font-size="14pt" style:font-size-asian="14pt" style:font-size-complex="14pt"/>
    </style:style>
    <style:style style:name="P112" style:parent-style-name="PlainText" style:family="paragraph">
      <style:text-properties style:font-name="Calibri" style:font-name-complex="Calibri" fo:font-size="14pt" style:font-size-asian="14pt" style:font-size-complex="14pt"/>
    </style:style>
    <style:style style:name="P113" style:parent-style-name="PlainText" style:family="paragraph">
      <style:text-properties style:font-name="Calibri" style:font-name-complex="Calibri" fo:color="#FF0000" fo:font-size="14pt" style:font-size-asian="14pt" style:font-size-complex="14pt"/>
    </style:style>
    <style:style style:name="P114" style:parent-style-name="PlainText" style:family="paragraph">
      <style:text-properties style:font-name="Calibri" style:font-name-complex="Calibri" fo:color="#FF0000" fo:font-size="14pt" style:font-size-asian="14pt" style:font-size-complex="14pt"/>
    </style:style>
    <style:style style:name="P115" style:parent-style-name="PlainText" style:family="paragraph">
      <style:text-properties style:font-name="Calibri" style:font-name-complex="Calibri" fo:font-size="14pt" style:font-size-asian="14pt" style:font-size-complex="14pt"/>
    </style:style>
    <style:style style:name="P116" style:parent-style-name="PlainText" style:family="paragraph">
      <style:text-properties style:font-name="Calibri" style:font-name-complex="Calibri" fo:font-size="14pt" style:font-size-asian="14pt" style:font-size-complex="14pt"/>
    </style:style>
    <style:style style:name="P117" style:parent-style-name="PlainText" style:family="paragraph">
      <style:text-properties style:font-name="Calibri" style:font-name-complex="Calibri" fo:color="#FFC000" fo:font-size="14pt" style:font-size-asian="14pt" style:font-size-complex="14pt"/>
    </style:style>
    <style:style style:name="P118" style:parent-style-name="PlainText" style:family="paragraph">
      <style:text-properties style:font-name="Calibri" style:font-name-complex="Calibri" fo:color="#FFC000" fo:font-size="14pt" style:font-size-asian="14pt" style:font-size-complex="14pt"/>
    </style:style>
    <style:style style:name="P119" style:parent-style-name="PlainText" style:family="paragraph">
      <style:text-properties style:font-name="Calibri" style:font-name-complex="Calibri" fo:color="#FFC000" fo:font-size="14pt" style:font-size-asian="14pt" style:font-size-complex="14pt"/>
    </style:style>
    <style:style style:name="P120" style:parent-style-name="PlainText" style:family="paragraph">
      <style:text-properties style:font-name="Calibri" style:font-name-complex="Calibri" fo:color="#FFC000" fo:font-size="14pt" style:font-size-asian="14pt" style:font-size-complex="14pt"/>
    </style:style>
    <style:style style:name="P121" style:parent-style-name="PlainText" style:family="paragraph">
      <style:text-properties style:font-name="Calibri" style:font-name-complex="Calibri" fo:color="#FFC000" fo:font-size="14pt" style:font-size-asian="14pt" style:font-size-complex="14pt"/>
    </style:style>
    <style:style style:name="P122" style:parent-style-name="PlainText" style:family="paragraph">
      <style:text-properties style:font-name="Calibri" style:font-name-complex="Calibri" fo:color="#FFC000" fo:font-size="14pt" style:font-size-asian="14pt" style:font-size-complex="14pt"/>
    </style:style>
    <style:style style:name="P123" style:parent-style-name="PlainText" style:family="paragraph">
      <style:text-properties style:font-name="Calibri" style:font-name-complex="Calibri" fo:color="#FFC000" fo:font-size="14pt" style:font-size-asian="14pt" style:font-size-complex="14pt"/>
    </style:style>
    <style:style style:name="P124" style:parent-style-name="PlainText" style:family="paragraph">
      <style:text-properties style:font-name="Calibri" style:font-name-complex="Calibri" fo:color="#FFC000" fo:font-size="14pt" style:font-size-asian="14pt" style:font-size-complex="14pt"/>
    </style:style>
    <style:style style:name="P125" style:parent-style-name="PlainText" style:family="paragraph">
      <style:text-properties style:font-name="Calibri" style:font-name-complex="Calibri" fo:color="#FFC000" fo:font-size="14pt" style:font-size-asian="14pt" style:font-size-complex="14pt"/>
    </style:style>
    <style:style style:name="P126" style:parent-style-name="PlainText" style:family="paragraph">
      <style:text-properties style:font-name="Calibri" style:font-name-complex="Calibri" fo:color="#FFC000" fo:font-size="14pt" style:font-size-asian="14pt" style:font-size-complex="14pt"/>
    </style:style>
    <style:style style:name="P127" style:parent-style-name="PlainText" style:family="paragraph">
      <style:text-properties style:font-name="Calibri" style:font-name-complex="Calibri" fo:font-size="14pt" style:font-size-asian="14pt" style:font-size-complex="14pt"/>
    </style:style>
    <style:style style:name="P128" style:parent-style-name="PlainText" style:family="paragraph">
      <style:text-properties style:font-name="Calibri" style:font-name-complex="Calibri" fo:font-size="14pt" style:font-size-asian="14pt" style:font-size-complex="14pt"/>
    </style:style>
    <style:style style:name="P129" style:parent-style-name="PlainText" style:family="paragraph">
      <style:text-properties style:font-name="Calibri" style:font-name-complex="Calibri" fo:font-size="14pt" style:font-size-asian="14pt" style:font-size-complex="14pt"/>
    </style:style>
    <style:style style:name="P130" style:parent-style-name="PlainText" style:family="paragraph">
      <style:text-properties style:font-name="Calibri" style:font-name-complex="Calibri" fo:font-size="14pt" style:font-size-asian="14pt" style:font-size-complex="14pt"/>
    </style:style>
    <style:style style:name="P131" style:parent-style-name="PlainText" style:family="paragraph">
      <style:text-properties style:font-name="Calibri" style:font-name-complex="Calibri" fo:color="#FF0000" fo:font-size="14pt" style:font-size-asian="14pt" style:font-size-complex="14pt"/>
    </style:style>
    <style:style style:name="P132" style:parent-style-name="PlainText" style:family="paragraph">
      <style:text-properties style:font-name="Calibri" style:font-name-complex="Calibri" fo:color="#FF0000" fo:font-size="14pt" style:font-size-asian="14pt" style:font-size-complex="14pt"/>
    </style:style>
    <style:style style:name="P133" style:parent-style-name="PlainText" style:family="paragraph">
      <style:text-properties style:font-name="Calibri" style:font-name-complex="Calibri" fo:font-size="14pt" style:font-size-asian="14pt" style:font-size-complex="14pt"/>
    </style:style>
    <style:style style:name="T134" style:parent-style-name="DefaultParagraphFont" style:family="text">
      <style:text-properties style:font-name="Calibri" style:font-name-complex="Calibri" fo:font-size="14pt" style:font-size-asian="14pt" style:font-size-complex="14pt" fo:background-color="#FFFF00"/>
    </style:style>
    <style:style style:name="T135" style:parent-style-name="DefaultParagraphFont" style:family="text">
      <style:text-properties style:font-name="Calibri" style:font-name-complex="Calibri" fo:font-size="14pt" style:font-size-asian="14pt" style:font-size-complex="14pt" fo:background-color="#FFFF00"/>
    </style:style>
    <style:style style:name="T136" style:parent-style-name="DefaultParagraphFont" style:family="text">
      <style:text-properties style:font-name="Calibri" style:font-name-complex="Calibri" fo:font-size="14pt" style:font-size-asian="14pt" style:font-size-complex="14pt"/>
    </style:style>
    <style:style style:name="P137" style:parent-style-name="PlainText" style:list-style-name="LFO1" style:family="paragraph">
      <style:text-properties style:font-name="Calibri" style:font-name-complex="Calibri" fo:font-size="14pt" style:font-size-asian="14pt" style:font-size-complex="14pt"/>
    </style:style>
    <style:style style:name="P138" style:parent-style-name="PlainText" style:list-style-name="LFO1" style:family="paragraph">
      <style:text-properties style:font-name="Calibri" style:font-name-complex="Calibri" fo:font-size="14pt" style:font-size-asian="14pt" style:font-size-complex="14pt"/>
    </style:style>
    <style:style style:name="P139" style:parent-style-name="PlainText" style:list-style-name="LFO1" style:family="paragraph">
      <style:text-properties style:font-name="Calibri" style:font-name-complex="Calibri" fo:font-size="14pt" style:font-size-asian="14pt" style:font-size-complex="14pt"/>
    </style:style>
    <style:style style:name="P140" style:parent-style-name="PlainText" style:family="paragraph">
      <style:text-properties style:font-name="Calibri" style:font-name-complex="Calibri" fo:font-size="14pt" style:font-size-asian="14pt" style:font-size-complex="14pt"/>
    </style:style>
    <style:style style:name="P141" style:parent-style-name="PlainText" style:family="paragraph">
      <style:text-properties style:font-name="Calibri" style:font-name-complex="Calibri" fo:font-size="14pt" style:font-size-asian="14pt" style:font-size-complex="14pt"/>
    </style:style>
    <style:style style:name="P142" style:parent-style-name="PlainText" style:family="paragraph">
      <style:text-properties style:font-name="Calibri" style:font-name-complex="Calibri" fo:font-size="14pt" style:font-size-asian="14pt" style:font-size-complex="14pt"/>
    </style:style>
    <style:style style:name="P143" style:parent-style-name="PlainText" style:family="paragraph">
      <style:text-properties style:font-name="Calibri" style:font-name-complex="Calibri" fo:font-size="14pt" style:font-size-asian="14pt" style:font-size-complex="14pt"/>
    </style:style>
    <style:style style:name="P144" style:parent-style-name="PlainText" style:family="paragraph">
      <style:text-properties style:font-name="Calibri" style:font-name-complex="Calibri" fo:font-size="14pt" style:font-size-asian="14pt" style:font-size-complex="14pt"/>
    </style:style>
    <style:style style:name="P145" style:parent-style-name="PlainText" style:family="paragraph">
      <style:text-properties style:font-name="Calibri" style:font-name-complex="Calibri" fo:color="#FFC000" fo:font-size="14pt" style:font-size-asian="14pt" style:font-size-complex="14pt"/>
    </style:style>
    <style:style style:name="P146" style:parent-style-name="PlainText" style:family="paragraph">
      <style:text-properties style:font-name="Calibri" style:font-name-complex="Calibri" fo:color="#FFC000" fo:font-size="14pt" style:font-size-asian="14pt" style:font-size-complex="14pt"/>
    </style:style>
    <style:style style:name="P147" style:parent-style-name="PlainText" style:family="paragraph">
      <style:text-properties style:font-name="Calibri" style:font-name-complex="Calibri" fo:color="#FFC000" fo:font-size="14pt" style:font-size-asian="14pt" style:font-size-complex="14pt"/>
    </style:style>
    <style:style style:name="P148" style:parent-style-name="PlainText" style:family="paragraph">
      <style:text-properties style:font-name="Calibri" style:font-name-complex="Calibri" fo:color="#FFC000" fo:font-size="14pt" style:font-size-asian="14pt" style:font-size-complex="14pt"/>
    </style:style>
    <style:style style:name="P149" style:parent-style-name="PlainText" style:family="paragraph">
      <style:text-properties style:font-name="Calibri" style:font-name-complex="Calibri" fo:color="#FFC000" fo:font-size="14pt" style:font-size-asian="14pt" style:font-size-complex="14pt"/>
    </style:style>
    <style:style style:name="P150" style:parent-style-name="PlainText" style:family="paragraph">
      <style:text-properties style:font-name="Calibri" style:font-name-complex="Calibri" fo:color="#FFC000" fo:font-size="14pt" style:font-size-asian="14pt" style:font-size-complex="14pt"/>
    </style:style>
    <style:style style:name="P151" style:parent-style-name="PlainText" style:family="paragraph">
      <style:text-properties style:font-name="Calibri" style:font-name-complex="Calibri" fo:color="#FFC000" fo:font-size="14pt" style:font-size-asian="14pt" style:font-size-complex="14pt"/>
    </style:style>
    <style:style style:name="P152" style:parent-style-name="PlainText" style:family="paragraph">
      <style:text-properties style:font-name="Calibri" style:font-name-complex="Calibri" fo:color="#FFC000" fo:font-size="14pt" style:font-size-asian="14pt" style:font-size-complex="14pt"/>
    </style:style>
    <style:style style:name="P153" style:parent-style-name="PlainText" style:family="paragraph">
      <style:text-properties style:font-name="Calibri" style:font-name-complex="Calibri" fo:color="#FFC000" fo:font-size="14pt" style:font-size-asian="14pt" style:font-size-complex="14pt"/>
    </style:style>
    <style:style style:name="P154" style:parent-style-name="PlainText" style:family="paragraph">
      <style:text-properties style:font-name="Calibri" style:font-name-complex="Calibri" fo:color="#FFC000" fo:font-size="14pt" style:font-size-asian="14pt" style:font-size-complex="14pt"/>
    </style:style>
    <style:style style:name="P155" style:parent-style-name="PlainText" style:family="paragraph">
      <style:text-properties style:font-name="Calibri" style:font-name-complex="Calibri" fo:color="#FFC000" fo:font-size="14pt" style:font-size-asian="14pt" style:font-size-complex="14pt"/>
    </style:style>
    <style:style style:name="P156" style:parent-style-name="PlainText" style:family="paragraph">
      <style:text-properties style:font-name="Calibri" style:font-name-complex="Calibri" fo:font-size="14pt" style:font-size-asian="14pt" style:font-size-complex="14pt"/>
    </style:style>
    <style:style style:name="P157" style:parent-style-name="PlainText" style:family="paragraph">
      <style:text-properties style:font-name="Calibri" style:font-name-complex="Calibri" fo:color="#FF0000" fo:font-size="14pt" style:font-size-asian="14pt" style:font-size-complex="14pt"/>
    </style:style>
    <style:style style:name="P158" style:parent-style-name="PlainText" style:family="paragraph">
      <style:text-properties style:font-name="Calibri" style:font-name-complex="Calibri" fo:font-size="14pt" style:font-size-asian="14pt" style:font-size-complex="14pt"/>
    </style:style>
    <style:style style:name="P159" style:parent-style-name="PlainText" style:family="paragraph">
      <style:text-properties style:font-name="Calibri" style:font-name-complex="Calibri" fo:font-size="14pt" style:font-size-asian="14pt" style:font-size-complex="14pt"/>
    </style:style>
    <style:style style:name="P160" style:parent-style-name="PlainText" style:family="paragraph">
      <style:text-properties style:font-name="Calibri" style:font-name-complex="Calibri" fo:color="#FFC000" fo:font-size="14pt" style:font-size-asian="14pt" style:font-size-complex="14pt"/>
    </style:style>
    <style:style style:name="P161" style:parent-style-name="PlainText" style:family="paragraph">
      <style:text-properties style:font-name="Calibri" style:font-name-complex="Calibri" fo:color="#FFC000" fo:font-size="14pt" style:font-size-asian="14pt" style:font-size-complex="14pt"/>
    </style:style>
    <style:style style:name="P162" style:parent-style-name="PlainText" style:family="paragraph">
      <style:text-properties style:font-name="Calibri" style:font-name-complex="Calibri" fo:color="#FFC000" fo:font-size="14pt" style:font-size-asian="14pt" style:font-size-complex="14pt"/>
    </style:style>
    <style:style style:name="P163" style:parent-style-name="PlainText" style:family="paragraph">
      <style:text-properties style:font-name="Calibri" style:font-name-complex="Calibri" fo:color="#FFC000" fo:font-size="14pt" style:font-size-asian="14pt" style:font-size-complex="14pt"/>
    </style:style>
    <style:style style:name="P164" style:parent-style-name="PlainText" style:family="paragraph">
      <style:text-properties style:font-name="Calibri" style:font-name-complex="Calibri" fo:color="#FFC000" fo:font-size="14pt" style:font-size-asian="14pt" style:font-size-complex="14pt"/>
    </style:style>
    <style:style style:name="P165" style:parent-style-name="PlainText" style:family="paragraph">
      <style:text-properties style:font-name="Calibri" style:font-name-complex="Calibri" fo:color="#FFC000" fo:font-size="14pt" style:font-size-asian="14pt" style:font-size-complex="14pt"/>
    </style:style>
    <style:style style:name="P166" style:parent-style-name="PlainText" style:family="paragraph">
      <style:text-properties style:font-name="Calibri" style:font-name-complex="Calibri" fo:color="#FFC000" fo:font-size="14pt" style:font-size-asian="14pt" style:font-size-complex="14pt"/>
    </style:style>
    <style:style style:name="P167" style:parent-style-name="PlainText" style:family="paragraph">
      <style:text-properties style:font-name="Calibri" style:font-name-complex="Calibri" fo:color="#FFC000" fo:font-size="14pt" style:font-size-asian="14pt" style:font-size-complex="14pt"/>
    </style:style>
    <style:style style:name="P168" style:parent-style-name="PlainText" style:family="paragraph">
      <style:text-properties style:font-name="Calibri" style:font-name-complex="Calibri" fo:color="#FFC000" fo:font-size="14pt" style:font-size-asian="14pt" style:font-size-complex="14pt"/>
    </style:style>
    <style:style style:name="P169" style:parent-style-name="PlainText" style:family="paragraph">
      <style:text-properties style:font-name="Calibri" style:font-name-complex="Calibri" fo:color="#FFC000" fo:font-size="14pt" style:font-size-asian="14pt" style:font-size-complex="14pt"/>
    </style:style>
    <style:style style:name="P170" style:parent-style-name="PlainText" style:family="paragraph">
      <style:text-properties style:font-name="Calibri" style:font-name-complex="Calibri" fo:color="#FFC000" fo:font-size="14pt" style:font-size-asian="14pt" style:font-size-complex="14pt"/>
    </style:style>
    <style:style style:name="P171" style:parent-style-name="PlainText" style:family="paragraph">
      <style:text-properties style:font-name="Calibri" style:font-name-complex="Calibri" fo:color="#FFC000" fo:font-size="14pt" style:font-size-asian="14pt" style:font-size-complex="14pt"/>
    </style:style>
    <style:style style:name="P172" style:parent-style-name="PlainText" style:family="paragraph">
      <style:text-properties style:font-name="Calibri" style:font-name-complex="Calibri" fo:color="#FFC000" fo:font-size="14pt" style:font-size-asian="14pt" style:font-size-complex="14pt"/>
    </style:style>
    <style:style style:name="P173" style:parent-style-name="PlainText" style:family="paragraph">
      <style:text-properties style:font-name="Calibri" style:font-name-complex="Calibri" fo:color="#FFC000" fo:font-size="14pt" style:font-size-asian="14pt" style:font-size-complex="14pt"/>
    </style:style>
    <style:style style:name="P174" style:parent-style-name="PlainText" style:family="paragraph">
      <style:text-properties style:font-name="Calibri" style:font-name-complex="Calibri" fo:color="#FFC000" fo:font-size="14pt" style:font-size-asian="14pt" style:font-size-complex="14pt"/>
    </style:style>
    <style:style style:name="P175" style:parent-style-name="PlainText" style:family="paragraph">
      <style:text-properties style:font-name="Calibri" style:font-name-complex="Calibri" fo:color="#FFC000" fo:font-size="14pt" style:font-size-asian="14pt" style:font-size-complex="14pt"/>
    </style:style>
    <style:style style:name="P176" style:parent-style-name="PlainText" style:family="paragraph">
      <style:text-properties style:font-name="Calibri" style:font-name-complex="Calibri" fo:color="#FFC000" fo:font-size="14pt" style:font-size-asian="14pt" style:font-size-complex="14pt"/>
    </style:style>
    <style:style style:name="P177" style:parent-style-name="PlainText" style:family="paragraph">
      <style:text-properties style:font-name="Calibri" style:font-name-complex="Calibri" fo:color="#FFC000" fo:font-size="14pt" style:font-size-asian="14pt" style:font-size-complex="14pt"/>
    </style:style>
    <style:style style:name="P178" style:parent-style-name="PlainText" style:family="paragraph">
      <style:text-properties style:font-name="Calibri" style:font-name-complex="Calibri" fo:color="#FFC000" fo:font-size="14pt" style:font-size-asian="14pt" style:font-size-complex="14pt"/>
    </style:style>
    <style:style style:name="P179" style:parent-style-name="PlainText" style:family="paragraph">
      <style:text-properties style:font-name="Calibri" style:font-name-complex="Calibri" fo:color="#FF0000" fo:font-size="14pt" style:font-size-asian="14pt" style:font-size-complex="14pt"/>
    </style:style>
    <style:style style:name="P180" style:parent-style-name="PlainText" style:family="paragraph">
      <style:text-properties style:font-name="Calibri" style:font-name-complex="Calibri" fo:color="#FF0000" fo:font-size="14pt" style:font-size-asian="14pt" style:font-size-complex="14pt"/>
    </style:style>
    <style:style style:name="T181" style:parent-style-name="DefaultParagraphFont" style:family="text">
      <style:text-properties style:font-name="Calibri" style:font-name-complex="Calibri" fo:font-size="14pt" style:font-size-asian="14pt" style:font-size-complex="14pt"/>
    </style:style>
    <style:style style:name="T182" style:parent-style-name="DefaultParagraphFont" style:family="text">
      <style:text-properties style:font-name="Calibri" style:font-name-complex="Calibri" fo:font-size="14pt" style:font-size-asian="14pt" style:font-size-complex="14pt"/>
    </style:style>
    <style:style style:name="T183" style:parent-style-name="DefaultParagraphFont" style:family="text">
      <style:text-properties fo:font-size="14pt" style:font-size-asian="14pt" style:font-size-complex="14pt"/>
    </style:style>
    <style:style style:name="T184" style:parent-style-name="DefaultParagraphFont" style:family="text">
      <style:text-properties style:font-name="Calibri" style:font-name-complex="Calibri" fo:font-size="14pt" style:font-size-asian="14pt" style:font-size-complex="14pt"/>
    </style:style>
    <style:style style:name="P185" style:parent-style-name="PlainText" style:family="paragraph">
      <style:text-properties style:font-name="Calibri" style:font-name-complex="Calibri" fo:font-size="14pt" style:font-size-asian="14pt" style:font-size-complex="14pt"/>
    </style:style>
    <style:style style:name="P186" style:parent-style-name="PlainText" style:family="paragraph">
      <style:text-properties style:font-name="Calibri" style:font-name-complex="Calibri" fo:font-size="14pt" style:font-size-asian="14pt" style:font-size-complex="14pt"/>
    </style:style>
    <style:style style:name="T187" style:parent-style-name="DefaultParagraphFont" style:family="text">
      <style:text-properties style:font-name="Calibri" style:font-name-complex="Calibri" fo:font-size="14pt" style:font-size-asian="14pt" style:font-size-complex="14pt"/>
    </style:style>
    <style:style style:name="T188" style:parent-style-name="DefaultParagraphFont" style:family="text">
      <style:text-properties style:font-name="Calibri" style:font-name-complex="Calibri" fo:color="#FFC000" fo:font-size="14pt" style:font-size-asian="14pt" style:font-size-complex="14pt"/>
    </style:style>
    <style:style style:name="P189" style:parent-style-name="PlainText" style:family="paragraph">
      <style:text-properties style:font-name="Calibri" style:font-name-complex="Calibri" fo:color="#FFC000" fo:font-size="14pt" style:font-size-asian="14pt" style:font-size-complex="14pt"/>
    </style:style>
    <style:style style:name="P190" style:parent-style-name="PlainText" style:family="paragraph">
      <style:text-properties style:font-name="Calibri" style:font-name-complex="Calibri" fo:color="#FFC000" fo:font-size="14pt" style:font-size-asian="14pt" style:font-size-complex="14pt"/>
    </style:style>
    <style:style style:name="P191" style:parent-style-name="PlainText" style:family="paragraph">
      <style:text-properties style:font-name="Calibri" style:font-name-complex="Calibri" fo:color="#FFC000" fo:font-size="14pt" style:font-size-asian="14pt" style:font-size-complex="14pt"/>
    </style:style>
    <style:style style:name="P192" style:parent-style-name="PlainText" style:family="paragraph">
      <style:text-properties style:font-name="Calibri" style:font-name-complex="Calibri" fo:color="#FFC000" fo:font-size="14pt" style:font-size-asian="14pt" style:font-size-complex="14pt"/>
    </style:style>
    <style:style style:name="P193" style:parent-style-name="PlainText" style:family="paragraph">
      <style:text-properties style:font-name="Calibri" style:font-name-complex="Calibri" fo:color="#FFC000" fo:font-size="14pt" style:font-size-asian="14pt" style:font-size-complex="14pt"/>
    </style:style>
    <style:style style:name="P194" style:parent-style-name="PlainText" style:family="paragraph">
      <style:text-properties style:font-name="Calibri" style:font-name-complex="Calibri" fo:color="#FFC000" fo:font-size="14pt" style:font-size-asian="14pt" style:font-size-complex="14pt"/>
    </style:style>
    <style:style style:name="P195" style:parent-style-name="PlainText" style:family="paragraph">
      <style:text-properties style:font-name="Calibri" style:font-name-complex="Calibri" fo:color="#FFC000" fo:font-size="14pt" style:font-size-asian="14pt" style:font-size-complex="14pt"/>
    </style:style>
    <style:style style:name="P196" style:parent-style-name="PlainText" style:family="paragraph">
      <style:text-properties style:font-name="Calibri" style:font-name-complex="Calibri" fo:color="#FFC000" fo:font-size="14pt" style:font-size-asian="14pt" style:font-size-complex="14pt"/>
    </style:style>
    <style:style style:name="P197" style:parent-style-name="PlainText" style:family="paragraph">
      <style:text-properties style:font-name="Calibri" style:font-name-complex="Calibri" fo:color="#FFC000" fo:font-size="14pt" style:font-size-asian="14pt" style:font-size-complex="14pt"/>
    </style:style>
    <style:style style:name="P198" style:parent-style-name="PlainText" style:family="paragraph">
      <style:text-properties style:font-name="Calibri" style:font-name-complex="Calibri" fo:color="#FFC000" fo:font-size="14pt" style:font-size-asian="14pt" style:font-size-complex="14pt"/>
    </style:style>
    <style:style style:name="P199" style:parent-style-name="PlainText" style:family="paragraph">
      <style:text-properties style:font-name="Calibri" style:font-name-complex="Calibri" fo:color="#FF0000" fo:font-size="14pt" style:font-size-asian="14pt" style:font-size-complex="14pt"/>
    </style:style>
    <style:style style:name="P200" style:parent-style-name="Normal" style:family="paragraph">
      <style:paragraph-properties fo:margin-top="0.0694in" fo:margin-bottom="0.0694in" fo:line-height="100%"/>
    </style:style>
    <style:style style:name="T201" style:parent-style-name="DefaultParagraphFont" style:family="text">
      <style:text-properties style:font-name-asian="Times New Roman" style:font-name-complex="Calibri" fo:font-size="14pt" style:font-size-asian="14pt" style:font-size-complex="14pt"/>
    </style:style>
    <style:style style:name="T202"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3" style:parent-style-name="DefaultParagraphFont" style:family="text">
      <style:text-properties style:font-name-asian="Times New Roman" style:font-name-complex="Calibri" fo:font-size="14pt" style:font-size-asian="14pt" style:font-size-complex="14pt"/>
    </style:style>
    <style:style style:name="T204"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05" style:parent-style-name="DefaultParagraphFont" style:family="text">
      <style:text-properties style:font-name-asian="Times New Roman" style:font-name-complex="Calibri" fo:font-size="14pt" style:font-size-asian="14pt" style:font-size-complex="14pt"/>
    </style:style>
    <style:style style:name="T206" style:parent-style-name="DefaultParagraphFont" style:family="text">
      <style:text-properties style:font-name-asian="Times New Roman" style:font-name-complex="Calibri" fo:font-size="14pt" style:font-size-asian="14pt" style:font-size-complex="14pt"/>
    </style:style>
    <style:style style:name="P207" style:parent-style-name="Normal" style:family="paragraph">
      <style:paragraph-properties fo:margin-top="0.0694in" fo:margin-bottom="0.0694in" fo:line-height="100%"/>
      <style:text-properties style:font-name-asian="Times New Roman" style:font-name-complex="Calibri" fo:font-weight="bold" style:font-weight-asian="bold" style:font-weight-complex="bold" fo:font-size="14pt" style:font-size-asian="14pt" style:font-size-complex="14pt"/>
    </style:style>
    <style:style style:name="P208" style:parent-style-name="Normal" style:list-style-name="LFO2" style:family="paragraph">
      <style:paragraph-properties fo:margin-top="0.0694in" fo:margin-bottom="0.0694in" fo:line-height="100%"/>
    </style:style>
    <style:style style:name="T209"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0"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1" style:parent-style-name="DefaultParagraphFont" style:family="text">
      <style:text-properties style:font-name-asian="Times New Roman" style:font-name-complex="Calibri" fo:font-size="14pt" style:font-size-asian="14pt" style:font-size-complex="14pt"/>
    </style:style>
    <style:style style:name="T212" style:parent-style-name="DefaultParagraphFont" style:family="text">
      <style:text-properties style:font-name-asian="Times New Roman" style:font-name-complex="Calibri" fo:font-size="14pt" style:font-size-asian="14pt" style:font-size-complex="14pt"/>
    </style:style>
    <style:style style:name="P213" style:parent-style-name="Normal" style:list-style-name="LFO3" style:family="paragraph">
      <style:paragraph-properties fo:margin-top="0.0694in" fo:margin-bottom="0.0694in" fo:line-height="100%"/>
    </style:style>
    <style:style style:name="T214"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15"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16" style:parent-style-name="DefaultParagraphFont" style:family="text">
      <style:text-properties style:font-name-asian="Times New Roman" style:font-name-complex="Calibri" fo:font-size="14pt" style:font-size-asian="14pt" style:font-size-complex="14pt"/>
    </style:style>
    <style:style style:name="T217" style:parent-style-name="DefaultParagraphFont" style:family="text">
      <style:text-properties style:font-name-asian="Times New Roman" style:font-name-complex="Calibri" fo:font-size="14pt" style:font-size-asian="14pt" style:font-size-complex="14pt"/>
    </style:style>
    <style:style style:name="T218" style:parent-style-name="DefaultParagraphFont" style:family="text">
      <style:text-properties style:font-name-asian="Times New Roman" style:font-name-complex="Calibri" fo:font-size="14pt" style:font-size-asian="14pt" style:font-size-complex="14pt"/>
    </style:style>
    <style:style style:name="P219" style:parent-style-name="Normal" style:list-style-name="LFO3" style:family="paragraph">
      <style:paragraph-properties fo:margin-top="0.0694in" fo:margin-bottom="0.0694in" fo:line-height="100%"/>
    </style:style>
    <style:style style:name="T22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22" style:parent-style-name="DefaultParagraphFont" style:family="text">
      <style:text-properties style:font-name-asian="Times New Roman" style:font-name-complex="Calibri" fo:font-size="14pt" style:font-size-asian="14pt" style:font-size-complex="14pt"/>
    </style:style>
    <style:style style:name="T223" style:parent-style-name="DefaultParagraphFont" style:family="text">
      <style:text-properties style:font-name-asian="Times New Roman" style:font-name-complex="Calibri" fo:font-size="14pt" style:font-size-asian="14pt" style:font-size-complex="14pt"/>
    </style:style>
    <style:style style:name="P224" style:parent-style-name="Normal" style:list-style-name="LFO3" style:family="paragraph">
      <style:paragraph-properties fo:margin-top="0.0694in" fo:margin-bottom="0.0694in" fo:line-height="100%"/>
    </style:style>
    <style:style style:name="T22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26" style:parent-style-name="DefaultParagraphFont" style:family="text">
      <style:text-properties style:font-name-asian="Times New Roman" style:font-name-complex="Calibri" fo:font-size="14pt" style:font-size-asian="14pt" style:font-size-complex="14pt"/>
    </style:style>
    <style:style style:name="T227" style:parent-style-name="DefaultParagraphFont" style:family="text">
      <style:text-properties style:font-name-asian="Times New Roman" style:font-name-complex="Calibri" fo:font-size="14pt" style:font-size-asian="14pt" style:font-size-complex="14pt"/>
    </style:style>
    <style:style style:name="T228" style:parent-style-name="DefaultParagraphFont" style:family="text">
      <style:text-properties style:font-name-asian="Times New Roman" style:font-name-complex="Calibri" fo:font-size="14pt" style:font-size-asian="14pt" style:font-size-complex="14pt"/>
    </style:style>
    <style:style style:name="P229" style:parent-style-name="Normal" style:list-style-name="LFO3" style:family="paragraph">
      <style:paragraph-properties fo:margin-top="0.0694in" fo:margin-bottom="0.0694in" fo:line-height="100%"/>
    </style:style>
    <style:style style:name="T23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1"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2" style:parent-style-name="DefaultParagraphFont" style:family="text">
      <style:text-properties style:font-name-asian="Times New Roman" style:font-name-complex="Calibri" fo:font-size="14pt" style:font-size-asian="14pt" style:font-size-complex="14pt"/>
    </style:style>
    <style:style style:name="T233" style:parent-style-name="DefaultParagraphFont" style:family="text">
      <style:text-properties style:font-name-asian="Times New Roman" style:font-name-complex="Calibri" fo:font-size="14pt" style:font-size-asian="14pt" style:font-size-complex="14pt"/>
    </style:style>
    <style:style style:name="P234" style:parent-style-name="Normal" style:list-style-name="LFO3" style:family="paragraph">
      <style:paragraph-properties fo:margin-top="0.0694in" fo:margin-bottom="0.0694in" fo:line-height="100%"/>
    </style:style>
    <style:style style:name="T235"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36" style:parent-style-name="DefaultParagraphFont" style:family="text">
      <style:text-properties style:font-name-asian="Times New Roman" style:font-name-complex="Calibri" fo:font-weight="bold" style:font-weight-asian="bold" style:font-weight-complex="bold" fo:font-size="14pt" style:font-size-asian="14pt" style:font-size-complex="14pt"/>
    </style:style>
    <style:style style:name="T237" style:parent-style-name="DefaultParagraphFont" style:family="text">
      <style:text-properties style:font-name-asian="Times New Roman" style:font-name-complex="Calibri" fo:font-size="14pt" style:font-size-asian="14pt" style:font-size-complex="14pt"/>
    </style:style>
    <style:style style:name="T238" style:parent-style-name="DefaultParagraphFont" style:family="text">
      <style:text-properties style:font-name-asian="Times New Roman" style:font-name-complex="Calibri" fo:font-size="14pt" style:font-size-asian="14pt" style:font-size-complex="14pt"/>
    </style:style>
    <style:style style:name="P239" style:parent-style-name="Normal" style:list-style-name="LFO3" style:family="paragraph">
      <style:paragraph-properties fo:margin-top="0.0694in" fo:margin-bottom="0.0694in" fo:line-height="100%"/>
    </style:style>
    <style:style style:name="T240"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41" style:parent-style-name="DefaultParagraphFont" style:family="text">
      <style:text-properties style:font-name-asian="Times New Roman" style:font-name-complex="Calibri" fo:font-weight="bold" style:font-weight-asian="bold" style:font-weight-complex="bold" fo:font-size="14pt" style:font-size-asian="14pt" style:font-size-complex="14pt" fo:background-color="#FFFF00"/>
    </style:style>
    <style:style style:name="T242" style:parent-style-name="DefaultParagraphFont" style:family="text">
      <style:text-properties style:font-name-asian="Times New Roman" style:font-name-complex="Calibri" fo:font-size="14pt" style:font-size-asian="14pt" style:font-size-complex="14pt"/>
    </style:style>
    <style:style style:name="T243" style:parent-style-name="DefaultParagraphFont" style:family="text">
      <style:text-properties style:font-name-asian="Times New Roman" style:font-name-complex="Calibri" fo:font-size="14pt" style:font-size-asian="14pt" style:font-size-complex="14pt"/>
    </style:style>
    <style:style style:name="T244" style:parent-style-name="DefaultParagraphFont" style:family="text">
      <style:text-properties style:font-name="Calibri" style:font-name-complex="Calibri" fo:color="#FFC000" fo:font-size="14pt" style:font-size-asian="14pt" style:font-size-complex="14pt"/>
    </style:style>
    <style:style style:name="P245" style:parent-style-name="PlainText" style:family="paragraph">
      <style:text-properties style:font-name="Calibri" style:font-name-complex="Calibri" fo:font-size="14pt" style:font-size-asian="14pt" style:font-size-complex="14pt"/>
    </style:style>
    <style:style style:name="P246" style:parent-style-name="PlainText" style:family="paragraph">
      <style:text-properties style:font-name="Calibri" style:font-name-complex="Calibri" fo:color="#FF0000" fo:font-size="14pt" style:font-size-asian="14pt" style:font-size-complex="14pt"/>
    </style:style>
    <style:style style:name="P247" style:parent-style-name="PlainText" style:family="paragraph">
      <style:text-properties style:font-name="Calibri" style:font-name-complex="Calibri" fo:font-size="14pt" style:font-size-asian="14pt" style:font-size-complex="14pt"/>
    </style:style>
    <style:style style:name="P248" style:parent-style-name="PlainText" style:family="paragraph">
      <style:text-properties style:font-name="Calibri" style:font-name-complex="Calibri" fo:font-size="14pt" style:font-size-asian="14pt" style:font-size-complex="14pt"/>
    </style:style>
    <style:style style:name="P249" style:parent-style-name="PlainText" style:family="paragraph">
      <style:text-properties style:font-name="Calibri" style:font-name-complex="Calibri" fo:font-size="14pt" style:font-size-asian="14pt" style:font-size-complex="14pt"/>
    </style:style>
    <style:style style:name="P250" style:parent-style-name="PlainText" style:family="paragraph">
      <style:text-properties style:font-name="Calibri" style:font-name-complex="Calibri" fo:font-size="14pt" style:font-size-asian="14pt" style:font-size-complex="14pt"/>
    </style:style>
    <style:style style:name="P251" style:parent-style-name="PlainText" style:family="paragraph">
      <style:text-properties style:font-name="Calibri" style:font-name-complex="Calibri" fo:font-size="14pt" style:font-size-asian="14pt" style:font-size-complex="14pt"/>
    </style:style>
    <style:style style:name="P252" style:parent-style-name="PlainText" style:family="paragraph">
      <style:text-properties style:font-name="Calibri" style:font-name-complex="Calibri" fo:color="#FF0000" fo:font-size="14pt" style:font-size-asian="14pt" style:font-size-complex="14pt"/>
    </style:style>
    <style:style style:name="P253" style:parent-style-name="PlainText" style:family="paragraph">
      <style:text-properties style:font-name="Calibri" style:font-name-complex="Calibri" fo:color="#FF0000" fo:font-size="14pt" style:font-size-asian="14pt" style:font-size-complex="14pt"/>
    </style:style>
    <style:style style:name="P254" style:parent-style-name="PlainText" style:family="paragraph">
      <style:text-properties style:font-name="Calibri" style:font-name-complex="Calibri" fo:font-size="14pt" style:font-size-asian="14pt" style:font-size-complex="14pt"/>
    </style:style>
    <style:style style:name="P255" style:parent-style-name="PlainText" style:family="paragraph">
      <style:text-properties style:font-name="Calibri" style:font-name-complex="Calibri" fo:font-size="14pt" style:font-size-asian="14pt" style:font-size-complex="14pt"/>
    </style:style>
    <style:style style:name="P256" style:parent-style-name="PlainText" style:family="paragraph">
      <style:text-properties style:font-name="Calibri" style:font-name-complex="Calibri" fo:font-size="14pt" style:font-size-asian="14pt" style:font-size-complex="14pt"/>
    </style:style>
    <style:style style:name="P257" style:parent-style-name="PlainText" style:family="paragraph">
      <style:text-properties style:font-name="Calibri" style:font-name-complex="Calibri" fo:font-size="14pt" style:font-size-asian="14pt" style:font-size-complex="14pt"/>
    </style:style>
    <style:style style:name="P258" style:parent-style-name="PlainText" style:family="paragraph">
      <style:text-properties style:font-name="Calibri" style:font-name-complex="Calibri" fo:font-size="14pt" style:font-size-asian="14pt" style:font-size-complex="14pt"/>
    </style:style>
    <style:style style:name="P259" style:parent-style-name="PlainText" style:family="paragraph">
      <style:text-properties style:font-name="Calibri" style:font-name-complex="Calibri" fo:color="#FFC000" fo:font-size="14pt" style:font-size-asian="14pt" style:font-size-complex="14pt"/>
    </style:style>
    <style:style style:name="P260" style:parent-style-name="PlainText" style:family="paragraph">
      <style:text-properties style:font-name="Calibri" style:font-name-complex="Calibri" fo:color="#FFC000" fo:font-size="14pt" style:font-size-asian="14pt" style:font-size-complex="14pt"/>
    </style:style>
    <style:style style:name="P261" style:parent-style-name="PlainText" style:family="paragraph">
      <style:text-properties style:font-name="Calibri" style:font-name-complex="Calibri" fo:color="#FFC000" fo:font-size="14pt" style:font-size-asian="14pt" style:font-size-complex="14pt"/>
    </style:style>
    <style:style style:name="P262" style:parent-style-name="PlainText" style:family="paragraph">
      <style:text-properties style:font-name="Calibri" style:font-name-complex="Calibri" fo:color="#FFC000" fo:font-size="14pt" style:font-size-asian="14pt" style:font-size-complex="14pt"/>
    </style:style>
    <style:style style:name="P263" style:parent-style-name="PlainText" style:family="paragraph">
      <style:text-properties style:font-name="Calibri" style:font-name-complex="Calibri" fo:color="#FFC000" fo:font-size="14pt" style:font-size-asian="14pt" style:font-size-complex="14pt"/>
    </style:style>
    <style:style style:name="P264" style:parent-style-name="PlainText" style:family="paragraph">
      <style:text-properties style:font-name="Calibri" style:font-name-complex="Calibri" fo:color="#FFC000" fo:font-size="14pt" style:font-size-asian="14pt" style:font-size-complex="14pt"/>
    </style:style>
    <style:style style:name="P265" style:parent-style-name="PlainText" style:family="paragraph">
      <style:text-properties style:font-name="Calibri" style:font-name-complex="Calibri" fo:color="#FFC000" fo:font-size="14pt" style:font-size-asian="14pt" style:font-size-complex="14pt"/>
    </style:style>
    <style:style style:name="P266" style:parent-style-name="PlainText" style:family="paragraph">
      <style:text-properties style:font-name="Calibri" style:font-name-complex="Calibri" fo:color="#FFC000" fo:font-size="14pt" style:font-size-asian="14pt" style:font-size-complex="14pt"/>
    </style:style>
    <style:style style:name="P267" style:parent-style-name="PlainText" style:family="paragraph">
      <style:text-properties style:font-name="Calibri" style:font-name-complex="Calibri" fo:color="#FFC000" fo:font-size="14pt" style:font-size-asian="14pt" style:font-size-complex="14pt"/>
    </style:style>
    <style:style style:name="P268" style:parent-style-name="PlainText" style:family="paragraph">
      <style:text-properties style:font-name="Calibri" style:font-name-complex="Calibri" fo:color="#FFC000" fo:font-size="14pt" style:font-size-asian="14pt" style:font-size-complex="14pt"/>
    </style:style>
    <style:style style:name="P269" style:parent-style-name="PlainText" style:family="paragraph">
      <style:text-properties style:font-name="Calibri" style:font-name-complex="Calibri" fo:color="#FFC000" fo:font-size="14pt" style:font-size-asian="14pt" style:font-size-complex="14pt"/>
    </style:style>
    <style:style style:name="P270" style:parent-style-name="PlainText" style:family="paragraph">
      <style:text-properties style:font-name="Calibri" style:font-name-complex="Calibri" fo:font-size="14pt" style:font-size-asian="14pt" style:font-size-complex="14pt"/>
    </style:style>
    <style:style style:name="P271" style:parent-style-name="PlainText" style:family="paragraph">
      <style:text-properties style:font-name="Calibri" style:font-name-complex="Calibri" fo:font-size="14pt" style:font-size-asian="14pt" style:font-size-complex="14pt"/>
    </style:style>
    <style:style style:name="P272" style:parent-style-name="PlainText" style:family="paragraph">
      <style:text-properties style:font-name="Calibri" style:font-name-complex="Calibri" fo:color="#FF0000" fo:font-size="14pt" style:font-size-asian="14pt" style:font-size-complex="14pt"/>
    </style:style>
    <style:style style:name="P273" style:parent-style-name="PlainText" style:family="paragraph">
      <style:text-properties style:font-name="Calibri" style:font-name-complex="Calibri" fo:font-size="14pt" style:font-size-asian="14pt" style:font-size-complex="14pt"/>
    </style:style>
    <style:style style:name="T274" style:parent-style-name="DefaultParagraphFont" style:family="text">
      <style:text-properties style:font-name="Calibri" style:font-name-complex="Calibri" fo:font-size="14pt" style:font-size-asian="14pt" style:font-size-complex="14pt"/>
    </style:style>
    <style:style style:name="T275" style:parent-style-name="DefaultParagraphFont" style:family="text">
      <style:text-properties style:font-name="Calibri" style:font-name-complex="Calibri" fo:font-size="14pt" style:font-size-asian="14pt" style:font-size-complex="14pt"/>
    </style:style>
    <style:style style:name="T276" style:parent-style-name="DefaultParagraphFont" style:family="text">
      <style:text-properties style:font-name="Calibri" style:font-name-complex="Calibri" fo:font-size="14pt" style:font-size-asian="14pt" style:font-size-complex="14pt"/>
    </style:style>
    <style:style style:name="T277" style:parent-style-name="DefaultParagraphFont" style:family="text">
      <style:text-properties style:font-name="Calibri" style:font-name-complex="Calibri" fo:font-size="14pt" style:font-size-asian="14pt" style:font-size-complex="14pt" fo:background-color="#FFFF00"/>
    </style:style>
    <style:style style:name="T278" style:parent-style-name="DefaultParagraphFont" style:family="text">
      <style:text-properties style:font-name="Calibri" style:font-name-complex="Calibri" fo:font-size="14pt" style:font-size-asian="14pt" style:font-size-complex="14pt"/>
    </style:style>
    <style:style style:name="T279" style:parent-style-name="DefaultParagraphFont" style:family="text">
      <style:text-properties style:font-name="Calibri" style:font-name-complex="Calibri" fo:font-size="14pt" style:font-size-asian="14pt" style:font-size-complex="14pt"/>
    </style:style>
    <style:style style:name="T280" style:parent-style-name="DefaultParagraphFont" style:family="text">
      <style:text-properties style:font-name="Calibri" style:font-name-complex="Calibri" fo:font-size="14pt" style:font-size-asian="14pt" style:font-size-complex="14pt"/>
    </style:style>
    <style:style style:name="T281" style:parent-style-name="DefaultParagraphFont" style:family="text">
      <style:text-properties style:font-name="Calibri" style:font-name-complex="Calibri" fo:font-size="14pt" style:font-size-asian="14pt" style:font-size-complex="14pt"/>
    </style:style>
    <style:style style:name="T282" style:parent-style-name="DefaultParagraphFont" style:family="text">
      <style:text-properties style:font-name="Calibri" style:font-name-complex="Calibri" fo:font-size="14pt" style:font-size-asian="14pt" style:font-size-complex="14pt"/>
    </style:style>
    <style:style style:name="T283" style:parent-style-name="DefaultParagraphFont" style:family="text">
      <style:text-properties style:font-name="Calibri" style:font-name-complex="Calibri" fo:font-size="14pt" style:font-size-asian="14pt" style:font-size-complex="14pt"/>
    </style:style>
    <style:style style:name="T284" style:parent-style-name="DefaultParagraphFont" style:family="text">
      <style:text-properties style:font-name="Calibri" style:font-name-complex="Calibri" fo:font-size="14pt" style:font-size-asian="14pt" style:font-size-complex="14pt" fo:background-color="#FFFF00"/>
    </style:style>
    <style:style style:name="T285" style:parent-style-name="DefaultParagraphFont" style:family="text">
      <style:text-properties style:font-name="Calibri" style:font-name-complex="Calibri" fo:font-size="14pt" style:font-size-asian="14pt" style:font-size-complex="14pt"/>
    </style:style>
    <style:style style:name="T286" style:parent-style-name="DefaultParagraphFont" style:family="text">
      <style:text-properties style:font-name="Calibri" style:font-name-complex="Calibri" fo:font-size="14pt" style:font-size-asian="14pt" style:font-size-complex="14pt"/>
    </style:style>
    <style:style style:name="T287" style:parent-style-name="DefaultParagraphFont" style:family="text">
      <style:text-properties style:font-name="Calibri" style:font-name-complex="Calibri" fo:font-size="14pt" style:font-size-asian="14pt" style:font-size-complex="14pt"/>
    </style:style>
    <style:style style:name="T288" style:parent-style-name="DefaultParagraphFont" style:family="text">
      <style:text-properties style:font-name="Calibri" style:font-name-complex="Calibri" fo:font-size="14pt" style:font-size-asian="14pt" style:font-size-complex="14pt"/>
    </style:style>
    <style:style style:name="T289" style:parent-style-name="DefaultParagraphFont" style:family="text">
      <style:text-properties style:font-name="Calibri" style:font-name-complex="Calibri" fo:font-size="14pt" style:font-size-asian="14pt" style:font-size-complex="14pt" fo:background-color="#FFFF00"/>
    </style:style>
    <style:style style:name="T290" style:parent-style-name="DefaultParagraphFont" style:family="text">
      <style:text-properties style:font-name="Calibri" style:font-name-complex="Calibri" fo:font-size="14pt" style:font-size-asian="14pt" style:font-size-complex="14pt"/>
    </style:style>
    <style:style style:name="T291" style:parent-style-name="DefaultParagraphFont" style:family="text">
      <style:text-properties style:font-name="Calibri" style:font-name-complex="Calibri" fo:font-size="14pt" style:font-size-asian="14pt" style:font-size-complex="14pt"/>
    </style:style>
    <style:style style:name="P292" style:parent-style-name="PlainText" style:family="paragraph">
      <style:text-properties style:font-name="Calibri" style:font-name-complex="Calibri" fo:font-size="14pt" style:font-size-asian="14pt" style:font-size-complex="14pt"/>
    </style:style>
    <style:style style:name="T293" style:parent-style-name="DefaultParagraphFont" style:family="text">
      <style:text-properties style:font-name="Calibri" style:font-name-complex="Calibri" fo:font-size="14pt" style:font-size-asian="14pt" style:font-size-complex="14pt"/>
    </style:style>
    <style:style style:name="T294" style:parent-style-name="DefaultParagraphFont" style:family="text">
      <style:text-properties style:font-name="Calibri" style:font-name-complex="Calibri" fo:font-size="14pt" style:font-size-asian="14pt" style:font-size-complex="14pt"/>
    </style:style>
    <style:style style:name="T295" style:parent-style-name="DefaultParagraphFont" style:family="text">
      <style:text-properties style:font-name="Calibri" style:font-name-complex="Calibri" fo:font-size="14pt" style:font-size-asian="14pt" style:font-size-complex="14pt" fo:background-color="#FFFF00"/>
    </style:style>
    <style:style style:name="T296" style:parent-style-name="DefaultParagraphFont" style:family="text">
      <style:text-properties style:font-name="Calibri" style:font-name-complex="Calibri" fo:font-size="14pt" style:font-size-asian="14pt" style:font-size-complex="14pt"/>
    </style:style>
    <style:style style:name="T297" style:parent-style-name="DefaultParagraphFont" style:family="text">
      <style:text-properties style:font-name="Calibri" style:font-name-complex="Calibri" fo:font-size="14pt" style:font-size-asian="14pt" style:font-size-complex="14pt"/>
    </style:style>
    <style:style style:name="T298" style:parent-style-name="DefaultParagraphFont" style:family="text">
      <style:text-properties style:font-name="Calibri" style:font-name-complex="Calibri" fo:font-size="14pt" style:font-size-asian="14pt" style:font-size-complex="14pt"/>
    </style:style>
    <style:style style:name="T299" style:parent-style-name="DefaultParagraphFont" style:family="text">
      <style:text-properties style:font-name="Calibri" style:font-name-complex="Calibri" fo:font-size="14pt" style:font-size-asian="14pt" style:font-size-complex="14pt"/>
    </style:style>
    <style:style style:name="T300" style:parent-style-name="DefaultParagraphFont" style:family="text">
      <style:text-properties style:font-name="Calibri" style:font-name-complex="Calibri" fo:font-size="14pt" style:font-size-asian="14pt" style:font-size-complex="14pt"/>
    </style:style>
    <style:style style:name="T301" style:parent-style-name="DefaultParagraphFont" style:family="text">
      <style:text-properties style:font-name="Calibri" style:font-name-complex="Calibri" fo:font-size="14pt" style:font-size-asian="14pt" style:font-size-complex="14pt" fo:background-color="#FFFF00"/>
    </style:style>
    <style:style style:name="T302" style:parent-style-name="DefaultParagraphFont" style:family="text">
      <style:text-properties style:font-name="Calibri" style:font-name-complex="Calibri" fo:font-size="14pt" style:font-size-asian="14pt" style:font-size-complex="14pt"/>
    </style:style>
    <style:style style:name="T303" style:parent-style-name="DefaultParagraphFont" style:family="text">
      <style:text-properties style:font-name="Calibri" style:font-name-complex="Calibri" fo:font-size="14pt" style:font-size-asian="14pt" style:font-size-complex="14pt"/>
    </style:style>
    <style:style style:name="T304" style:parent-style-name="DefaultParagraphFont" style:family="text">
      <style:text-properties style:font-name="Calibri" style:font-name-complex="Calibri" fo:font-size="14pt" style:font-size-asian="14pt" style:font-size-complex="14pt"/>
    </style:style>
    <style:style style:name="T305" style:parent-style-name="DefaultParagraphFont" style:family="text">
      <style:text-properties style:font-name="Calibri" style:font-name-complex="Calibri" fo:font-size="14pt" style:font-size-asian="14pt" style:font-size-complex="14pt"/>
    </style:style>
    <style:style style:name="T306" style:parent-style-name="DefaultParagraphFont" style:family="text">
      <style:text-properties style:font-name="Calibri" style:font-name-complex="Calibri" fo:font-size="14pt" style:font-size-asian="14pt" style:font-size-complex="14pt"/>
    </style:style>
    <style:style style:name="T307" style:parent-style-name="DefaultParagraphFont" style:family="text">
      <style:text-properties style:font-name="Calibri" style:font-name-complex="Calibri" fo:font-size="14pt" style:font-size-asian="14pt" style:font-size-complex="14pt" fo:background-color="#FFFF00"/>
    </style:style>
    <style:style style:name="T308" style:parent-style-name="DefaultParagraphFont" style:family="text">
      <style:text-properties style:font-name="Calibri" style:font-name-complex="Calibri" fo:font-size="14pt" style:font-size-asian="14pt" style:font-size-complex="14pt"/>
    </style:style>
    <style:style style:name="T309" style:parent-style-name="DefaultParagraphFont" style:family="text">
      <style:text-properties style:font-name="Calibri" style:font-name-complex="Calibri" fo:font-size="14pt" style:font-size-asian="14pt" style:font-size-complex="14pt"/>
    </style:style>
    <style:style style:name="P310" style:parent-style-name="PlainText" style:family="paragraph">
      <style:text-properties style:font-name="Calibri" style:font-name-complex="Calibri" fo:font-size="14pt" style:font-size-asian="14pt" style:font-size-complex="14pt"/>
    </style:style>
    <style:style style:name="T311" style:parent-style-name="DefaultParagraphFont" style:family="text">
      <style:text-properties style:font-name="Calibri" style:font-name-complex="Calibri" fo:font-size="14pt" style:font-size-asian="14pt" style:font-size-complex="14pt"/>
    </style:style>
    <style:style style:name="T312" style:parent-style-name="DefaultParagraphFont" style:family="text">
      <style:text-properties style:font-name="Calibri" style:font-name-complex="Calibri" fo:font-size="14pt" style:font-size-asian="14pt" style:font-size-complex="14pt"/>
    </style:style>
    <style:style style:name="T313" style:parent-style-name="DefaultParagraphFont" style:family="text">
      <style:text-properties style:font-name="Calibri" style:font-name-complex="Calibri" fo:font-size="14pt" style:font-size-asian="14pt" style:font-size-complex="14pt" fo:background-color="#FFFF00"/>
    </style:style>
    <style:style style:name="T314" style:parent-style-name="DefaultParagraphFont" style:family="text">
      <style:text-properties style:font-name="Calibri" style:font-name-complex="Calibri" fo:font-size="14pt" style:font-size-asian="14pt" style:font-size-complex="14pt"/>
    </style:style>
    <style:style style:name="T315" style:parent-style-name="DefaultParagraphFont" style:family="text">
      <style:text-properties style:font-name="Calibri" style:font-name-complex="Calibri" fo:font-size="14pt" style:font-size-asian="14pt" style:font-size-complex="14pt"/>
    </style:style>
    <style:style style:name="T316" style:parent-style-name="DefaultParagraphFont" style:family="text">
      <style:text-properties style:font-name="Calibri" style:font-name-complex="Calibri" fo:font-size="14pt" style:font-size-asian="14pt" style:font-size-complex="14pt"/>
    </style:style>
    <style:style style:name="T317" style:parent-style-name="DefaultParagraphFont" style:family="text">
      <style:text-properties style:font-name="Calibri" style:font-name-complex="Calibri" fo:font-size="14pt" style:font-size-asian="14pt" style:font-size-complex="14pt"/>
    </style:style>
    <style:style style:name="T318" style:parent-style-name="DefaultParagraphFont" style:family="text">
      <style:text-properties style:font-name="Calibri" style:font-name-complex="Calibri" fo:font-size="14pt" style:font-size-asian="14pt" style:font-size-complex="14pt"/>
    </style:style>
    <style:style style:name="T319" style:parent-style-name="DefaultParagraphFont" style:family="text">
      <style:text-properties style:font-name="Calibri" style:font-name-complex="Calibri" fo:font-size="14pt" style:font-size-asian="14pt" style:font-size-complex="14pt"/>
    </style:style>
    <style:style style:name="T320" style:parent-style-name="DefaultParagraphFont" style:family="text">
      <style:text-properties style:font-name="Calibri" style:font-name-complex="Calibri" fo:font-size="14pt" style:font-size-asian="14pt" style:font-size-complex="14pt" fo:background-color="#FFFF00"/>
    </style:style>
    <style:style style:name="T321" style:parent-style-name="DefaultParagraphFont" style:family="text">
      <style:text-properties style:font-name="Calibri" style:font-name-complex="Calibri" fo:font-size="14pt" style:font-size-asian="14pt" style:font-size-complex="14pt"/>
    </style:style>
    <style:style style:name="T322" style:parent-style-name="DefaultParagraphFont" style:family="text">
      <style:text-properties style:font-name="Calibri" style:font-name-complex="Calibri" fo:font-size="14pt" style:font-size-asian="14pt" style:font-size-complex="14pt"/>
    </style:style>
    <style:style style:name="T323" style:parent-style-name="DefaultParagraphFont" style:family="text">
      <style:text-properties style:font-name="Calibri" style:font-name-complex="Calibri" fo:font-size="14pt" style:font-size-asian="14pt" style:font-size-complex="14pt"/>
    </style:style>
    <style:style style:name="T324" style:parent-style-name="DefaultParagraphFont" style:family="text">
      <style:text-properties style:font-name="Calibri" style:font-name-complex="Calibri" fo:font-size="14pt" style:font-size-asian="14pt" style:font-size-complex="14pt"/>
    </style:style>
    <style:style style:name="T325" style:parent-style-name="DefaultParagraphFont" style:family="text">
      <style:text-properties style:font-name="Calibri" style:font-name-complex="Calibri" fo:font-size="14pt" style:font-size-asian="14pt" style:font-size-complex="14pt" fo:background-color="#FFFF00"/>
    </style:style>
    <style:style style:name="T326" style:parent-style-name="DefaultParagraphFont" style:family="text">
      <style:text-properties style:font-name="Calibri" style:font-name-complex="Calibri" fo:font-size="14pt" style:font-size-asian="14pt" style:font-size-complex="14pt"/>
    </style:style>
    <style:style style:name="T327" style:parent-style-name="DefaultParagraphFont" style:family="text">
      <style:text-properties style:font-name="Calibri" style:font-name-complex="Calibri" fo:font-size="14pt" style:font-size-asian="14pt" style:font-size-complex="14pt"/>
    </style:style>
    <style:style style:name="P328" style:parent-style-name="PlainText" style:family="paragraph">
      <style:text-properties style:font-name="Calibri" style:font-name-complex="Calibri" fo:font-size="14pt" style:font-size-asian="14pt" style:font-size-complex="14pt"/>
    </style:style>
    <style:style style:name="T329" style:parent-style-name="DefaultParagraphFont" style:family="text">
      <style:text-properties style:font-name="Calibri" style:font-name-complex="Calibri" fo:font-size="14pt" style:font-size-asian="14pt" style:font-size-complex="14pt"/>
    </style:style>
    <style:style style:name="T330" style:parent-style-name="DefaultParagraphFont" style:family="text">
      <style:text-properties style:font-name="Calibri" style:font-name-complex="Calibri" fo:font-size="14pt" style:font-size-asian="14pt" style:font-size-complex="14pt"/>
    </style:style>
    <style:style style:name="T331" style:parent-style-name="DefaultParagraphFont" style:family="text">
      <style:text-properties style:font-name="Calibri" style:font-name-complex="Calibri" fo:font-size="14pt" style:font-size-asian="14pt" style:font-size-complex="14pt" fo:background-color="#FFFF00"/>
    </style:style>
    <style:style style:name="T332" style:parent-style-name="DefaultParagraphFont" style:family="text">
      <style:text-properties style:font-name="Calibri" style:font-name-complex="Calibri" fo:font-size="14pt" style:font-size-asian="14pt" style:font-size-complex="14pt"/>
    </style:style>
    <style:style style:name="T333" style:parent-style-name="DefaultParagraphFont" style:family="text">
      <style:text-properties style:font-name="Calibri" style:font-name-complex="Calibri" fo:font-size="14pt" style:font-size-asian="14pt" style:font-size-complex="14pt"/>
    </style:style>
    <style:style style:name="T334" style:parent-style-name="DefaultParagraphFont" style:family="text">
      <style:text-properties style:font-name="Calibri" style:font-name-complex="Calibri" fo:font-size="14pt" style:font-size-asian="14pt" style:font-size-complex="14pt"/>
    </style:style>
    <style:style style:name="T335" style:parent-style-name="DefaultParagraphFont" style:family="text">
      <style:text-properties style:font-name="Calibri" style:font-name-complex="Calibri" fo:font-size="14pt" style:font-size-asian="14pt" style:font-size-complex="14pt"/>
    </style:style>
    <style:style style:name="T336" style:parent-style-name="DefaultParagraphFont" style:family="text">
      <style:text-properties style:font-name="Calibri" style:font-name-complex="Calibri" fo:font-size="14pt" style:font-size-asian="14pt" style:font-size-complex="14pt"/>
    </style:style>
    <style:style style:name="T337" style:parent-style-name="DefaultParagraphFont" style:family="text">
      <style:text-properties style:font-name="Calibri" style:font-name-complex="Calibri" fo:font-size="14pt" style:font-size-asian="14pt" style:font-size-complex="14pt"/>
    </style:style>
    <style:style style:name="T338" style:parent-style-name="DefaultParagraphFont" style:family="text">
      <style:text-properties style:font-name="Calibri" style:font-name-complex="Calibri" fo:font-size="14pt" style:font-size-asian="14pt" style:font-size-complex="14pt"/>
    </style:style>
    <style:style style:name="T339" style:parent-style-name="DefaultParagraphFont" style:family="text">
      <style:text-properties style:font-name="Calibri" style:font-name-complex="Calibri" fo:font-size="14pt" style:font-size-asian="14pt" style:font-size-complex="14pt" fo:background-color="#FFFF00"/>
    </style:style>
    <style:style style:name="T340" style:parent-style-name="DefaultParagraphFont" style:family="text">
      <style:text-properties style:font-name="Calibri" style:font-name-complex="Calibri" fo:font-size="14pt" style:font-size-asian="14pt" style:font-size-complex="14pt"/>
    </style:style>
    <style:style style:name="T341" style:parent-style-name="DefaultParagraphFont" style:family="text">
      <style:text-properties style:font-name="Calibri" style:font-name-complex="Calibri" fo:font-size="14pt" style:font-size-asian="14pt" style:font-size-complex="14pt"/>
    </style:style>
    <style:style style:name="T342" style:parent-style-name="DefaultParagraphFont" style:family="text">
      <style:text-properties style:font-name="Calibri" style:font-name-complex="Calibri" fo:font-size="14pt" style:font-size-asian="14pt" style:font-size-complex="14pt"/>
    </style:style>
    <style:style style:name="T343" style:parent-style-name="DefaultParagraphFont" style:family="text">
      <style:text-properties style:font-name="Calibri" style:font-name-complex="Calibri" fo:font-size="14pt" style:font-size-asian="14pt" style:font-size-complex="14pt"/>
    </style:style>
    <style:style style:name="T344" style:parent-style-name="DefaultParagraphFont" style:family="text">
      <style:text-properties style:font-name="Calibri" style:font-name-complex="Calibri" fo:font-size="14pt" style:font-size-asian="14pt" style:font-size-complex="14pt" fo:background-color="#FFFF00"/>
    </style:style>
    <style:style style:name="T345" style:parent-style-name="DefaultParagraphFont" style:family="text">
      <style:text-properties style:font-name="Calibri" style:font-name-complex="Calibri" fo:font-size="14pt" style:font-size-asian="14pt" style:font-size-complex="14pt"/>
    </style:style>
    <style:style style:name="T346" style:parent-style-name="DefaultParagraphFont" style:family="text">
      <style:text-properties style:font-name="Calibri" style:font-name-complex="Calibri" fo:font-size="14pt" style:font-size-asian="14pt" style:font-size-complex="14pt"/>
    </style:style>
    <style:style style:name="P347" style:parent-style-name="PlainText" style:family="paragraph">
      <style:text-properties style:font-name="Calibri" style:font-name-complex="Calibri" fo:font-size="14pt" style:font-size-asian="14pt" style:font-size-complex="14pt"/>
    </style:style>
    <style:style style:name="T348" style:parent-style-name="DefaultParagraphFont" style:family="text">
      <style:text-properties style:font-name="Calibri" style:font-name-complex="Calibri" fo:font-size="14pt" style:font-size-asian="14pt" style:font-size-complex="14pt"/>
    </style:style>
    <style:style style:name="T349" style:parent-style-name="DefaultParagraphFont" style:family="text">
      <style:text-properties style:font-name="Calibri" style:font-name-complex="Calibri" fo:font-size="14pt" style:font-size-asian="14pt" style:font-size-complex="14pt"/>
    </style:style>
    <style:style style:name="T350" style:parent-style-name="DefaultParagraphFont" style:family="text">
      <style:text-properties style:font-name="Calibri" style:font-name-complex="Calibri" fo:font-size="14pt" style:font-size-asian="14pt" style:font-size-complex="14pt" fo:background-color="#FFFF00"/>
    </style:style>
    <style:style style:name="T351" style:parent-style-name="DefaultParagraphFont" style:family="text">
      <style:text-properties style:font-name="Calibri" style:font-name-complex="Calibri" fo:font-size="14pt" style:font-size-asian="14pt" style:font-size-complex="14pt"/>
    </style:style>
    <style:style style:name="T352" style:parent-style-name="DefaultParagraphFont" style:family="text">
      <style:text-properties style:font-name="Calibri" style:font-name-complex="Calibri" fo:font-size="14pt" style:font-size-asian="14pt" style:font-size-complex="14pt"/>
    </style:style>
    <style:style style:name="T353" style:parent-style-name="DefaultParagraphFont" style:family="text">
      <style:text-properties style:font-name="Calibri" style:font-name-complex="Calibri" fo:font-size="14pt" style:font-size-asian="14pt" style:font-size-complex="14pt"/>
    </style:style>
    <style:style style:name="T354" style:parent-style-name="DefaultParagraphFont" style:family="text">
      <style:text-properties style:font-name="Calibri" style:font-name-complex="Calibri" fo:font-size="14pt" style:font-size-asian="14pt" style:font-size-complex="14pt"/>
    </style:style>
    <style:style style:name="T355" style:parent-style-name="DefaultParagraphFont" style:family="text">
      <style:text-properties style:font-name="Calibri" style:font-name-complex="Calibri" fo:font-size="14pt" style:font-size-asian="14pt" style:font-size-complex="14pt"/>
    </style:style>
    <style:style style:name="T356" style:parent-style-name="DefaultParagraphFont" style:family="text">
      <style:text-properties style:font-name="Calibri" style:font-name-complex="Calibri" fo:font-size="14pt" style:font-size-asian="14pt" style:font-size-complex="14pt"/>
    </style:style>
    <style:style style:name="T357" style:parent-style-name="DefaultParagraphFont" style:family="text">
      <style:text-properties style:font-name="Calibri" style:font-name-complex="Calibri" fo:font-size="14pt" style:font-size-asian="14pt" style:font-size-complex="14pt"/>
    </style:style>
    <style:style style:name="T358" style:parent-style-name="DefaultParagraphFont" style:family="text">
      <style:text-properties style:font-name="Calibri" style:font-name-complex="Calibri" fo:font-size="14pt" style:font-size-asian="14pt" style:font-size-complex="14pt"/>
    </style:style>
    <style:style style:name="T359" style:parent-style-name="DefaultParagraphFont" style:family="text">
      <style:text-properties style:font-name="Calibri" style:font-name-complex="Calibri" fo:font-size="14pt" style:font-size-asian="14pt" style:font-size-complex="14pt"/>
    </style:style>
    <style:style style:name="T360" style:parent-style-name="DefaultParagraphFont" style:family="text">
      <style:text-properties style:font-name="Calibri" style:font-name-complex="Calibri" fo:font-size="14pt" style:font-size-asian="14pt" style:font-size-complex="14pt" fo:background-color="#FFFF00"/>
    </style:style>
    <style:style style:name="T361" style:parent-style-name="DefaultParagraphFont" style:family="text">
      <style:text-properties style:font-name="Calibri" style:font-name-complex="Calibri" fo:font-size="14pt" style:font-size-asian="14pt" style:font-size-complex="14pt"/>
    </style:style>
    <style:style style:name="T362" style:parent-style-name="DefaultParagraphFont" style:family="text">
      <style:text-properties style:font-name="Calibri" style:font-name-complex="Calibri" fo:font-size="14pt" style:font-size-asian="14pt" style:font-size-complex="14pt"/>
    </style:style>
    <style:style style:name="T363" style:parent-style-name="DefaultParagraphFont" style:family="text">
      <style:text-properties style:font-name="Calibri" style:font-name-complex="Calibri" fo:font-size="14pt" style:font-size-asian="14pt" style:font-size-complex="14pt"/>
    </style:style>
    <style:style style:name="T364" style:parent-style-name="DefaultParagraphFont" style:family="text">
      <style:text-properties style:font-name="Calibri" style:font-name-complex="Calibri" fo:font-size="14pt" style:font-size-asian="14pt" style:font-size-complex="14pt"/>
    </style:style>
    <style:style style:name="T365" style:parent-style-name="DefaultParagraphFont" style:family="text">
      <style:text-properties style:font-name="Calibri" style:font-name-complex="Calibri" fo:font-size="14pt" style:font-size-asian="14pt" style:font-size-complex="14pt"/>
    </style:style>
    <style:style style:name="T366" style:parent-style-name="DefaultParagraphFont" style:family="text">
      <style:text-properties style:font-name="Calibri" style:font-name-complex="Calibri" fo:font-size="14pt" style:font-size-asian="14pt" style:font-size-complex="14pt"/>
    </style:style>
    <style:style style:name="T367" style:parent-style-name="DefaultParagraphFont" style:family="text">
      <style:text-properties style:font-name="Calibri" style:font-name-complex="Calibri" fo:font-size="14pt" style:font-size-asian="14pt" style:font-size-complex="14pt"/>
    </style:style>
    <style:style style:name="T368" style:parent-style-name="DefaultParagraphFont" style:family="text">
      <style:text-properties style:font-name="Calibri" style:font-name-complex="Calibri" fo:font-size="14pt" style:font-size-asian="14pt" style:font-size-complex="14pt" fo:background-color="#FFFF00"/>
    </style:style>
    <style:style style:name="T369" style:parent-style-name="DefaultParagraphFont" style:family="text">
      <style:text-properties style:font-name="Calibri" style:font-name-complex="Calibri" fo:font-size="14pt" style:font-size-asian="14pt" style:font-size-complex="14pt"/>
    </style:style>
    <style:style style:name="T370" style:parent-style-name="DefaultParagraphFont" style:family="text">
      <style:text-properties style:font-name="Calibri" style:font-name-complex="Calibri" fo:font-size="14pt" style:font-size-asian="14pt" style:font-size-complex="14pt"/>
    </style:style>
    <style:style style:name="T371" style:parent-style-name="DefaultParagraphFont" style:family="text">
      <style:text-properties style:font-name="Calibri" style:font-name-complex="Calibri" fo:font-size="14pt" style:font-size-asian="14pt" style:font-size-complex="14pt"/>
    </style:style>
    <style:style style:name="P372" style:parent-style-name="PlainText" style:family="paragraph">
      <style:text-properties style:font-name="Calibri" style:font-name-complex="Calibri" fo:font-size="14pt" style:font-size-asian="14pt" style:font-size-complex="14pt"/>
    </style:style>
    <style:style style:name="P373" style:parent-style-name="PlainText" style:family="paragraph">
      <style:text-properties style:font-name="Calibri" style:font-name-complex="Calibri" fo:color="#4472C4" fo:font-size="14pt" style:font-size-asian="14pt" style:font-size-complex="14pt"/>
    </style:style>
    <style:style style:name="P374" style:parent-style-name="PlainText" style:family="paragraph">
      <style:text-properties style:font-name="Calibri" style:font-name-complex="Calibri" fo:color="#4472C4" fo:font-size="14pt" style:font-size-asian="14pt" style:font-size-complex="14pt"/>
    </style:style>
    <style:style style:name="P375" style:parent-style-name="PlainText" style:family="paragraph">
      <style:text-properties style:font-name="Calibri" style:font-name-complex="Calibri" fo:color="#4472C4" fo:font-size="14pt" style:font-size-asian="14pt" style:font-size-complex="14pt"/>
    </style:style>
    <style:style style:name="P376" style:parent-style-name="PlainText" style:family="paragraph">
      <style:text-properties style:font-name="Calibri" style:font-name-complex="Calibri" fo:color="#4472C4" fo:font-size="14pt" style:font-size-asian="14pt" style:font-size-complex="14pt"/>
    </style:style>
    <style:style style:name="P377" style:parent-style-name="PlainText" style:family="paragraph">
      <style:text-properties style:font-name="Calibri" style:font-name-complex="Calibri" fo:color="#4472C4" fo:font-size="14pt" style:font-size-asian="14pt" style:font-size-complex="14pt"/>
    </style:style>
    <style:style style:name="P378" style:parent-style-name="PlainText" style:family="paragraph">
      <style:text-properties style:font-name="Calibri" style:font-name-complex="Calibri" fo:color="#4472C4" fo:font-size="14pt" style:font-size-asian="14pt" style:font-size-complex="14pt"/>
    </style:style>
    <style:style style:name="P379" style:parent-style-name="PlainText" style:family="paragraph">
      <style:text-properties style:font-name="Calibri" style:font-name-complex="Calibri" fo:color="#4472C4" fo:font-size="14pt" style:font-size-asian="14pt" style:font-size-complex="14pt"/>
    </style:style>
    <style:style style:name="P380" style:parent-style-name="PlainText" style:family="paragraph">
      <style:text-properties style:font-name="Calibri" style:font-name-complex="Calibri" fo:color="#4472C4" fo:font-size="14pt" style:font-size-asian="14pt" style:font-size-complex="14pt"/>
    </style:style>
    <style:style style:name="P381" style:parent-style-name="PlainText" style:family="paragraph">
      <style:text-properties style:font-name="Calibri" style:font-name-complex="Calibri" fo:color="#4472C4" fo:font-size="14pt" style:font-size-asian="14pt" style:font-size-complex="14pt"/>
    </style:style>
    <style:style style:name="P382" style:parent-style-name="PlainText" style:family="paragraph">
      <style:text-properties style:font-name="Calibri" style:font-name-complex="Calibri" fo:color="#4472C4" fo:font-size="14pt" style:font-size-asian="14pt" style:font-size-complex="14pt"/>
    </style:style>
    <style:style style:name="P383" style:parent-style-name="PlainText" style:family="paragraph">
      <style:text-properties style:font-name="Calibri" style:font-name-complex="Calibri" fo:color="#4472C4" fo:font-size="14pt" style:font-size-asian="14pt" style:font-size-complex="14pt"/>
    </style:style>
    <style:style style:name="P384" style:parent-style-name="PlainText" style:family="paragraph">
      <style:text-properties style:font-name="Calibri" style:font-name-complex="Calibri" fo:color="#4472C4" fo:font-size="14pt" style:font-size-asian="14pt" style:font-size-complex="14pt"/>
    </style:style>
    <style:style style:name="P385" style:parent-style-name="PlainText" style:family="paragraph">
      <style:text-properties style:font-name="Calibri" style:font-name-complex="Calibri" fo:color="#4472C4" fo:font-size="14pt" style:font-size-asian="14pt" style:font-size-complex="14pt"/>
    </style:style>
    <style:style style:name="P386" style:parent-style-name="PlainText" style:family="paragraph">
      <style:text-properties style:font-name="Calibri" style:font-name-complex="Calibri" fo:color="#4472C4" fo:font-size="14pt" style:font-size-asian="14pt" style:font-size-complex="14pt"/>
    </style:style>
    <style:style style:name="P387" style:parent-style-name="PlainText" style:family="paragraph">
      <style:text-properties style:font-name="Calibri" style:font-name-complex="Calibri" fo:color="#4472C4" fo:font-size="14pt" style:font-size-asian="14pt" style:font-size-complex="14pt"/>
    </style:style>
    <style:style style:name="P388" style:parent-style-name="PlainText" style:family="paragraph">
      <style:text-properties style:font-name="Calibri" style:font-name-complex="Calibri" fo:color="#4472C4" fo:font-size="14pt" style:font-size-asian="14pt" style:font-size-complex="14pt"/>
    </style:style>
    <style:style style:name="P389" style:parent-style-name="PlainText" style:family="paragraph">
      <style:text-properties style:font-name="Calibri" style:font-name-complex="Calibri" fo:color="#4472C4" fo:font-size="14pt" style:font-size-asian="14pt" style:font-size-complex="14pt"/>
    </style:style>
    <style:style style:name="P390" style:parent-style-name="PlainText" style:family="paragraph">
      <style:text-properties style:font-name="Calibri" style:font-name-complex="Calibri" fo:color="#4472C4" fo:font-size="14pt" style:font-size-asian="14pt" style:font-size-complex="14pt"/>
    </style:style>
    <style:style style:name="P391" style:parent-style-name="PlainText" style:family="paragraph">
      <style:text-properties style:font-name="Calibri" style:font-name-complex="Calibri" fo:color="#4472C4" fo:font-size="14pt" style:font-size-asian="14pt" style:font-size-complex="14pt"/>
    </style:style>
    <style:style style:name="T392" style:parent-style-name="DefaultParagraphFont" style:family="text">
      <style:text-properties style:font-name="Calibri" style:font-name-complex="Calibri" fo:color="#4472C4" fo:font-size="14pt" style:font-size-asian="14pt" style:font-size-complex="14pt"/>
    </style:style>
    <style:style style:name="P393" style:parent-style-name="PlainText" style:family="paragraph">
      <style:text-properties style:font-name="Calibri" style:font-name-complex="Calibri" fo:font-size="14pt" style:font-size-asian="14pt" style:font-size-complex="14pt"/>
    </style:style>
    <style:style style:name="P394" style:parent-style-name="PlainText" style:family="paragraph">
      <style:text-properties style:font-name="Calibri" style:font-name-complex="Calibri" fo:color="#FF0000" fo:font-size="14pt" style:font-size-asian="14pt" style:font-size-complex="14pt"/>
    </style:style>
    <style:style style:name="P395" style:parent-style-name="PlainText" style:family="paragraph">
      <style:text-properties style:font-name="Calibri" style:font-name-complex="Calibri" fo:font-size="14pt" style:font-size-asian="14pt" style:font-size-complex="14pt"/>
    </style:style>
    <style:style style:name="P396" style:parent-style-name="PlainText" style:family="paragraph">
      <style:text-properties style:font-name="Calibri" style:font-name-complex="Calibri" fo:font-size="14pt" style:font-size-asian="14pt" style:font-size-complex="14pt"/>
    </style:style>
    <style:style style:name="P397" style:parent-style-name="PlainText" style:family="paragraph">
      <style:text-properties style:font-name="Calibri" style:font-name-complex="Calibri" fo:font-size="14pt" style:font-size-asian="14pt" style:font-size-complex="14pt"/>
    </style:style>
    <style:style style:name="P398" style:parent-style-name="PlainText" style:family="paragraph">
      <style:text-properties style:font-name="Calibri" style:font-name-complex="Calibri" fo:font-size="14pt" style:font-size-asian="14pt" style:font-size-complex="14pt"/>
    </style:style>
    <style:style style:name="P399" style:parent-style-name="PlainText" style:family="paragraph">
      <style:text-properties style:font-name="Calibri" style:font-name-complex="Calibri" fo:font-size="14pt" style:font-size-asian="14pt" style:font-size-complex="14pt"/>
    </style:style>
    <style:style style:name="P400" style:parent-style-name="PlainText" style:family="paragraph">
      <style:text-properties style:font-name="Calibri" style:font-name-complex="Calibri" fo:font-size="14pt" style:font-size-asian="14pt" style:font-size-complex="14pt"/>
    </style:style>
    <style:style style:name="P401" style:parent-style-name="PlainText" style:family="paragraph">
      <style:text-properties style:font-name="Calibri" style:font-name-complex="Calibri" fo:font-size="14pt" style:font-size-asian="14pt" style:font-size-complex="14pt"/>
    </style:style>
    <style:style style:name="P402" style:parent-style-name="PlainText" style:family="paragraph">
      <style:text-properties style:font-name="Calibri" style:font-name-complex="Calibri" fo:font-size="14pt" style:font-size-asian="14pt" style:font-size-complex="14pt"/>
    </style:style>
    <style:style style:name="P403" style:parent-style-name="PlainText" style:family="paragraph">
      <style:text-properties style:font-name="Calibri" style:font-name-complex="Calibri" fo:font-size="14pt" style:font-size-asian="14pt" style:font-size-complex="14pt"/>
    </style:style>
    <style:style style:name="P404" style:parent-style-name="PlainText" style:family="paragraph">
      <style:text-properties style:font-name="Calibri" style:font-name-complex="Calibri" fo:font-size="14pt" style:font-size-asian="14pt" style:font-size-complex="14pt"/>
    </style:style>
    <style:style style:name="P405" style:parent-style-name="PlainText" style:family="paragraph">
      <style:text-properties style:font-name="Calibri" style:font-name-complex="Calibri" fo:font-size="14pt" style:font-size-asian="14pt" style:font-size-complex="14pt"/>
    </style:style>
    <style:style style:name="P406" style:parent-style-name="PlainText" style:family="paragraph">
      <style:text-properties style:font-name="Calibri" style:font-name-complex="Calibri" fo:color="#FF0000" fo:font-size="14pt" style:font-size-asian="14pt" style:font-size-complex="14pt"/>
    </style:style>
    <style:style style:name="P407" style:parent-style-name="PlainText" style:family="paragraph">
      <style:text-properties style:font-name="Calibri" style:font-name-complex="Calibri" fo:font-size="14pt" style:font-size-asian="14pt" style:font-size-complex="14pt"/>
    </style:style>
    <style:style style:name="P408" style:parent-style-name="PlainText" style:family="paragraph">
      <style:text-properties style:font-name="Calibri" style:font-name-complex="Calibri" fo:font-size="14pt" style:font-size-asian="14pt" style:font-size-complex="14pt"/>
    </style:style>
    <style:style style:name="P409" style:parent-style-name="PlainText" style:family="paragraph">
      <style:text-properties style:font-name="Calibri" style:font-name-complex="Calibri" fo:font-size="14pt" style:font-size-asian="14pt" style:font-size-complex="14pt"/>
    </style:style>
    <style:style style:name="P410" style:parent-style-name="PlainText" style:family="paragraph">
      <style:text-properties style:font-name="Calibri" style:font-name-complex="Calibri" fo:font-size="14pt" style:font-size-asian="14pt" style:font-size-complex="14pt"/>
    </style:style>
    <style:style style:name="P411" style:parent-style-name="PlainText" style:family="paragraph">
      <style:text-properties style:font-name="Calibri" style:font-name-complex="Calibri" fo:color="#FF0000" fo:font-size="14pt" style:font-size-asian="14pt" style:font-size-complex="14pt"/>
    </style:style>
    <style:style style:name="P412" style:parent-style-name="PlainText" style:family="paragraph">
      <style:text-properties style:font-name="Calibri" style:font-name-complex="Calibri" fo:color="#FF0000" fo:font-size="14pt" style:font-size-asian="14pt" style:font-size-complex="14pt"/>
    </style:style>
    <style:style style:name="P413" style:parent-style-name="PlainText" style:family="paragraph">
      <style:text-properties style:font-name="Calibri" style:font-name-complex="Calibri" fo:font-size="14pt" style:font-size-asian="14pt" style:font-size-complex="14pt"/>
    </style:style>
    <style:style style:name="P414" style:parent-style-name="PlainText" style:family="paragraph">
      <style:text-properties style:font-name="Calibri" style:font-name-complex="Calibri" fo:font-size="14pt" style:font-size-asian="14pt" style:font-size-complex="14pt"/>
    </style:style>
    <style:style style:name="P415" style:parent-style-name="PlainText" style:family="paragraph">
      <style:text-properties style:font-name="Calibri" style:font-name-complex="Calibri" fo:color="#FF0000" fo:font-size="14pt" style:font-size-asian="14pt" style:font-size-complex="14pt"/>
    </style:style>
    <style:style style:name="P416" style:parent-style-name="PlainText" style:family="paragraph">
      <style:text-properties style:font-name="Calibri" style:font-name-complex="Calibri" fo:font-size="14pt" style:font-size-asian="14pt" style:font-size-complex="14pt"/>
    </style:style>
    <style:style style:name="P417" style:parent-style-name="PlainText" style:family="paragraph">
      <style:text-properties style:font-name="Calibri" style:font-name-complex="Calibri" fo:font-size="14pt" style:font-size-asian="14pt" style:font-size-complex="14pt"/>
    </style:style>
    <style:style style:name="P418" style:parent-style-name="PlainText" style:family="paragraph">
      <style:text-properties style:font-name="Calibri" style:font-name-complex="Calibri" fo:font-size="14pt" style:font-size-asian="14pt" style:font-size-complex="14pt"/>
    </style:style>
    <style:style style:name="P419" style:parent-style-name="PlainText" style:family="paragraph">
      <style:text-properties style:font-name="Calibri" style:font-name-complex="Calibri" fo:font-size="14pt" style:font-size-asian="14pt" style:font-size-complex="14pt"/>
    </style:style>
    <style:style style:name="P420" style:parent-style-name="PlainText" style:family="paragraph">
      <style:text-properties style:font-name="Calibri" style:font-name-complex="Calibri" fo:font-size="14pt" style:font-size-asian="14pt" style:font-size-complex="14pt"/>
    </style:style>
    <style:style style:name="P421" style:parent-style-name="PlainText" style:family="paragraph">
      <style:text-properties style:font-name="Calibri" style:font-name-complex="Calibri" fo:font-size="14pt" style:font-size-asian="14pt" style:font-size-complex="14pt"/>
    </style:style>
    <style:style style:name="P422" style:parent-style-name="PlainText" style:family="paragraph">
      <style:text-properties style:font-name="Calibri" style:font-name-complex="Calibri" fo:font-size="14pt" style:font-size-asian="14pt" style:font-size-complex="14pt"/>
    </style:style>
    <style:style style:name="P423" style:parent-style-name="PlainText" style:family="paragraph">
      <style:text-properties style:font-name="Calibri" style:font-name-complex="Calibri" fo:font-size="14pt" style:font-size-asian="14pt" style:font-size-complex="14pt"/>
    </style:style>
    <style:style style:name="P424" style:parent-style-name="PlainText" style:family="paragraph">
      <style:text-properties style:font-name="Calibri" style:font-name-complex="Calibri" fo:font-size="14pt" style:font-size-asian="14pt" style:font-size-complex="14pt"/>
    </style:style>
    <style:style style:name="P425" style:parent-style-name="PlainText" style:family="paragraph">
      <style:text-properties style:font-name="Calibri" style:font-name-complex="Calibri" fo:font-size="14pt" style:font-size-asian="14pt" style:font-size-complex="14pt"/>
    </style:style>
    <style:style style:name="P426" style:parent-style-name="PlainText" style:family="paragraph">
      <style:text-properties style:font-name="Calibri" style:font-name-complex="Calibri" fo:font-size="14pt" style:font-size-asian="14pt" style:font-size-complex="14pt"/>
    </style:style>
    <style:style style:name="P427" style:parent-style-name="PlainText" style:family="paragraph">
      <style:text-properties style:font-name="Calibri" style:font-name-complex="Calibri" fo:font-size="14pt" style:font-size-asian="14pt" style:font-size-complex="14pt"/>
    </style:style>
    <style:style style:name="P428" style:parent-style-name="PlainText" style:family="paragraph">
      <style:text-properties style:font-name="Calibri" style:font-name-complex="Calibri" fo:font-size="14pt" style:font-size-asian="14pt" style:font-size-complex="14pt"/>
    </style:style>
    <style:style style:name="P429" style:parent-style-name="PlainText" style:family="paragraph">
      <style:text-properties style:font-name="Calibri" style:font-name-complex="Calibri" fo:font-size="14pt" style:font-size-asian="14pt" style:font-size-complex="14pt"/>
    </style:style>
    <style:style style:name="P430" style:parent-style-name="PlainText" style:family="paragraph">
      <style:text-properties style:font-name="Calibri" style:font-name-complex="Calibri" fo:font-size="14pt" style:font-size-asian="14pt" style:font-size-complex="14pt"/>
    </style:style>
    <style:style style:name="P431" style:parent-style-name="PlainText" style:family="paragraph">
      <style:text-properties style:font-name="Calibri" style:font-name-complex="Calibri" fo:font-size="14pt" style:font-size-asian="14pt" style:font-size-complex="14pt"/>
    </style:style>
    <style:style style:name="P432" style:parent-style-name="PlainText" style:family="paragraph">
      <style:text-properties style:font-name="Calibri" style:font-name-complex="Calibri" fo:font-size="14pt" style:font-size-asian="14pt" style:font-size-complex="14pt"/>
    </style:style>
    <style:style style:name="P433" style:parent-style-name="PlainText" style:family="paragraph">
      <style:text-properties style:font-name="Calibri" style:font-name-complex="Calibri" fo:font-size="14pt" style:font-size-asian="14pt" style:font-size-complex="14pt"/>
    </style:style>
    <style:style style:name="P434" style:parent-style-name="PlainText" style:family="paragraph">
      <style:text-properties style:font-name="Calibri" style:font-name-complex="Calibri" fo:font-size="14pt" style:font-size-asian="14pt" style:font-size-complex="14pt"/>
    </style:style>
    <style:style style:name="P435" style:parent-style-name="PlainText" style:family="paragraph">
      <style:text-properties style:font-name="Calibri" style:font-name-complex="Calibri" fo:font-size="14pt" style:font-size-asian="14pt" style:font-size-complex="14pt"/>
    </style:style>
    <style:style style:name="P436" style:parent-style-name="PlainText" style:family="paragraph">
      <style:text-properties style:font-name="Calibri" style:font-name-complex="Calibri" fo:font-size="14pt" style:font-size-asian="14pt" style:font-size-complex="14pt"/>
    </style:style>
    <style:style style:name="P437" style:parent-style-name="PlainText" style:family="paragraph">
      <style:text-properties style:font-name="Calibri" style:font-name-complex="Calibri" fo:font-size="14pt" style:font-size-asian="14pt" style:font-size-complex="14pt"/>
    </style:style>
    <style:style style:name="P438" style:parent-style-name="PlainText" style:family="paragraph">
      <style:text-properties style:font-name="Calibri" style:font-name-complex="Calibri" fo:font-size="14pt" style:font-size-asian="14pt" style:font-size-complex="14pt"/>
    </style:style>
    <style:style style:name="P439" style:parent-style-name="PlainText" style:family="paragraph">
      <style:text-properties style:font-name="Calibri" style:font-name-complex="Calibri" fo:font-size="14pt" style:font-size-asian="14pt" style:font-size-complex="14pt"/>
    </style:style>
    <style:style style:name="P440" style:parent-style-name="PlainText" style:family="paragraph">
      <style:text-properties style:font-name="Calibri" style:font-name-complex="Calibri" fo:font-size="14pt" style:font-size-asian="14pt" style:font-size-complex="14pt"/>
    </style:style>
    <style:style style:name="P441" style:parent-style-name="PlainText" style:family="paragraph">
      <style:text-properties style:font-name="Calibri" style:font-name-complex="Calibri" fo:font-size="14pt" style:font-size-asian="14pt" style:font-size-complex="14pt"/>
    </style:style>
    <style:style style:name="P442" style:parent-style-name="PlainText" style:family="paragraph">
      <style:text-properties style:font-name="Calibri" style:font-name-complex="Calibri" fo:font-size="14pt" style:font-size-asian="14pt" style:font-size-complex="14pt"/>
    </style:style>
    <style:style style:name="P443" style:parent-style-name="PlainText" style:family="paragraph">
      <style:text-properties style:font-name="Calibri" style:font-name-complex="Calibri" fo:font-size="14pt" style:font-size-asian="14pt" style:font-size-complex="14pt"/>
    </style:style>
    <style:style style:name="P444" style:parent-style-name="PlainText" style:family="paragraph">
      <style:text-properties style:font-name="Calibri" style:font-name-complex="Calibri" fo:font-size="14pt" style:font-size-asian="14pt" style:font-size-complex="14pt"/>
    </style:style>
    <style:style style:name="P445" style:parent-style-name="PlainText" style:family="paragraph">
      <style:text-properties style:font-name="Calibri" style:font-name-complex="Calibri" fo:font-size="14pt" style:font-size-asian="14pt" style:font-size-complex="14pt"/>
    </style:style>
    <style:style style:name="P446" style:parent-style-name="PlainText" style:family="paragraph">
      <style:text-properties style:font-name="Calibri" style:font-name-complex="Calibri" fo:font-size="14pt" style:font-size-asian="14pt" style:font-size-complex="14pt"/>
    </style:style>
    <style:style style:name="P447" style:parent-style-name="PlainText" style:family="paragraph">
      <style:text-properties style:font-name="Calibri" style:font-name-complex="Calibri" fo:font-size="14pt" style:font-size-asian="14pt" style:font-size-complex="14pt"/>
    </style:style>
    <style:style style:name="P448" style:parent-style-name="PlainText" style:family="paragraph">
      <style:text-properties style:font-name="Calibri" style:font-name-complex="Calibri" fo:font-size="14pt" style:font-size-asian="14pt" style:font-size-complex="14pt"/>
    </style:style>
    <style:style style:name="P449" style:parent-style-name="PlainText" style:family="paragraph">
      <style:text-properties style:font-name="Calibri" style:font-name-complex="Calibri" fo:font-size="14pt" style:font-size-asian="14pt" style:font-size-complex="14pt"/>
    </style:style>
    <style:style style:name="P450" style:parent-style-name="PlainText" style:family="paragraph">
      <style:text-properties style:font-name="Calibri" style:font-name-complex="Calibri" fo:font-size="14pt" style:font-size-asian="14pt" style:font-size-complex="14pt"/>
    </style:style>
    <style:style style:name="P451" style:parent-style-name="PlainText" style:family="paragraph">
      <style:text-properties style:font-name="Calibri" style:font-name-complex="Calibri" fo:font-size="14pt" style:font-size-asian="14pt" style:font-size-complex="14pt"/>
    </style:style>
    <style:style style:name="P452" style:parent-style-name="PlainText" style:family="paragraph">
      <style:text-properties style:font-name="Calibri" style:font-name-complex="Calibri" fo:font-size="14pt" style:font-size-asian="14pt" style:font-size-complex="14pt"/>
    </style:style>
    <style:style style:name="P453" style:parent-style-name="PlainText" style:family="paragraph">
      <style:text-properties style:font-name="Calibri" style:font-name-complex="Calibri" fo:font-size="14pt" style:font-size-asian="14pt" style:font-size-complex="14pt"/>
    </style:style>
    <style:style style:name="P454" style:parent-style-name="PlainText" style:family="paragraph">
      <style:text-properties style:font-name="Calibri" style:font-name-complex="Calibri" fo:font-size="14pt" style:font-size-asian="14pt" style:font-size-complex="14pt"/>
    </style:style>
    <style:style style:name="P455" style:parent-style-name="PlainText" style:family="paragraph">
      <style:text-properties style:font-name="Calibri" style:font-name-complex="Calibri" fo:font-size="14pt" style:font-size-asian="14pt" style:font-size-complex="14pt"/>
    </style:style>
    <style:style style:name="P456" style:parent-style-name="PlainText" style:family="paragraph">
      <style:text-properties style:font-name="Calibri" style:font-name-complex="Calibri" fo:font-size="14pt" style:font-size-asian="14pt" style:font-size-complex="14pt"/>
    </style:style>
    <style:style style:name="P457" style:parent-style-name="PlainText" style:family="paragraph">
      <style:text-properties style:font-name="Calibri" style:font-name-complex="Calibri" fo:font-size="14pt" style:font-size-asian="14pt" style:font-size-complex="14pt"/>
    </style:style>
    <style:style style:name="P458" style:parent-style-name="PlainText" style:family="paragraph">
      <style:text-properties style:font-name="Calibri" style:font-name-complex="Calibri" fo:font-size="14pt" style:font-size-asian="14pt" style:font-size-complex="14pt"/>
    </style:style>
    <style:style style:name="P459" style:parent-style-name="PlainText" style:family="paragraph">
      <style:text-properties style:font-name="Calibri" style:font-name-complex="Calibri" fo:font-size="14pt" style:font-size-asian="14pt" style:font-size-complex="14pt"/>
    </style:style>
    <style:style style:name="P460" style:parent-style-name="PlainText" style:family="paragraph">
      <style:text-properties style:font-name="Calibri" style:font-name-complex="Calibri" fo:font-size="14pt" style:font-size-asian="14pt" style:font-size-complex="14pt"/>
    </style:style>
    <style:style style:name="P461" style:parent-style-name="PlainText" style:family="paragraph">
      <style:text-properties style:font-name="Calibri" style:font-name-complex="Calibri" fo:font-size="14pt" style:font-size-asian="14pt" style:font-size-complex="14pt"/>
    </style:style>
    <style:style style:name="P462" style:parent-style-name="PlainText" style:family="paragraph">
      <style:text-properties style:font-name="Calibri" style:font-name-complex="Calibri" fo:font-size="14pt" style:font-size-asian="14pt" style:font-size-complex="14pt"/>
    </style:style>
    <style:style style:name="P463" style:parent-style-name="PlainText" style:family="paragraph">
      <style:text-properties style:font-name="Calibri" style:font-name-complex="Calibri" fo:font-size="14pt" style:font-size-asian="14pt" style:font-size-complex="14pt"/>
    </style:style>
    <style:style style:name="P464" style:parent-style-name="PlainText" style:family="paragraph">
      <style:text-properties style:font-name="Calibri" style:font-name-complex="Calibri" fo:font-size="14pt" style:font-size-asian="14pt" style:font-size-complex="14pt"/>
    </style:style>
    <style:style style:name="P465" style:parent-style-name="PlainText" style:family="paragraph">
      <style:text-properties style:font-name="Calibri" style:font-name-complex="Calibri" fo:font-size="14pt" style:font-size-asian="14pt" style:font-size-complex="14pt"/>
    </style:style>
    <style:style style:name="P466" style:parent-style-name="PlainText" style:family="paragraph">
      <style:text-properties style:font-name="Calibri" style:font-name-complex="Calibri" fo:font-size="14pt" style:font-size-asian="14pt" style:font-size-complex="14pt"/>
    </style:style>
    <style:style style:name="P467" style:parent-style-name="PlainText" style:family="paragraph">
      <style:text-properties style:font-name="Calibri" style:font-name-complex="Calibri" fo:font-size="14pt" style:font-size-asian="14pt" style:font-size-complex="14pt"/>
    </style:style>
    <style:style style:name="P468" style:parent-style-name="PlainText" style:family="paragraph">
      <style:text-properties style:font-name="Calibri" style:font-name-complex="Calibri" fo:font-size="14pt" style:font-size-asian="14pt" style:font-size-complex="14pt"/>
    </style:style>
    <style:style style:name="P469" style:parent-style-name="PlainText" style:family="paragraph">
      <style:text-properties style:font-name="Calibri" style:font-name-complex="Calibri" fo:font-size="14pt" style:font-size-asian="14pt" style:font-size-complex="14pt"/>
    </style:style>
    <style:style style:name="P470" style:parent-style-name="PlainText" style:family="paragraph">
      <style:text-properties style:font-name="Calibri" style:font-name-complex="Calibri" fo:font-size="14pt" style:font-size-asian="14pt" style:font-size-complex="14pt"/>
    </style:style>
    <style:style style:name="P471" style:parent-style-name="PlainText" style:family="paragraph">
      <style:text-properties style:font-name="Calibri" style:font-name-complex="Calibri" fo:font-size="14pt" style:font-size-asian="14pt" style:font-size-complex="14pt"/>
    </style:style>
    <style:style style:name="P472" style:parent-style-name="PlainText" style:family="paragraph">
      <style:text-properties style:font-name="Calibri" style:font-name-complex="Calibri" fo:font-size="14pt" style:font-size-asian="14pt" style:font-size-complex="14pt"/>
    </style:style>
    <style:style style:name="P473" style:parent-style-name="PlainText" style:family="paragraph">
      <style:text-properties style:font-name="Calibri" style:font-name-complex="Calibri" fo:font-size="14pt" style:font-size-asian="14pt" style:font-size-complex="14pt"/>
    </style:style>
    <style:style style:name="P474" style:parent-style-name="PlainText" style:family="paragraph">
      <style:text-properties style:font-name="Calibri" style:font-name-complex="Calibri" fo:font-size="14pt" style:font-size-asian="14pt" style:font-size-complex="14pt"/>
    </style:style>
    <style:style style:name="P475" style:parent-style-name="PlainText" style:family="paragraph">
      <style:text-properties style:font-name="Calibri" style:font-name-complex="Calibri" fo:font-size="14pt" style:font-size-asian="14pt" style:font-size-complex="14pt"/>
    </style:style>
    <style:style style:name="P476" style:parent-style-name="PlainText" style:family="paragraph">
      <style:text-properties style:font-name="Calibri" style:font-name-complex="Calibri" fo:font-size="14pt" style:font-size-asian="14pt" style:font-size-complex="14pt"/>
    </style:style>
    <style:style style:name="P477" style:parent-style-name="PlainText" style:family="paragraph">
      <style:text-properties style:font-name="Calibri" style:font-name-complex="Calibri" fo:font-size="14pt" style:font-size-asian="14pt" style:font-size-complex="14pt"/>
    </style:style>
    <style:style style:name="P478" style:parent-style-name="PlainText" style:family="paragraph">
      <style:text-properties style:font-name="Calibri" style:font-name-complex="Calibri" fo:font-size="14pt" style:font-size-asian="14pt" style:font-size-complex="14pt"/>
    </style:style>
    <style:style style:name="P479" style:parent-style-name="PlainText" style:family="paragraph">
      <style:text-properties style:font-name="Calibri" style:font-name-complex="Calibri" fo:font-size="14pt" style:font-size-asian="14pt" style:font-size-complex="14pt"/>
    </style:style>
    <style:style style:name="P480" style:parent-style-name="PlainText" style:family="paragraph">
      <style:text-properties style:font-name="Calibri" style:font-name-complex="Calibri" fo:font-size="14pt" style:font-size-asian="14pt" style:font-size-complex="14pt"/>
    </style:style>
    <style:style style:name="P481" style:parent-style-name="PlainText" style:family="paragraph">
      <style:text-properties style:font-name="Calibri" style:font-name-complex="Calibri" fo:font-size="14pt" style:font-size-asian="14pt" style:font-size-complex="14pt"/>
    </style:style>
    <style:style style:name="P482" style:parent-style-name="PlainText" style:family="paragraph">
      <style:text-properties style:font-name="Calibri" style:font-name-complex="Calibri" fo:font-size="14pt" style:font-size-asian="14pt" style:font-size-complex="14pt"/>
    </style:style>
    <style:style style:name="P483" style:parent-style-name="PlainText" style:family="paragraph">
      <style:text-properties style:font-name="Calibri" style:font-name-complex="Calibri" fo:font-size="14pt" style:font-size-asian="14pt" style:font-size-complex="14pt"/>
    </style:style>
    <style:style style:name="P484" style:parent-style-name="PlainText" style:family="paragraph">
      <style:text-properties style:font-name="Calibri" style:font-name-complex="Calibri" fo:font-size="14pt" style:font-size-asian="14pt" style:font-size-complex="14pt"/>
    </style:style>
    <style:style style:name="P485" style:parent-style-name="PlainText" style:family="paragraph">
      <style:text-properties style:font-name="Calibri" style:font-name-complex="Calibri" fo:font-size="14pt" style:font-size-asian="14pt" style:font-size-complex="14pt"/>
    </style:style>
    <style:style style:name="P486" style:parent-style-name="PlainText" style:family="paragraph">
      <style:text-properties style:font-name="Calibri" style:font-name-complex="Calibri" fo:font-size="14pt" style:font-size-asian="14pt" style:font-size-complex="14pt"/>
    </style:style>
    <style:style style:name="P487" style:parent-style-name="PlainText" style:family="paragraph">
      <style:text-properties style:font-name="Calibri" style:font-name-complex="Calibri" fo:font-size="14pt" style:font-size-asian="14pt" style:font-size-complex="14pt"/>
    </style:style>
    <style:style style:name="P488" style:parent-style-name="PlainText" style:family="paragraph">
      <style:text-properties style:font-name="Calibri" style:font-name-complex="Calibri" fo:font-size="14pt" style:font-size-asian="14pt" style:font-size-complex="14pt"/>
    </style:style>
    <style:style style:name="P489" style:parent-style-name="PlainText" style:family="paragraph">
      <style:text-properties style:font-name="Calibri" style:font-name-complex="Calibri" fo:font-size="14pt" style:font-size-asian="14pt" style:font-size-complex="14pt"/>
    </style:style>
    <style:style style:name="P490" style:parent-style-name="PlainText" style:family="paragraph">
      <style:text-properties style:font-name="Calibri" style:font-name-complex="Calibri" fo:font-size="14pt" style:font-size-asian="14pt" style:font-size-complex="14pt"/>
    </style:style>
    <style:style style:name="P491" style:parent-style-name="PlainText" style:family="paragraph">
      <style:text-properties style:font-name="Calibri" style:font-name-complex="Calibri" fo:font-size="14pt" style:font-size-asian="14pt" style:font-size-complex="14pt"/>
    </style:style>
    <style:style style:name="P492" style:parent-style-name="PlainText" style:family="paragraph">
      <style:text-properties style:font-name="Calibri" style:font-name-complex="Calibri" fo:font-size="14pt" style:font-size-asian="14pt" style:font-size-complex="14pt"/>
    </style:style>
    <style:style style:name="P493" style:parent-style-name="PlainText" style:family="paragraph">
      <style:text-properties style:font-name="Calibri" style:font-name-complex="Calibri" fo:font-size="14pt" style:font-size-asian="14pt" style:font-size-complex="14pt"/>
    </style:style>
    <style:style style:name="P494" style:parent-style-name="PlainText" style:family="paragraph">
      <style:text-properties style:font-name="Calibri" style:font-name-complex="Calibri" fo:font-size="14pt" style:font-size-asian="14pt" style:font-size-complex="14pt"/>
    </style:style>
    <style:style style:name="P495" style:parent-style-name="PlainText" style:family="paragraph">
      <style:text-properties style:font-name="Calibri" style:font-name-complex="Calibri" fo:font-size="14pt" style:font-size-asian="14pt" style:font-size-complex="14pt"/>
    </style:style>
    <style:style style:name="P496" style:parent-style-name="PlainText" style:family="paragraph">
      <style:text-properties style:font-name="Calibri" style:font-name-complex="Calibri" fo:font-size="14pt" style:font-size-asian="14pt" style:font-size-complex="14pt"/>
    </style:style>
    <style:style style:name="P497" style:parent-style-name="PlainText" style:family="paragraph">
      <style:text-properties style:font-name="Calibri" style:font-name-complex="Calibri" fo:font-size="14pt" style:font-size-asian="14pt" style:font-size-complex="14pt"/>
    </style:style>
    <style:style style:name="P498" style:parent-style-name="PlainText" style:family="paragraph">
      <style:text-properties style:font-name="Calibri" style:font-name-complex="Calibri" fo:font-size="14pt" style:font-size-asian="14pt" style:font-size-complex="14pt"/>
    </style:style>
    <style:style style:name="P499" style:parent-style-name="PlainText" style:family="paragraph">
      <style:text-properties style:font-name="Calibri" style:font-name-complex="Calibri" fo:font-size="14pt" style:font-size-asian="14pt" style:font-size-complex="14pt"/>
    </style:style>
    <style:style style:name="P500" style:parent-style-name="PlainText" style:family="paragraph">
      <style:text-properties style:font-name="Calibri" style:font-name-complex="Calibri" fo:font-size="14pt" style:font-size-asian="14pt" style:font-size-complex="14pt"/>
    </style:style>
    <style:style style:name="P501" style:parent-style-name="PlainText" style:family="paragraph">
      <style:text-properties style:font-name="Calibri" style:font-name-complex="Calibri" fo:font-size="14pt" style:font-size-asian="14pt" style:font-size-complex="14pt"/>
    </style:style>
    <style:style style:name="P502" style:parent-style-name="PlainText" style:family="paragraph">
      <style:text-properties style:font-name="Calibri" style:font-name-complex="Calibri" fo:font-size="14pt" style:font-size-asian="14pt" style:font-size-complex="14pt"/>
    </style:style>
    <style:style style:name="P503" style:parent-style-name="PlainText" style:family="paragraph">
      <style:text-properties style:font-name="Calibri" style:font-name-complex="Calibri" fo:font-size="14pt" style:font-size-asian="14pt" style:font-size-complex="14pt"/>
    </style:style>
    <style:style style:name="P504" style:parent-style-name="PlainText" style:family="paragraph">
      <style:text-properties style:font-name="Calibri" style:font-name-complex="Calibri" fo:font-size="14pt" style:font-size-asian="14pt" style:font-size-complex="14pt"/>
    </style:style>
    <style:style style:name="P505" style:parent-style-name="PlainText" style:family="paragraph">
      <style:text-properties style:font-name="Calibri" style:font-name-complex="Calibri" fo:font-size="14pt" style:font-size-asian="14pt" style:font-size-complex="14pt"/>
    </style:style>
    <style:style style:name="P506" style:parent-style-name="PlainText" style:family="paragraph">
      <style:text-properties style:font-name="Calibri" style:font-name-complex="Calibri" fo:font-size="14pt" style:font-size-asian="14pt" style:font-size-complex="14pt"/>
    </style:style>
    <style:style style:name="P507" style:parent-style-name="PlainText" style:family="paragraph">
      <style:text-properties style:font-name="Calibri" style:font-name-complex="Calibri" fo:font-size="14pt" style:font-size-asian="14pt" style:font-size-complex="14pt"/>
    </style:style>
    <style:style style:name="P508" style:parent-style-name="PlainText" style:family="paragraph">
      <style:text-properties style:font-name="Calibri" style:font-name-complex="Calibri" fo:font-size="14pt" style:font-size-asian="14pt" style:font-size-complex="14pt"/>
    </style:style>
    <style:style style:name="P509" style:parent-style-name="PlainText" style:family="paragraph">
      <style:text-properties style:font-name="Calibri" style:font-name-complex="Calibri" fo:font-size="14pt" style:font-size-asian="14pt" style:font-size-complex="14pt"/>
    </style:style>
    <style:style style:name="P510" style:parent-style-name="PlainText" style:family="paragraph">
      <style:text-properties style:font-name="Calibri" style:font-name-complex="Calibri" fo:font-size="14pt" style:font-size-asian="14pt" style:font-size-complex="14pt"/>
    </style:style>
    <style:style style:name="P511" style:parent-style-name="PlainText" style:family="paragraph">
      <style:text-properties style:font-name="Calibri" style:font-name-complex="Calibri" fo:font-size="14pt" style:font-size-asian="14pt" style:font-size-complex="14pt"/>
    </style:style>
    <style:style style:name="P512" style:parent-style-name="PlainText" style:family="paragraph">
      <style:text-properties style:font-name="Calibri" style:font-name-complex="Calibri" fo:font-size="14pt" style:font-size-asian="14pt" style:font-size-complex="14pt"/>
    </style:style>
    <style:style style:name="P513" style:parent-style-name="PlainText" style:family="paragraph">
      <style:text-properties style:font-name="Calibri" style:font-name-complex="Calibri" fo:font-size="14pt" style:font-size-asian="14pt" style:font-size-complex="14pt"/>
    </style:style>
    <style:style style:name="P514" style:parent-style-name="PlainText" style:family="paragraph">
      <style:text-properties style:font-name="Calibri" style:font-name-complex="Calibri" fo:font-size="14pt" style:font-size-asian="14pt" style:font-size-complex="14pt"/>
    </style:style>
    <style:style style:name="P515" style:parent-style-name="PlainText" style:family="paragraph">
      <style:text-properties style:font-name="Calibri" style:font-name-complex="Calibri" fo:font-size="14pt" style:font-size-asian="14pt" style:font-size-complex="14pt"/>
    </style:style>
    <style:style style:name="P516" style:parent-style-name="PlainText" style:family="paragraph">
      <style:text-properties style:font-name="Calibri" style:font-name-complex="Calibri" fo:font-size="14pt" style:font-size-asian="14pt" style:font-size-complex="14pt"/>
    </style:style>
    <style:style style:name="P517" style:parent-style-name="PlainText" style:family="paragraph">
      <style:text-properties style:font-name="Calibri" style:font-name-complex="Calibri" fo:font-size="14pt" style:font-size-asian="14pt" style:font-size-complex="14pt"/>
    </style:style>
    <style:style style:name="P518" style:parent-style-name="PlainText" style:family="paragraph">
      <style:text-properties style:font-name="Calibri" style:font-name-complex="Calibri" fo:font-size="14pt" style:font-size-asian="14pt" style:font-size-complex="14pt"/>
    </style:style>
    <style:style style:name="P519" style:parent-style-name="PlainText" style:family="paragraph">
      <style:text-properties style:font-name="Calibri" style:font-name-complex="Calibri" fo:font-size="14pt" style:font-size-asian="14pt" style:font-size-complex="14pt"/>
    </style:style>
    <style:style style:name="P520" style:parent-style-name="PlainText" style:family="paragraph">
      <style:text-properties style:font-name="Calibri" style:font-name-complex="Calibri" fo:font-size="14pt" style:font-size-asian="14pt" style:font-size-complex="14pt"/>
    </style:style>
    <style:style style:name="P521" style:parent-style-name="PlainText" style:family="paragraph">
      <style:text-properties style:font-name="Calibri" style:font-name-complex="Calibri" fo:font-size="14pt" style:font-size-asian="14pt" style:font-size-complex="14pt"/>
    </style:style>
    <style:style style:name="P522" style:parent-style-name="PlainText" style:family="paragraph">
      <style:text-properties style:font-name="Calibri" style:font-name-complex="Calibri" fo:font-size="14pt" style:font-size-asian="14pt" style:font-size-complex="14pt"/>
    </style:style>
    <style:style style:name="P523" style:parent-style-name="PlainText" style:family="paragraph">
      <style:text-properties style:font-name="Calibri" style:font-name-complex="Calibri" fo:font-size="14pt" style:font-size-asian="14pt" style:font-size-complex="14pt"/>
    </style:style>
    <style:style style:name="P524" style:parent-style-name="PlainText" style:family="paragraph">
      <style:text-properties style:font-name="Calibri" style:font-name-complex="Calibri" fo:font-size="14pt" style:font-size-asian="14pt" style:font-size-complex="14pt"/>
    </style:style>
    <style:style style:name="P525" style:parent-style-name="PlainText" style:family="paragraph">
      <style:text-properties style:font-name="Calibri" style:font-name-complex="Calibri" fo:font-size="14pt" style:font-size-asian="14pt" style:font-size-complex="14pt"/>
    </style:style>
    <style:style style:name="P526" style:parent-style-name="PlainText" style:family="paragraph">
      <style:text-properties style:font-name="Calibri" style:font-name-complex="Calibri" fo:font-size="14pt" style:font-size-asian="14pt" style:font-size-complex="14pt"/>
    </style:style>
    <style:style style:name="P527" style:parent-style-name="PlainText" style:family="paragraph">
      <style:text-properties style:font-name="Calibri" style:font-name-complex="Calibri" fo:font-size="14pt" style:font-size-asian="14pt" style:font-size-complex="14pt"/>
    </style:style>
    <style:style style:name="P528" style:parent-style-name="PlainText" style:family="paragraph">
      <style:text-properties style:font-name="Calibri" style:font-name-complex="Calibri" fo:font-size="14pt" style:font-size-asian="14pt" style:font-size-complex="14pt"/>
    </style:style>
    <style:style style:name="P529" style:parent-style-name="PlainText" style:family="paragraph">
      <style:text-properties style:font-name="Calibri" style:font-name-complex="Calibri" fo:font-size="14pt" style:font-size-asian="14pt" style:font-size-complex="14pt"/>
    </style:style>
    <style:style style:name="P530" style:parent-style-name="PlainText" style:family="paragraph">
      <style:text-properties style:font-name="Calibri" style:font-name-complex="Calibri" fo:font-size="14pt" style:font-size-asian="14pt" style:font-size-complex="14pt"/>
    </style:style>
    <style:style style:name="P531" style:parent-style-name="PlainText" style:family="paragraph">
      <style:text-properties style:font-name="Calibri" style:font-name-complex="Calibri" fo:font-size="14pt" style:font-size-asian="14pt" style:font-size-complex="14pt"/>
    </style:style>
    <style:style style:name="P532" style:parent-style-name="PlainText" style:family="paragraph">
      <style:text-properties style:font-name="Calibri" style:font-name-complex="Calibri" fo:font-size="14pt" style:font-size-asian="14pt" style:font-size-complex="14pt"/>
    </style:style>
    <style:style style:name="P533" style:parent-style-name="PlainText" style:family="paragraph">
      <style:text-properties style:font-name="Calibri" style:font-name-complex="Calibri" fo:font-size="14pt" style:font-size-asian="14pt" style:font-size-complex="14pt"/>
    </style:style>
    <style:style style:name="P534" style:parent-style-name="PlainText" style:family="paragraph">
      <style:text-properties style:font-name="Calibri" style:font-name-complex="Calibri" fo:font-size="14pt" style:font-size-asian="14pt" style:font-size-complex="14pt"/>
    </style:style>
    <style:style style:name="P535" style:parent-style-name="PlainText" style:family="paragraph">
      <style:text-properties style:font-name="Calibri" style:font-name-complex="Calibri" fo:font-size="14pt" style:font-size-asian="14pt" style:font-size-complex="14pt"/>
    </style:style>
    <style:style style:name="P536" style:parent-style-name="PlainText" style:family="paragraph">
      <style:text-properties style:font-name="Calibri" style:font-name-complex="Calibri" fo:font-size="14pt" style:font-size-asian="14pt" style:font-size-complex="14pt"/>
    </style:style>
    <style:style style:name="P537" style:parent-style-name="PlainText" style:family="paragraph">
      <style:text-properties style:font-name="Calibri" style:font-name-complex="Calibri" fo:font-size="14pt" style:font-size-asian="14pt" style:font-size-complex="14pt"/>
    </style:style>
    <style:style style:name="P538" style:parent-style-name="PlainText" style:family="paragraph">
      <style:text-properties style:font-name="Calibri" style:font-name-complex="Calibri" fo:font-size="14pt" style:font-size-asian="14pt" style:font-size-complex="14pt"/>
    </style:style>
    <style:style style:name="P539" style:parent-style-name="PlainText" style:family="paragraph">
      <style:text-properties style:font-name="Calibri" style:font-name-complex="Calibri" fo:font-size="14pt" style:font-size-asian="14pt" style:font-size-complex="14pt"/>
    </style:style>
    <style:style style:name="P540" style:parent-style-name="PlainText" style:family="paragraph">
      <style:text-properties style:font-name="Calibri" style:font-name-complex="Calibri" fo:font-size="14pt" style:font-size-asian="14pt" style:font-size-complex="14pt"/>
    </style:style>
    <style:style style:name="P541" style:parent-style-name="PlainText" style:family="paragraph">
      <style:text-properties style:font-name="Calibri" style:font-name-complex="Calibri" fo:font-size="14pt" style:font-size-asian="14pt" style:font-size-complex="14pt"/>
    </style:style>
    <style:style style:name="P542" style:parent-style-name="PlainText" style:family="paragraph">
      <style:text-properties style:font-name="Calibri" style:font-name-complex="Calibri" fo:font-size="14pt" style:font-size-asian="14pt" style:font-size-complex="14pt"/>
    </style:style>
    <style:style style:name="P543" style:parent-style-name="PlainText" style:family="paragraph">
      <style:text-properties style:font-name="Calibri" style:font-name-complex="Calibri" fo:font-size="14pt" style:font-size-asian="14pt" style:font-size-complex="14pt"/>
    </style:style>
    <style:style style:name="P544" style:parent-style-name="PlainText" style:family="paragraph">
      <style:text-properties style:font-name="Calibri" style:font-name-complex="Calibri" fo:font-size="14pt" style:font-size-asian="14pt" style:font-size-complex="14pt"/>
    </style:style>
    <style:style style:name="P545" style:parent-style-name="PlainText" style:family="paragraph">
      <style:text-properties style:font-name="Calibri" style:font-name-complex="Calibri" fo:font-size="14pt" style:font-size-asian="14pt" style:font-size-complex="14pt"/>
    </style:style>
    <style:style style:name="P546" style:parent-style-name="PlainText" style:family="paragraph">
      <style:text-properties style:font-name="Calibri" style:font-name-complex="Calibri" fo:font-size="14pt" style:font-size-asian="14pt" style:font-size-complex="14pt"/>
    </style:style>
    <style:style style:name="P547" style:parent-style-name="PlainText" style:family="paragraph">
      <style:text-properties style:font-name="Calibri" style:font-name-complex="Calibri" fo:font-size="14pt" style:font-size-asian="14pt" style:font-size-complex="14pt"/>
    </style:style>
    <style:style style:name="P548" style:parent-style-name="PlainText" style:family="paragraph">
      <style:text-properties style:font-name="Calibri" style:font-name-complex="Calibri" fo:font-size="14pt" style:font-size-asian="14pt" style:font-size-complex="14pt"/>
    </style:style>
    <style:style style:name="P549" style:parent-style-name="PlainText" style:family="paragraph">
      <style:text-properties style:font-name="Calibri" style:font-name-complex="Calibri" fo:font-size="14pt" style:font-size-asian="14pt" style:font-size-complex="14pt"/>
    </style:style>
    <style:style style:name="P550" style:parent-style-name="PlainText" style:family="paragraph">
      <style:text-properties style:font-name="Calibri" style:font-name-complex="Calibri" fo:font-size="14pt" style:font-size-asian="14pt" style:font-size-complex="14pt"/>
    </style:style>
    <style:style style:name="P551" style:parent-style-name="PlainText" style:family="paragraph">
      <style:text-properties style:font-name="Calibri" style:font-name-complex="Calibri" fo:font-size="14pt" style:font-size-asian="14pt" style:font-size-complex="14pt"/>
    </style:style>
    <style:style style:name="P552" style:parent-style-name="PlainText" style:family="paragraph">
      <style:text-properties style:font-name="Calibri" style:font-name-complex="Calibri" fo:font-size="14pt" style:font-size-asian="14pt" style:font-size-complex="14pt"/>
    </style:style>
    <style:style style:name="P553" style:parent-style-name="PlainText" style:family="paragraph">
      <style:text-properties style:font-name="Calibri" style:font-name-complex="Calibri" fo:font-size="14pt" style:font-size-asian="14pt" style:font-size-complex="14pt"/>
    </style:style>
    <style:style style:name="P554" style:parent-style-name="PlainText" style:family="paragraph">
      <style:text-properties style:font-name="Calibri" style:font-name-complex="Calibri" fo:font-size="14pt" style:font-size-asian="14pt" style:font-size-complex="14pt"/>
    </style:style>
    <style:style style:name="P555" style:parent-style-name="PlainText" style:family="paragraph">
      <style:text-properties style:font-name="Calibri" style:font-name-complex="Calibri" fo:font-size="14pt" style:font-size-asian="14pt" style:font-size-complex="14pt"/>
    </style:style>
    <style:style style:name="P556" style:parent-style-name="PlainText" style:family="paragraph">
      <style:text-properties style:font-name="Calibri" style:font-name-complex="Calibri" fo:font-size="14pt" style:font-size-asian="14pt" style:font-size-complex="14pt"/>
    </style:style>
    <style:style style:name="P557" style:parent-style-name="PlainText" style:family="paragraph">
      <style:text-properties style:font-name="Calibri" style:font-name-complex="Calibri" fo:font-size="14pt" style:font-size-asian="14pt" style:font-size-complex="14pt"/>
    </style:style>
    <style:style style:name="P558" style:parent-style-name="PlainText" style:family="paragraph">
      <style:text-properties style:font-name="Calibri" style:font-name-complex="Calibri" fo:font-size="14pt" style:font-size-asian="14pt" style:font-size-complex="14pt"/>
    </style:style>
    <style:style style:name="P559" style:parent-style-name="PlainText" style:family="paragraph">
      <style:text-properties style:font-name="Calibri" style:font-name-complex="Calibri" fo:font-size="14pt" style:font-size-asian="14pt" style:font-size-complex="14pt"/>
    </style:style>
    <style:style style:name="P560" style:parent-style-name="PlainText" style:family="paragraph">
      <style:text-properties style:font-name="Calibri" style:font-name-complex="Calibri" fo:font-size="14pt" style:font-size-asian="14pt" style:font-size-complex="14pt"/>
    </style:style>
    <style:style style:name="P561" style:parent-style-name="PlainText" style:family="paragraph">
      <style:text-properties style:font-name="Calibri" style:font-name-complex="Calibri" fo:font-size="14pt" style:font-size-asian="14pt" style:font-size-complex="14pt"/>
    </style:style>
    <style:style style:name="P562" style:parent-style-name="PlainText" style:family="paragraph">
      <style:text-properties style:font-name="Calibri" style:font-name-complex="Calibri" fo:font-size="14pt" style:font-size-asian="14pt" style:font-size-complex="14pt"/>
    </style:style>
    <style:style style:name="P563" style:parent-style-name="PlainText" style:family="paragraph">
      <style:text-properties style:font-name="Calibri" style:font-name-complex="Calibri" fo:font-size="14pt" style:font-size-asian="14pt" style:font-size-complex="14pt"/>
    </style:style>
    <style:style style:name="P564" style:parent-style-name="PlainText" style:family="paragraph">
      <style:text-properties style:font-name="Calibri" style:font-name-complex="Calibri" fo:font-size="14pt" style:font-size-asian="14pt" style:font-size-complex="14pt"/>
    </style:style>
    <style:style style:name="P565" style:parent-style-name="PlainText" style:family="paragraph">
      <style:text-properties style:font-name="Calibri" style:font-name-complex="Calibri" fo:font-size="14pt" style:font-size-asian="14pt" style:font-size-complex="14pt"/>
    </style:style>
    <style:style style:name="P566" style:parent-style-name="PlainText" style:family="paragraph">
      <style:text-properties style:font-name="Calibri" style:font-name-complex="Calibri" fo:font-size="14pt" style:font-size-asian="14pt" style:font-size-complex="14pt"/>
    </style:style>
    <style:style style:name="P567" style:parent-style-name="PlainText" style:family="paragraph">
      <style:text-properties style:font-name="Calibri" style:font-name-complex="Calibri" fo:font-size="14pt" style:font-size-asian="14pt" style:font-size-complex="14pt"/>
    </style:style>
    <style:style style:name="P568" style:parent-style-name="PlainText" style:family="paragraph">
      <style:text-properties style:font-name="Calibri" style:font-name-complex="Calibri" fo:font-size="14pt" style:font-size-asian="14pt" style:font-size-complex="14pt"/>
    </style:style>
    <style:style style:name="P569" style:parent-style-name="PlainText" style:family="paragraph">
      <style:text-properties style:font-name="Calibri" style:font-name-complex="Calibri" fo:font-size="14pt" style:font-size-asian="14pt" style:font-size-complex="14pt"/>
    </style:style>
    <style:style style:name="P570" style:parent-style-name="PlainText" style:family="paragraph">
      <style:text-properties style:font-name="Calibri" style:font-name-complex="Calibri" fo:font-size="14pt" style:font-size-asian="14pt" style:font-size-complex="14pt"/>
    </style:style>
    <style:style style:name="P571" style:parent-style-name="PlainText" style:family="paragraph">
      <style:text-properties style:font-name="Calibri" style:font-name-complex="Calibri" fo:font-size="14pt" style:font-size-asian="14pt" style:font-size-complex="14pt"/>
    </style:style>
    <style:style style:name="P572" style:parent-style-name="PlainText" style:family="paragraph">
      <style:text-properties style:font-name="Calibri" style:font-name-complex="Calibri" fo:font-size="14pt" style:font-size-asian="14pt" style:font-size-complex="14pt"/>
    </style:style>
    <style:style style:name="P573" style:parent-style-name="PlainText" style:family="paragraph">
      <style:text-properties style:font-name="Calibri" style:font-name-complex="Calibri" fo:font-size="14pt" style:font-size-asian="14pt" style:font-size-complex="14pt"/>
    </style:style>
    <style:style style:name="P574" style:parent-style-name="PlainText" style:family="paragraph">
      <style:text-properties style:font-name="Calibri" style:font-name-complex="Calibri" fo:font-size="14pt" style:font-size-asian="14pt" style:font-size-complex="14pt"/>
    </style:style>
    <style:style style:name="P575" style:parent-style-name="PlainText" style:family="paragraph">
      <style:text-properties style:font-name="Calibri" style:font-name-complex="Calibri" fo:font-size="14pt" style:font-size-asian="14pt" style:font-size-complex="14pt"/>
    </style:style>
    <style:style style:name="P576" style:parent-style-name="PlainText" style:family="paragraph">
      <style:text-properties style:font-name="Calibri" style:font-name-complex="Calibri" fo:font-size="14pt" style:font-size-asian="14pt" style:font-size-complex="14pt"/>
    </style:style>
    <style:style style:name="P577" style:parent-style-name="PlainText" style:family="paragraph">
      <style:text-properties style:font-name="Calibri" style:font-name-complex="Calibri" fo:font-size="14pt" style:font-size-asian="14pt" style:font-size-complex="14pt"/>
    </style:style>
    <style:style style:name="P578" style:parent-style-name="PlainText" style:family="paragraph">
      <style:text-properties style:font-name="Calibri" style:font-name-complex="Calibri" fo:font-size="14pt" style:font-size-asian="14pt" style:font-size-complex="14pt"/>
    </style:style>
    <style:style style:name="P579" style:parent-style-name="PlainText" style:family="paragraph">
      <style:text-properties style:font-name="Calibri" style:font-name-complex="Calibri" fo:font-size="14pt" style:font-size-asian="14pt" style:font-size-complex="14pt"/>
    </style:style>
    <style:style style:name="P580" style:parent-style-name="PlainText" style:family="paragraph">
      <style:text-properties style:font-name="Calibri" style:font-name-complex="Calibri" fo:font-size="14pt" style:font-size-asian="14pt" style:font-size-complex="14pt"/>
    </style:style>
    <style:style style:name="P581" style:parent-style-name="PlainText" style:family="paragraph">
      <style:text-properties style:font-name="Calibri" style:font-name-complex="Calibri" fo:font-size="14pt" style:font-size-asian="14pt" style:font-size-complex="14pt"/>
    </style:style>
    <style:style style:name="P582" style:parent-style-name="PlainText" style:family="paragraph">
      <style:text-properties style:font-name="Calibri" style:font-name-complex="Calibri" fo:font-size="14pt" style:font-size-asian="14pt" style:font-size-complex="14pt"/>
    </style:style>
    <style:style style:name="P583" style:parent-style-name="PlainText" style:family="paragraph">
      <style:text-properties style:font-name="Calibri" style:font-name-complex="Calibri" fo:font-size="14pt" style:font-size-asian="14pt" style:font-size-complex="14pt"/>
    </style:style>
    <style:style style:name="P584" style:parent-style-name="PlainText" style:family="paragraph">
      <style:text-properties style:font-name="Calibri" style:font-name-complex="Calibri" fo:font-size="14pt" style:font-size-asian="14pt" style:font-size-complex="14pt"/>
    </style:style>
    <style:style style:name="P585" style:parent-style-name="PlainText" style:family="paragraph">
      <style:text-properties style:font-name="Calibri" style:font-name-complex="Calibri" fo:font-size="14pt" style:font-size-asian="14pt" style:font-size-complex="14pt"/>
    </style:style>
    <style:style style:name="P586" style:parent-style-name="PlainText" style:family="paragraph">
      <style:text-properties style:font-name="Calibri" style:font-name-complex="Calibri" fo:font-size="14pt" style:font-size-asian="14pt" style:font-size-complex="14pt"/>
    </style:style>
    <style:style style:name="P587" style:parent-style-name="PlainText" style:family="paragraph">
      <style:text-properties style:font-name="Calibri" style:font-name-complex="Calibri" fo:font-size="14pt" style:font-size-asian="14pt" style:font-size-complex="14pt"/>
    </style:style>
    <style:style style:name="P588" style:parent-style-name="PlainText" style:family="paragraph">
      <style:text-properties style:font-name="Calibri" style:font-name-complex="Calibri" fo:font-size="14pt" style:font-size-asian="14pt" style:font-size-complex="14pt"/>
    </style:style>
    <style:style style:name="P589" style:parent-style-name="PlainText" style:family="paragraph">
      <style:text-properties style:font-name="Calibri" style:font-name-complex="Calibri" fo:font-size="14pt" style:font-size-asian="14pt" style:font-size-complex="14pt"/>
    </style:style>
    <style:style style:name="P590" style:parent-style-name="PlainText" style:family="paragraph">
      <style:text-properties style:font-name="Calibri" style:font-name-complex="Calibri" fo:font-size="14pt" style:font-size-asian="14pt" style:font-size-complex="14pt"/>
    </style:style>
    <style:style style:name="P591" style:parent-style-name="PlainText" style:family="paragraph">
      <style:text-properties style:font-name="Calibri" style:font-name-complex="Calibri" fo:font-size="14pt" style:font-size-asian="14pt" style:font-size-complex="14pt"/>
    </style:style>
    <style:style style:name="P592" style:parent-style-name="PlainText" style:family="paragraph">
      <style:text-properties style:font-name="Calibri" style:font-name-complex="Calibri" fo:font-size="14pt" style:font-size-asian="14pt" style:font-size-complex="14pt"/>
    </style:style>
    <style:style style:name="P593" style:parent-style-name="PlainText" style:family="paragraph">
      <style:text-properties style:font-name="Calibri" style:font-name-complex="Calibri" fo:font-size="14pt" style:font-size-asian="14pt" style:font-size-complex="14pt"/>
    </style:style>
    <style:style style:name="P594" style:parent-style-name="PlainText" style:family="paragraph">
      <style:text-properties style:font-name="Calibri" style:font-name-complex="Calibri" fo:font-size="14pt" style:font-size-asian="14pt" style:font-size-complex="14pt"/>
    </style:style>
    <style:style style:name="P595" style:parent-style-name="PlainText" style:family="paragraph">
      <style:text-properties style:font-name="Calibri" style:font-name-complex="Calibri" fo:font-size="14pt" style:font-size-asian="14pt" style:font-size-complex="14pt"/>
    </style:style>
    <style:style style:name="P596" style:parent-style-name="PlainText" style:family="paragraph">
      <style:text-properties style:font-name="Calibri" style:font-name-complex="Calibri" fo:font-size="14pt" style:font-size-asian="14pt" style:font-size-complex="14pt"/>
    </style:style>
    <style:style style:name="P597" style:parent-style-name="PlainText" style:family="paragraph">
      <style:text-properties style:font-name="Calibri" style:font-name-complex="Calibri" fo:font-size="14pt" style:font-size-asian="14pt" style:font-size-complex="14pt"/>
    </style:style>
    <style:style style:name="P598" style:parent-style-name="PlainText" style:family="paragraph">
      <style:text-properties style:font-name="Calibri" style:font-name-complex="Calibri" fo:font-size="14pt" style:font-size-asian="14pt" style:font-size-complex="14pt"/>
    </style:style>
    <style:style style:name="P599" style:parent-style-name="PlainText" style:family="paragraph">
      <style:text-properties style:font-name="Calibri" style:font-name-complex="Calibri" fo:font-size="14pt" style:font-size-asian="14pt" style:font-size-complex="14pt"/>
    </style:style>
    <style:style style:name="P600" style:parent-style-name="PlainText" style:family="paragraph">
      <style:text-properties style:font-name="Calibri" style:font-name-complex="Calibri" fo:font-size="14pt" style:font-size-asian="14pt" style:font-size-complex="14pt"/>
    </style:style>
    <style:style style:name="P601" style:parent-style-name="PlainText" style:family="paragraph">
      <style:text-properties style:font-name="Calibri" style:font-name-complex="Calibri" fo:font-size="14pt" style:font-size-asian="14pt" style:font-size-complex="14pt"/>
    </style:style>
    <style:style style:name="P602" style:parent-style-name="PlainText" style:family="paragraph">
      <style:text-properties style:font-name="Calibri" style:font-name-complex="Calibri" fo:font-size="14pt" style:font-size-asian="14pt" style:font-size-complex="14pt"/>
    </style:style>
    <style:style style:name="P603" style:parent-style-name="PlainText" style:family="paragraph">
      <style:text-properties style:font-name="Calibri" style:font-name-complex="Calibri" fo:font-size="14pt" style:font-size-asian="14pt" style:font-size-complex="14pt"/>
    </style:style>
    <style:style style:name="P604" style:parent-style-name="PlainText" style:family="paragraph">
      <style:text-properties style:font-name="Calibri" style:font-name-complex="Calibri" fo:font-size="14pt" style:font-size-asian="14pt" style:font-size-complex="14pt"/>
    </style:style>
    <style:style style:name="P605" style:parent-style-name="PlainText" style:family="paragraph">
      <style:text-properties style:font-name="Calibri" style:font-name-complex="Calibri" fo:font-size="14pt" style:font-size-asian="14pt" style:font-size-complex="14pt"/>
    </style:style>
    <style:style style:name="P606" style:parent-style-name="PlainText" style:family="paragraph">
      <style:text-properties style:font-name="Calibri" style:font-name-complex="Calibri" fo:font-size="14pt" style:font-size-asian="14pt" style:font-size-complex="14pt"/>
    </style:style>
    <style:style style:name="P607" style:parent-style-name="PlainText" style:family="paragraph">
      <style:text-properties style:font-name="Calibri" style:font-name-complex="Calibri" fo:font-size="14pt" style:font-size-asian="14pt" style:font-size-complex="14pt"/>
    </style:style>
    <style:style style:name="P608" style:parent-style-name="PlainText" style:family="paragraph">
      <style:text-properties style:font-name="Calibri" style:font-name-complex="Calibri" fo:font-size="14pt" style:font-size-asian="14pt" style:font-size-complex="14pt"/>
    </style:style>
    <style:style style:name="P609" style:parent-style-name="PlainText" style:family="paragraph">
      <style:text-properties style:font-name="Calibri" style:font-name-complex="Calibri" fo:font-size="14pt" style:font-size-asian="14pt" style:font-size-complex="14pt"/>
    </style:style>
    <style:style style:name="P610" style:parent-style-name="PlainText" style:family="paragraph">
      <style:text-properties style:font-name="Calibri" style:font-name-complex="Calibri" fo:font-size="14pt" style:font-size-asian="14pt" style:font-size-complex="14pt"/>
    </style:style>
    <style:style style:name="P611" style:parent-style-name="PlainText" style:family="paragraph">
      <style:text-properties style:font-name="Calibri" style:font-name-complex="Calibri" fo:font-size="14pt" style:font-size-asian="14pt" style:font-size-complex="14pt"/>
    </style:style>
    <style:style style:name="P612" style:parent-style-name="PlainText" style:family="paragraph">
      <style:text-properties style:font-name="Calibri" style:font-name-complex="Calibri" fo:font-size="14pt" style:font-size-asian="14pt" style:font-size-complex="14pt"/>
    </style:style>
    <style:style style:name="P613" style:parent-style-name="PlainText" style:family="paragraph">
      <style:text-properties style:font-name="Calibri" style:font-name-complex="Calibri" fo:font-size="14pt" style:font-size-asian="14pt" style:font-size-complex="14pt"/>
    </style:style>
    <style:style style:name="P614" style:parent-style-name="PlainText" style:family="paragraph">
      <style:text-properties style:font-name="Calibri" style:font-name-complex="Calibri" fo:font-size="14pt" style:font-size-asian="14pt" style:font-size-complex="14pt"/>
    </style:style>
    <style:style style:name="P615" style:parent-style-name="PlainText" style:family="paragraph">
      <style:text-properties style:font-name="Calibri" style:font-name-complex="Calibri" fo:font-size="14pt" style:font-size-asian="14pt" style:font-size-complex="14pt"/>
    </style:style>
    <style:style style:name="P616" style:parent-style-name="PlainText" style:family="paragraph">
      <style:text-properties style:font-name="Calibri" style:font-name-complex="Calibri" fo:font-size="14pt" style:font-size-asian="14pt" style:font-size-complex="14pt"/>
    </style:style>
    <style:style style:name="P617" style:parent-style-name="PlainText" style:family="paragraph">
      <style:text-properties style:font-name="Calibri" style:font-name-complex="Calibri" fo:font-size="14pt" style:font-size-asian="14pt" style:font-size-complex="14pt"/>
    </style:style>
    <style:style style:name="P618" style:parent-style-name="PlainText" style:family="paragraph">
      <style:text-properties style:font-name="Calibri" style:font-name-complex="Calibri" fo:font-size="14pt" style:font-size-asian="14pt" style:font-size-complex="14pt"/>
    </style:style>
    <style:style style:name="P619" style:parent-style-name="PlainText" style:family="paragraph">
      <style:text-properties style:font-name="Calibri" style:font-name-complex="Calibri" fo:font-size="14pt" style:font-size-asian="14pt" style:font-size-complex="14pt"/>
    </style:style>
    <style:style style:name="P620" style:parent-style-name="PlainText" style:family="paragraph">
      <style:text-properties style:font-name="Calibri" style:font-name-complex="Calibri" fo:font-size="14pt" style:font-size-asian="14pt" style:font-size-complex="14pt"/>
    </style:style>
    <style:style style:name="P621" style:parent-style-name="PlainText" style:family="paragraph">
      <style:text-properties style:font-name="Calibri" style:font-name-complex="Calibri" fo:font-size="14pt" style:font-size-asian="14pt" style:font-size-complex="14pt"/>
    </style:style>
    <style:style style:name="P622" style:parent-style-name="PlainText" style:family="paragraph">
      <style:text-properties style:font-name="Calibri" style:font-name-complex="Calibri" fo:font-size="14pt" style:font-size-asian="14pt" style:font-size-complex="14pt"/>
    </style:style>
    <style:style style:name="P623" style:parent-style-name="PlainText" style:family="paragraph">
      <style:text-properties style:font-name="Calibri" style:font-name-complex="Calibri" fo:font-size="14pt" style:font-size-asian="14pt" style:font-size-complex="14pt"/>
    </style:style>
    <style:style style:name="P624" style:parent-style-name="PlainText" style:family="paragraph">
      <style:text-properties style:font-name="Calibri" style:font-name-complex="Calibri" fo:font-size="14pt" style:font-size-asian="14pt" style:font-size-complex="14pt"/>
    </style:style>
    <style:style style:name="P625" style:parent-style-name="PlainText" style:family="paragraph">
      <style:text-properties style:font-name="Calibri" style:font-name-complex="Calibri" fo:font-size="14pt" style:font-size-asian="14pt" style:font-size-complex="14pt"/>
    </style:style>
    <style:style style:name="P626" style:parent-style-name="PlainText" style:family="paragraph">
      <style:text-properties style:font-name="Calibri" style:font-name-complex="Calibri" fo:font-size="14pt" style:font-size-asian="14pt" style:font-size-complex="14pt"/>
    </style:style>
    <style:style style:name="P627" style:parent-style-name="PlainText" style:family="paragraph">
      <style:text-properties style:font-name="Calibri" style:font-name-complex="Calibri" fo:font-size="14pt" style:font-size-asian="14pt" style:font-size-complex="14pt"/>
    </style:style>
    <style:style style:name="P628" style:parent-style-name="PlainText" style:family="paragraph">
      <style:text-properties style:font-name="Calibri" style:font-name-complex="Calibri" fo:font-size="14pt" style:font-size-asian="14pt" style:font-size-complex="14pt"/>
    </style:style>
    <style:style style:name="P629" style:parent-style-name="PlainText" style:family="paragraph">
      <style:text-properties style:font-name="Calibri" style:font-name-complex="Calibri" fo:font-size="14pt" style:font-size-asian="14pt" style:font-size-complex="14pt"/>
    </style:style>
    <style:style style:name="P630" style:parent-style-name="PlainText" style:family="paragraph">
      <style:text-properties style:font-name="Calibri" style:font-name-complex="Calibri" fo:font-size="14pt" style:font-size-asian="14pt" style:font-size-complex="14pt"/>
    </style:style>
    <style:style style:name="P631" style:parent-style-name="PlainText" style:family="paragraph">
      <style:text-properties style:font-name="Calibri" style:font-name-complex="Calibri" fo:font-size="14pt" style:font-size-asian="14pt" style:font-size-complex="14pt"/>
    </style:style>
    <style:style style:name="P632" style:parent-style-name="PlainText" style:family="paragraph">
      <style:text-properties style:font-name="Calibri" style:font-name-complex="Calibri" fo:font-size="14pt" style:font-size-asian="14pt" style:font-size-complex="14pt"/>
    </style:style>
    <style:style style:name="P633" style:parent-style-name="PlainText" style:family="paragraph">
      <style:text-properties style:font-name="Calibri" style:font-name-complex="Calibri" fo:font-size="14pt" style:font-size-asian="14pt" style:font-size-complex="14pt"/>
    </style:style>
    <style:style style:name="P634" style:parent-style-name="PlainText" style:family="paragraph">
      <style:text-properties style:font-name="Calibri" style:font-name-complex="Calibri" fo:font-size="14pt" style:font-size-asian="14pt" style:font-size-complex="14pt"/>
    </style:style>
    <style:style style:name="P635" style:parent-style-name="PlainText" style:family="paragraph">
      <style:text-properties style:font-name="Calibri" style:font-name-complex="Calibri" fo:font-size="14pt" style:font-size-asian="14pt" style:font-size-complex="14pt"/>
    </style:style>
    <style:style style:name="P636" style:parent-style-name="PlainText" style:family="paragraph">
      <style:text-properties style:font-name="Calibri" style:font-name-complex="Calibri" fo:font-size="14pt" style:font-size-asian="14pt" style:font-size-complex="14pt"/>
    </style:style>
    <style:style style:name="P637" style:parent-style-name="PlainText" style:family="paragraph">
      <style:text-properties style:font-name="Calibri" style:font-name-complex="Calibri" fo:font-size="14pt" style:font-size-asian="14pt" style:font-size-complex="14pt"/>
    </style:style>
    <style:style style:name="P638" style:parent-style-name="PlainText" style:family="paragraph">
      <style:text-properties style:font-name="Calibri" style:font-name-complex="Calibri" fo:font-size="14pt" style:font-size-asian="14pt" style:font-size-complex="14pt"/>
    </style:style>
    <style:style style:name="P639" style:parent-style-name="PlainText" style:family="paragraph">
      <style:text-properties style:font-name="Calibri" style:font-name-complex="Calibri" fo:font-size="14pt" style:font-size-asian="14pt" style:font-size-complex="14pt"/>
    </style:style>
    <style:style style:name="P640" style:parent-style-name="PlainText" style:family="paragraph">
      <style:text-properties style:font-name="Calibri" style:font-name-complex="Calibri" fo:font-size="14pt" style:font-size-asian="14pt" style:font-size-complex="14pt"/>
    </style:style>
    <style:style style:name="P641" style:parent-style-name="PlainText" style:family="paragraph">
      <style:text-properties style:font-name="Calibri" style:font-name-complex="Calibri" fo:font-size="14pt" style:font-size-asian="14pt" style:font-size-complex="14pt"/>
    </style:style>
    <style:style style:name="P642" style:parent-style-name="PlainText" style:family="paragraph">
      <style:text-properties style:font-name="Calibri" style:font-name-complex="Calibri" fo:font-size="14pt" style:font-size-asian="14pt" style:font-size-complex="14pt"/>
    </style:style>
    <style:style style:name="P643" style:parent-style-name="PlainText" style:family="paragraph">
      <style:text-properties style:font-name="Calibri" style:font-name-complex="Calibri" fo:font-size="14pt" style:font-size-asian="14pt" style:font-size-complex="14pt"/>
    </style:style>
    <style:style style:name="P644" style:parent-style-name="PlainText" style:family="paragraph">
      <style:text-properties style:font-name="Calibri" style:font-name-complex="Calibri" fo:font-size="14pt" style:font-size-asian="14pt" style:font-size-complex="14pt"/>
    </style:style>
    <style:style style:name="P645" style:parent-style-name="PlainText" style:family="paragraph">
      <style:text-properties style:font-name="Calibri" style:font-name-complex="Calibri" fo:font-size="14pt" style:font-size-asian="14pt" style:font-size-complex="14pt"/>
    </style:style>
    <style:style style:name="P646" style:parent-style-name="PlainText" style:family="paragraph">
      <style:text-properties style:font-name="Calibri" style:font-name-complex="Calibri" fo:font-size="14pt" style:font-size-asian="14pt" style:font-size-complex="14pt"/>
    </style:style>
    <style:style style:name="P647" style:parent-style-name="PlainText" style:family="paragraph">
      <style:text-properties style:font-name="Calibri" style:font-name-complex="Calibri" fo:font-size="14pt" style:font-size-asian="14pt" style:font-size-complex="14pt"/>
    </style:style>
    <style:style style:name="P648" style:parent-style-name="PlainText" style:family="paragraph">
      <style:text-properties style:font-name="Calibri" style:font-name-complex="Calibri" fo:font-size="14pt" style:font-size-asian="14pt" style:font-size-complex="14pt"/>
    </style:style>
    <style:style style:name="P649" style:parent-style-name="PlainText" style:family="paragraph">
      <style:text-properties style:font-name="Calibri" style:font-name-complex="Calibri" fo:font-size="14pt" style:font-size-asian="14pt" style:font-size-complex="14pt"/>
    </style:style>
    <style:style style:name="P650" style:parent-style-name="PlainText" style:family="paragraph">
      <style:text-properties style:font-name="Calibri" style:font-name-complex="Calibri" fo:font-size="14pt" style:font-size-asian="14pt" style:font-size-complex="14pt"/>
    </style:style>
    <style:style style:name="P651" style:parent-style-name="PlainText" style:family="paragraph">
      <style:text-properties style:font-name="Calibri" style:font-name-complex="Calibri" fo:font-size="14pt" style:font-size-asian="14pt" style:font-size-complex="14pt"/>
    </style:style>
    <style:style style:name="P652" style:parent-style-name="PlainText" style:family="paragraph">
      <style:text-properties style:font-name="Calibri" style:font-name-complex="Calibri" fo:font-size="14pt" style:font-size-asian="14pt" style:font-size-complex="14pt"/>
    </style:style>
    <style:style style:name="P653" style:parent-style-name="PlainText" style:family="paragraph">
      <style:text-properties style:font-name="Calibri" style:font-name-complex="Calibri" fo:font-size="14pt" style:font-size-asian="14pt" style:font-size-complex="14pt"/>
    </style:style>
    <style:style style:name="P654" style:parent-style-name="PlainText" style:family="paragraph">
      <style:text-properties style:font-name="Calibri" style:font-name-complex="Calibri" fo:font-size="14pt" style:font-size-asian="14pt" style:font-size-complex="14pt"/>
    </style:style>
    <style:style style:name="P655" style:parent-style-name="PlainText" style:family="paragraph">
      <style:text-properties style:font-name="Calibri" style:font-name-complex="Calibri" fo:font-size="14pt" style:font-size-asian="14pt" style:font-size-complex="14pt"/>
    </style:style>
    <style:style style:name="P656" style:parent-style-name="PlainText" style:family="paragraph">
      <style:text-properties style:font-name="Calibri" style:font-name-complex="Calibri" fo:font-size="14pt" style:font-size-asian="14pt" style:font-size-complex="14pt"/>
    </style:style>
    <style:style style:name="P657" style:parent-style-name="PlainText" style:family="paragraph">
      <style:text-properties style:font-name="Calibri" style:font-name-complex="Calibri" fo:font-size="14pt" style:font-size-asian="14pt" style:font-size-complex="14pt"/>
    </style:style>
    <style:style style:name="P658" style:parent-style-name="PlainText" style:family="paragraph">
      <style:text-properties style:font-name="Calibri" style:font-name-complex="Calibri" fo:font-size="14pt" style:font-size-asian="14pt" style:font-size-complex="14pt"/>
    </style:style>
    <style:style style:name="P659" style:parent-style-name="PlainText" style:family="paragraph">
      <style:text-properties style:font-name="Calibri" style:font-name-complex="Calibri" fo:font-size="14pt" style:font-size-asian="14pt" style:font-size-complex="14pt"/>
    </style:style>
    <style:style style:name="P660" style:parent-style-name="PlainText" style:family="paragraph">
      <style:text-properties style:font-name="Calibri" style:font-name-complex="Calibri" fo:font-size="14pt" style:font-size-asian="14pt" style:font-size-complex="14pt"/>
    </style:style>
    <style:style style:name="P661" style:parent-style-name="PlainText" style:family="paragraph">
      <style:text-properties style:font-name="Calibri" style:font-name-complex="Calibri" fo:font-size="14pt" style:font-size-asian="14pt" style:font-size-complex="14pt"/>
    </style:style>
    <style:style style:name="P662" style:parent-style-name="PlainText" style:family="paragraph">
      <style:text-properties style:font-name="Calibri" style:font-name-complex="Calibri" fo:font-size="14pt" style:font-size-asian="14pt" style:font-size-complex="14pt"/>
    </style:style>
    <style:style style:name="P663" style:parent-style-name="PlainText" style:family="paragraph">
      <style:text-properties style:font-name="Calibri" style:font-name-complex="Calibri" fo:font-size="14pt" style:font-size-asian="14pt" style:font-size-complex="14pt"/>
    </style:style>
    <style:style style:name="P664" style:parent-style-name="PlainText" style:family="paragraph">
      <style:text-properties style:font-name="Calibri" style:font-name-complex="Calibri" fo:font-size="14pt" style:font-size-asian="14pt" style:font-size-complex="14pt"/>
    </style:style>
    <style:style style:name="P665" style:parent-style-name="PlainText" style:family="paragraph">
      <style:text-properties style:font-name="Calibri" style:font-name-complex="Calibri" fo:font-size="14pt" style:font-size-asian="14pt" style:font-size-complex="14pt"/>
    </style:style>
    <style:style style:name="P666" style:parent-style-name="PlainText" style:family="paragraph">
      <style:text-properties style:font-name="Calibri" style:font-name-complex="Calibri" fo:font-size="14pt" style:font-size-asian="14pt" style:font-size-complex="14pt"/>
    </style:style>
    <style:style style:name="P667" style:parent-style-name="PlainText" style:family="paragraph">
      <style:text-properties style:font-name="Calibri" style:font-name-complex="Calibri" fo:font-size="14pt" style:font-size-asian="14pt" style:font-size-complex="14pt"/>
    </style:style>
    <style:style style:name="P668" style:parent-style-name="PlainText" style:family="paragraph">
      <style:text-properties style:font-name="Calibri" style:font-name-complex="Calibri" fo:font-size="14pt" style:font-size-asian="14pt" style:font-size-complex="14pt"/>
    </style:style>
    <style:style style:name="P669" style:parent-style-name="PlainText" style:family="paragraph">
      <style:text-properties style:font-name="Calibri" style:font-name-complex="Calibri" fo:font-size="14pt" style:font-size-asian="14pt" style:font-size-complex="14pt"/>
    </style:style>
    <style:style style:name="P670" style:parent-style-name="PlainText" style:family="paragraph">
      <style:text-properties style:font-name="Calibri" style:font-name-complex="Calibri" fo:font-size="14pt" style:font-size-asian="14pt" style:font-size-complex="14pt"/>
    </style:style>
    <style:style style:name="P671" style:parent-style-name="PlainText" style:family="paragraph">
      <style:text-properties style:font-name="Calibri" style:font-name-complex="Calibri" fo:font-size="14pt" style:font-size-asian="14pt" style:font-size-complex="14pt"/>
    </style:style>
    <style:style style:name="P672" style:parent-style-name="PlainText" style:family="paragraph">
      <style:text-properties style:font-name="Calibri" style:font-name-complex="Calibri" fo:font-size="14pt" style:font-size-asian="14pt" style:font-size-complex="14pt"/>
    </style:style>
    <style:style style:name="P673" style:parent-style-name="PlainText" style:family="paragraph">
      <style:text-properties style:font-name="Calibri" style:font-name-complex="Calibri" fo:font-size="14pt" style:font-size-asian="14pt" style:font-size-complex="14pt"/>
    </style:style>
    <style:style style:name="P674" style:parent-style-name="PlainText" style:family="paragraph">
      <style:text-properties style:font-name="Calibri" style:font-name-complex="Calibri" fo:font-size="14pt" style:font-size-asian="14pt" style:font-size-complex="14pt"/>
    </style:style>
    <style:style style:name="P675" style:parent-style-name="PlainText" style:family="paragraph">
      <style:text-properties style:font-name="Calibri" style:font-name-complex="Calibri" fo:font-size="14pt" style:font-size-asian="14pt" style:font-size-complex="14pt"/>
    </style:style>
    <style:style style:name="P676" style:parent-style-name="PlainText" style:family="paragraph">
      <style:text-properties style:font-name="Calibri" style:font-name-complex="Calibri" fo:font-size="14pt" style:font-size-asian="14pt" style:font-size-complex="14pt"/>
    </style:style>
    <style:style style:name="P677" style:parent-style-name="PlainText" style:family="paragraph">
      <style:text-properties style:font-name="Calibri" style:font-name-complex="Calibri" fo:font-size="14pt" style:font-size-asian="14pt" style:font-size-complex="14pt"/>
    </style:style>
    <style:style style:name="P678" style:parent-style-name="PlainText" style:family="paragraph">
      <style:text-properties style:font-name="Calibri" style:font-name-complex="Calibri" fo:font-size="14pt" style:font-size-asian="14pt" style:font-size-complex="14pt"/>
    </style:style>
    <style:style style:name="P679" style:parent-style-name="PlainText" style:family="paragraph">
      <style:text-properties style:font-name="Calibri" style:font-name-complex="Calibri" fo:font-size="14pt" style:font-size-asian="14pt" style:font-size-complex="14pt"/>
    </style:style>
    <style:style style:name="P680" style:parent-style-name="PlainText" style:family="paragraph">
      <style:text-properties style:font-name="Calibri" style:font-name-complex="Calibri" fo:font-size="14pt" style:font-size-asian="14pt" style:font-size-complex="14pt"/>
    </style:style>
    <style:style style:name="P681" style:parent-style-name="PlainText" style:family="paragraph">
      <style:text-properties style:font-name="Calibri" style:font-name-complex="Calibri" fo:font-size="14pt" style:font-size-asian="14pt" style:font-size-complex="14pt"/>
    </style:style>
    <style:style style:name="P682" style:parent-style-name="PlainText" style:family="paragraph">
      <style:text-properties style:font-name="Calibri" style:font-name-complex="Calibri" fo:font-size="14pt" style:font-size-asian="14pt" style:font-size-complex="14pt"/>
    </style:style>
    <style:style style:name="P683" style:parent-style-name="PlainText" style:family="paragraph">
      <style:text-properties style:font-name="Calibri" style:font-name-complex="Calibri" fo:font-size="14pt" style:font-size-asian="14pt" style:font-size-complex="14pt"/>
    </style:style>
    <style:style style:name="P684" style:parent-style-name="PlainText" style:family="paragraph">
      <style:text-properties style:font-name="Calibri" style:font-name-complex="Calibri" fo:font-size="14pt" style:font-size-asian="14pt" style:font-size-complex="14pt"/>
    </style:style>
    <style:style style:name="P685" style:parent-style-name="PlainText" style:family="paragraph">
      <style:text-properties style:font-name="Calibri" style:font-name-complex="Calibri" fo:font-size="14pt" style:font-size-asian="14pt" style:font-size-complex="14pt"/>
    </style:style>
    <style:style style:name="P686" style:parent-style-name="PlainText" style:family="paragraph">
      <style:text-properties style:font-name="Calibri" style:font-name-complex="Calibri" fo:font-size="14pt" style:font-size-asian="14pt" style:font-size-complex="14pt"/>
    </style:style>
    <style:style style:name="P687" style:parent-style-name="PlainText" style:family="paragraph">
      <style:text-properties style:font-name="Calibri" style:font-name-complex="Calibri" fo:font-size="14pt" style:font-size-asian="14pt" style:font-size-complex="14pt"/>
    </style:style>
    <style:style style:name="T688" style:parent-style-name="DefaultParagraphFont" style:family="text">
      <style:text-properties style:font-name="Calibri" style:font-name-complex="Calibri" fo:font-size="14pt" style:font-size-asian="14pt" style:font-size-complex="14pt"/>
    </style:style>
    <style:style style:name="T689" style:parent-style-name="DefaultParagraphFont" style:family="text">
      <style:text-properties style:font-name="Cambria Math" style:font-name-complex="Cambria Math" fo:font-size="14pt" style:font-size-asian="14pt" style:font-size-complex="14pt"/>
    </style:style>
    <style:style style:name="T690" style:parent-style-name="DefaultParagraphFont" style:family="text">
      <style:text-properties style:font-name="Calibri" style:font-name-complex="Calibri" fo:font-size="14pt" style:font-size-asian="14pt" style:font-size-complex="14pt"/>
    </style:style>
    <style:style style:name="P691" style:parent-style-name="PlainText" style:family="paragraph">
      <style:text-properties style:font-name="Calibri" style:font-name-complex="Calibri" fo:font-size="14pt" style:font-size-asian="14pt" style:font-size-complex="14pt"/>
    </style:style>
    <style:style style:name="P692" style:parent-style-name="PlainText" style:family="paragraph">
      <style:text-properties style:font-name="Calibri" style:font-name-complex="Calibri" fo:font-size="14pt" style:font-size-asian="14pt" style:font-size-complex="14pt"/>
    </style:style>
    <style:style style:name="P693" style:parent-style-name="PlainText" style:family="paragraph">
      <style:text-properties style:font-name="Calibri" style:font-name-complex="Calibri" fo:font-size="14pt" style:font-size-asian="14pt" style:font-size-complex="14pt"/>
    </style:style>
    <style:style style:name="P694" style:parent-style-name="PlainText" style:family="paragraph">
      <style:text-properties style:font-name="Calibri" style:font-name-complex="Calibri" fo:font-size="14pt" style:font-size-asian="14pt" style:font-size-complex="14pt"/>
    </style:style>
    <style:style style:name="P695" style:parent-style-name="PlainText" style:family="paragraph">
      <style:text-properties style:font-name="Calibri" style:font-name-complex="Calibri" fo:font-size="14pt" style:font-size-asian="14pt" style:font-size-complex="14pt"/>
    </style:style>
    <style:style style:name="P696" style:parent-style-name="PlainText" style:family="paragraph">
      <style:text-properties style:font-name="Calibri" style:font-name-complex="Calibri" fo:font-size="14pt" style:font-size-asian="14pt" style:font-size-complex="14pt"/>
    </style:style>
    <style:style style:name="P697" style:parent-style-name="PlainText" style:family="paragraph">
      <style:text-properties style:font-name="Calibri" style:font-name-complex="Calibri" fo:font-size="14pt" style:font-size-asian="14pt" style:font-size-complex="14pt"/>
    </style:style>
    <style:style style:name="P698" style:parent-style-name="PlainText" style:family="paragraph">
      <style:text-properties style:font-name="Calibri" style:font-name-complex="Calibri" fo:font-size="14pt" style:font-size-asian="14pt" style:font-size-complex="14pt"/>
    </style:style>
    <style:style style:name="P699" style:parent-style-name="PlainText" style:family="paragraph">
      <style:text-properties style:font-name="Calibri" style:font-name-complex="Calibri" fo:font-size="14pt" style:font-size-asian="14pt" style:font-size-complex="14pt"/>
    </style:style>
    <style:style style:name="P700" style:parent-style-name="PlainText" style:family="paragraph">
      <style:text-properties style:font-name="Calibri" style:font-name-complex="Calibri" fo:font-size="14pt" style:font-size-asian="14pt" style:font-size-complex="14pt"/>
    </style:style>
    <style:style style:name="P701" style:parent-style-name="PlainText" style:family="paragraph">
      <style:text-properties style:font-name="Calibri" style:font-name-complex="Calibri" fo:font-size="14pt" style:font-size-asian="14pt" style:font-size-complex="14pt"/>
    </style:style>
    <style:style style:name="P702" style:parent-style-name="PlainText" style:family="paragraph">
      <style:text-properties style:font-name="Calibri" style:font-name-complex="Calibri" fo:font-size="14pt" style:font-size-asian="14pt" style:font-size-complex="14pt"/>
    </style:style>
    <style:style style:name="P703" style:parent-style-name="PlainText" style:family="paragraph">
      <style:text-properties style:font-name="Calibri" style:font-name-complex="Calibri" fo:font-size="14pt" style:font-size-asian="14pt" style:font-size-complex="14pt"/>
    </style:style>
    <style:style style:name="P704" style:parent-style-name="PlainText" style:family="paragraph">
      <style:text-properties style:font-name="Calibri" style:font-name-complex="Calibri" fo:font-size="14pt" style:font-size-asian="14pt" style:font-size-complex="14pt"/>
    </style:style>
    <style:style style:name="P705" style:parent-style-name="PlainText" style:family="paragraph">
      <style:text-properties style:font-name="Calibri" style:font-name-complex="Calibri" fo:font-size="14pt" style:font-size-asian="14pt" style:font-size-complex="14pt"/>
    </style:style>
    <style:style style:name="P706" style:parent-style-name="PlainText" style:family="paragraph">
      <style:text-properties style:font-name="Calibri" style:font-name-complex="Calibri" fo:font-size="14pt" style:font-size-asian="14pt" style:font-size-complex="14pt"/>
    </style:style>
    <style:style style:name="P707" style:parent-style-name="PlainText" style:family="paragraph">
      <style:text-properties style:font-name="Calibri" style:font-name-complex="Calibri" fo:font-size="14pt" style:font-size-asian="14pt" style:font-size-complex="14pt"/>
    </style:style>
    <style:style style:name="P708" style:parent-style-name="PlainText" style:family="paragraph">
      <style:text-properties style:font-name="Calibri" style:font-name-complex="Calibri" fo:font-size="14pt" style:font-size-asian="14pt" style:font-size-complex="14pt"/>
    </style:style>
    <style:style style:name="P709" style:parent-style-name="PlainText" style:family="paragraph">
      <style:text-properties style:font-name="Calibri" style:font-name-complex="Calibri" fo:font-size="14pt" style:font-size-asian="14pt" style:font-size-complex="14pt"/>
    </style:style>
    <style:style style:name="P710" style:parent-style-name="PlainText" style:family="paragraph">
      <style:text-properties style:font-name="Calibri" style:font-name-complex="Calibri" fo:font-size="14pt" style:font-size-asian="14pt" style:font-size-complex="14pt"/>
    </style:style>
    <style:style style:name="P711" style:parent-style-name="PlainText" style:family="paragraph">
      <style:text-properties style:font-name="Calibri" style:font-name-complex="Calibri" fo:font-size="14pt" style:font-size-asian="14pt" style:font-size-complex="14pt"/>
    </style:style>
    <style:style style:name="P712" style:parent-style-name="PlainText" style:family="paragraph">
      <style:text-properties style:font-name="Calibri" style:font-name-complex="Calibri" fo:font-size="14pt" style:font-size-asian="14pt" style:font-size-complex="14pt"/>
    </style:style>
    <style:style style:name="P713" style:parent-style-name="PlainText" style:family="paragraph">
      <style:text-properties style:font-name="Calibri" style:font-name-complex="Calibri" fo:font-size="14pt" style:font-size-asian="14pt" style:font-size-complex="14pt"/>
    </style:style>
    <style:style style:name="P714" style:parent-style-name="PlainText" style:family="paragraph">
      <style:text-properties style:font-name="Calibri" style:font-name-complex="Calibri" fo:font-size="14pt" style:font-size-asian="14pt" style:font-size-complex="14pt"/>
    </style:style>
    <style:style style:name="P715" style:parent-style-name="PlainText" style:family="paragraph">
      <style:text-properties style:font-name="Calibri" style:font-name-complex="Calibri" fo:font-size="14pt" style:font-size-asian="14pt" style:font-size-complex="14pt"/>
    </style:style>
    <style:style style:name="P716" style:parent-style-name="PlainText" style:family="paragraph">
      <style:text-properties style:font-name="Calibri" style:font-name-complex="Calibri" fo:font-size="14pt" style:font-size-asian="14pt" style:font-size-complex="14pt"/>
    </style:style>
    <style:style style:name="P717" style:parent-style-name="PlainText" style:family="paragraph">
      <style:text-properties style:font-name="Calibri" style:font-name-complex="Calibri" fo:font-size="14pt" style:font-size-asian="14pt" style:font-size-complex="14pt"/>
    </style:style>
    <style:style style:name="P718" style:parent-style-name="PlainText" style:family="paragraph">
      <style:text-properties style:font-name="Calibri" style:font-name-complex="Calibri" fo:font-size="14pt" style:font-size-asian="14pt" style:font-size-complex="14pt"/>
    </style:style>
    <style:style style:name="P719" style:parent-style-name="PlainText" style:family="paragraph">
      <style:text-properties style:font-name="Calibri" style:font-name-complex="Calibri" fo:font-size="14pt" style:font-size-asian="14pt" style:font-size-complex="14pt"/>
    </style:style>
    <style:style style:name="P720" style:parent-style-name="PlainText" style:family="paragraph">
      <style:text-properties style:font-name="Calibri" style:font-name-complex="Calibri" fo:font-size="14pt" style:font-size-asian="14pt" style:font-size-complex="14pt"/>
    </style:style>
    <style:style style:name="P721" style:parent-style-name="PlainText" style:family="paragraph">
      <style:text-properties style:font-name="Calibri" style:font-name-complex="Calibri" fo:font-size="14pt" style:font-size-asian="14pt" style:font-size-complex="14pt"/>
    </style:style>
    <style:style style:name="P722" style:parent-style-name="PlainText" style:family="paragraph">
      <style:text-properties style:font-name="Calibri" style:font-name-complex="Calibri" fo:font-size="14pt" style:font-size-asian="14pt" style:font-size-complex="14pt"/>
    </style:style>
    <style:style style:name="P723" style:parent-style-name="PlainText" style:family="paragraph">
      <style:text-properties style:font-name="Calibri" style:font-name-complex="Calibri" fo:font-size="14pt" style:font-size-asian="14pt" style:font-size-complex="14pt"/>
    </style:style>
    <style:style style:name="P724" style:parent-style-name="PlainText" style:family="paragraph">
      <style:text-properties style:font-name="Calibri" style:font-name-complex="Calibri" fo:font-size="14pt" style:font-size-asian="14pt" style:font-size-complex="14pt"/>
    </style:style>
    <style:style style:name="P725" style:parent-style-name="PlainText" style:family="paragraph">
      <style:text-properties style:font-name="Calibri" style:font-name-complex="Calibri" fo:font-size="14pt" style:font-size-asian="14pt" style:font-size-complex="14pt"/>
    </style:style>
    <style:style style:name="P726" style:parent-style-name="PlainText" style:family="paragraph">
      <style:text-properties style:font-name="Calibri" style:font-name-complex="Calibri" fo:font-size="14pt" style:font-size-asian="14pt" style:font-size-complex="14pt"/>
    </style:style>
    <style:style style:name="P727" style:parent-style-name="PlainText" style:family="paragraph">
      <style:text-properties style:font-name="Calibri" style:font-name-complex="Calibri" fo:font-size="14pt" style:font-size-asian="14pt" style:font-size-complex="14pt"/>
    </style:style>
    <style:style style:name="P728" style:parent-style-name="PlainText" style:family="paragraph">
      <style:text-properties style:font-name="Calibri" style:font-name-complex="Calibri" fo:font-size="14pt" style:font-size-asian="14pt" style:font-size-complex="14pt"/>
    </style:style>
    <style:style style:name="P729" style:parent-style-name="PlainText" style:family="paragraph">
      <style:text-properties style:font-name="Calibri" style:font-name-complex="Calibri" fo:font-size="14pt" style:font-size-asian="14pt" style:font-size-complex="14pt"/>
    </style:style>
    <style:style style:name="P730" style:parent-style-name="PlainText" style:family="paragraph">
      <style:text-properties style:font-name="Calibri" style:font-name-complex="Calibri" fo:font-size="14pt" style:font-size-asian="14pt" style:font-size-complex="14pt"/>
    </style:style>
    <style:style style:name="P731" style:parent-style-name="PlainText" style:family="paragraph">
      <style:text-properties style:font-name="Calibri" style:font-name-complex="Calibri" fo:font-size="14pt" style:font-size-asian="14pt" style:font-size-complex="14pt"/>
    </style:style>
    <style:style style:name="P732" style:parent-style-name="PlainText" style:family="paragraph">
      <style:text-properties style:font-name="Calibri" style:font-name-complex="Calibri" fo:font-size="14pt" style:font-size-asian="14pt" style:font-size-complex="14pt"/>
    </style:style>
    <style:style style:name="P733" style:parent-style-name="PlainText" style:family="paragraph">
      <style:text-properties style:font-name="Calibri" style:font-name-complex="Calibri" fo:font-size="14pt" style:font-size-asian="14pt" style:font-size-complex="14pt"/>
    </style:style>
    <style:style style:name="P734" style:parent-style-name="PlainText" style:family="paragraph">
      <style:text-properties style:font-name="Calibri" style:font-name-complex="Calibri" fo:font-size="14pt" style:font-size-asian="14pt" style:font-size-complex="14pt"/>
    </style:style>
    <style:style style:name="P735" style:parent-style-name="PlainText" style:family="paragraph">
      <style:text-properties style:font-name="Calibri" style:font-name-complex="Calibri" fo:font-size="14pt" style:font-size-asian="14pt" style:font-size-complex="14pt"/>
    </style:style>
    <style:style style:name="P736" style:parent-style-name="PlainText" style:family="paragraph">
      <style:text-properties style:font-name="Calibri" style:font-name-complex="Calibri" fo:font-size="14pt" style:font-size-asian="14pt" style:font-size-complex="14pt"/>
    </style:style>
    <style:style style:name="P737" style:parent-style-name="PlainText" style:family="paragraph">
      <style:text-properties style:font-name="Calibri" style:font-name-complex="Calibri" fo:font-size="14pt" style:font-size-asian="14pt" style:font-size-complex="14pt"/>
    </style:style>
    <style:style style:name="P738" style:parent-style-name="PlainText" style:family="paragraph">
      <style:text-properties style:font-name="Calibri" style:font-name-complex="Calibri" fo:font-size="14pt" style:font-size-asian="14pt" style:font-size-complex="14pt"/>
    </style:style>
    <style:style style:name="P739" style:parent-style-name="PlainText" style:family="paragraph">
      <style:text-properties style:font-name="Calibri" style:font-name-complex="Calibri" fo:font-size="14pt" style:font-size-asian="14pt" style:font-size-complex="14pt"/>
    </style:style>
    <style:style style:name="P740" style:parent-style-name="PlainText" style:family="paragraph">
      <style:text-properties style:font-name="Calibri" style:font-name-complex="Calibri" fo:font-size="14pt" style:font-size-asian="14pt" style:font-size-complex="14pt"/>
    </style:style>
    <style:style style:name="P741" style:parent-style-name="PlainText" style:family="paragraph">
      <style:text-properties style:font-name="Calibri" style:font-name-complex="Calibri" fo:font-size="14pt" style:font-size-asian="14pt" style:font-size-complex="14pt"/>
    </style:style>
    <style:style style:name="P742" style:parent-style-name="PlainText" style:family="paragraph">
      <style:text-properties style:font-name="Calibri" style:font-name-complex="Calibri" fo:font-size="14pt" style:font-size-asian="14pt" style:font-size-complex="14pt"/>
    </style:style>
    <style:style style:name="P743" style:parent-style-name="PlainText" style:family="paragraph">
      <style:text-properties style:font-name="Calibri" style:font-name-complex="Calibri" fo:font-size="14pt" style:font-size-asian="14pt" style:font-size-complex="14pt"/>
    </style:style>
    <style:style style:name="P744" style:parent-style-name="PlainText" style:family="paragraph">
      <style:text-properties style:font-name="Calibri" style:font-name-complex="Calibri" fo:font-size="14pt" style:font-size-asian="14pt" style:font-size-complex="14pt"/>
    </style:style>
    <style:style style:name="P745" style:parent-style-name="PlainText" style:family="paragraph">
      <style:text-properties style:font-name="Calibri" style:font-name-complex="Calibri" fo:font-size="14pt" style:font-size-asian="14pt" style:font-size-complex="14pt"/>
    </style:style>
    <style:style style:name="P746" style:parent-style-name="PlainText" style:family="paragraph">
      <style:text-properties style:font-name="Calibri" style:font-name-complex="Calibri" fo:font-size="14pt" style:font-size-asian="14pt" style:font-size-complex="14pt"/>
    </style:style>
    <style:style style:name="P747" style:parent-style-name="PlainText" style:family="paragraph">
      <style:text-properties style:font-name="Calibri" style:font-name-complex="Calibri" fo:font-size="14pt" style:font-size-asian="14pt" style:font-size-complex="14pt"/>
    </style:style>
    <style:style style:name="P748" style:parent-style-name="PlainText" style:family="paragraph">
      <style:text-properties style:font-name="Calibri" style:font-name-complex="Calibri" fo:font-size="14pt" style:font-size-asian="14pt" style:font-size-complex="14pt"/>
    </style:style>
    <style:style style:name="P749" style:parent-style-name="PlainText" style:family="paragraph">
      <style:text-properties style:font-name="Calibri" style:font-name-complex="Calibri" fo:font-size="14pt" style:font-size-asian="14pt" style:font-size-complex="14pt"/>
    </style:style>
    <style:style style:name="P750" style:parent-style-name="PlainText" style:family="paragraph">
      <style:text-properties style:font-name="Calibri" style:font-name-complex="Calibri" fo:font-size="14pt" style:font-size-asian="14pt" style:font-size-complex="14pt"/>
    </style:style>
    <style:style style:name="P751" style:parent-style-name="PlainText" style:family="paragraph">
      <style:text-properties style:font-name="Calibri" style:font-name-complex="Calibri" fo:font-size="14pt" style:font-size-asian="14pt" style:font-size-complex="14pt"/>
    </style:style>
    <style:style style:name="P752" style:parent-style-name="PlainText" style:family="paragraph">
      <style:text-properties style:font-name="Calibri" style:font-name-complex="Calibri" fo:font-size="14pt" style:font-size-asian="14pt" style:font-size-complex="14pt"/>
    </style:style>
    <style:style style:name="P753" style:parent-style-name="PlainText" style:family="paragraph">
      <style:text-properties style:font-name="Calibri" style:font-name-complex="Calibri" fo:font-size="14pt" style:font-size-asian="14pt" style:font-size-complex="14pt"/>
    </style:style>
    <style:style style:name="P754" style:parent-style-name="PlainText" style:family="paragraph">
      <style:text-properties style:font-name="Calibri" style:font-name-complex="Calibri" fo:font-size="14pt" style:font-size-asian="14pt" style:font-size-complex="14pt"/>
    </style:style>
    <style:style style:name="P755" style:parent-style-name="PlainText" style:family="paragraph">
      <style:text-properties style:font-name="Calibri" style:font-name-complex="Calibri" fo:font-size="14pt" style:font-size-asian="14pt" style:font-size-complex="14pt"/>
    </style:style>
    <style:style style:name="P756" style:parent-style-name="PlainText" style:family="paragraph">
      <style:text-properties style:font-name="Calibri" style:font-name-complex="Calibri" fo:font-size="14pt" style:font-size-asian="14pt" style:font-size-complex="14pt"/>
    </style:style>
    <style:style style:name="P757" style:parent-style-name="PlainText" style:family="paragraph">
      <style:text-properties style:font-name="Calibri" style:font-name-complex="Calibri" fo:font-size="14pt" style:font-size-asian="14pt" style:font-size-complex="14pt"/>
    </style:style>
    <style:style style:name="P758" style:parent-style-name="PlainText" style:family="paragraph">
      <style:text-properties style:font-name="Calibri" style:font-name-complex="Calibri" fo:font-size="14pt" style:font-size-asian="14pt" style:font-size-complex="14pt"/>
    </style:style>
    <style:style style:name="P759" style:parent-style-name="PlainText" style:family="paragraph">
      <style:text-properties style:font-name="Calibri" style:font-name-complex="Calibri" fo:font-size="14pt" style:font-size-asian="14pt" style:font-size-complex="14pt"/>
    </style:style>
    <style:style style:name="P760" style:parent-style-name="PlainText" style:family="paragraph">
      <style:text-properties style:font-name="Calibri" style:font-name-complex="Calibri" fo:font-size="14pt" style:font-size-asian="14pt" style:font-size-complex="14pt"/>
    </style:style>
    <style:style style:name="P761" style:parent-style-name="PlainText" style:family="paragraph">
      <style:text-properties style:font-name="Calibri" style:font-name-complex="Calibri" fo:font-size="14pt" style:font-size-asian="14pt" style:font-size-complex="14pt"/>
    </style:style>
    <style:style style:name="P762" style:parent-style-name="PlainText" style:family="paragraph">
      <style:text-properties style:font-name="Calibri" style:font-name-complex="Calibri" fo:font-size="14pt" style:font-size-asian="14pt" style:font-size-complex="14pt"/>
    </style:style>
    <style:style style:name="P763" style:parent-style-name="PlainText" style:family="paragraph">
      <style:text-properties style:font-name="Calibri" style:font-name-complex="Calibri" fo:font-size="14pt" style:font-size-asian="14pt" style:font-size-complex="14pt"/>
    </style:style>
    <style:style style:name="P764" style:parent-style-name="PlainText" style:family="paragraph">
      <style:text-properties style:font-name="Calibri" style:font-name-complex="Calibri" fo:font-size="14pt" style:font-size-asian="14pt" style:font-size-complex="14pt"/>
    </style:style>
    <style:style style:name="P765" style:parent-style-name="PlainText" style:family="paragraph">
      <style:text-properties style:font-name="Calibri" style:font-name-complex="Calibri" fo:font-size="14pt" style:font-size-asian="14pt" style:font-size-complex="14pt"/>
    </style:style>
    <style:style style:name="P766" style:parent-style-name="PlainText" style:family="paragraph">
      <style:text-properties style:font-name="Calibri" style:font-name-complex="Calibri" fo:font-size="14pt" style:font-size-asian="14pt" style:font-size-complex="14pt"/>
    </style:style>
    <style:style style:name="P767" style:parent-style-name="PlainText" style:family="paragraph">
      <style:text-properties style:font-name="Calibri" style:font-name-complex="Calibri" fo:font-size="14pt" style:font-size-asian="14pt" style:font-size-complex="14pt"/>
    </style:style>
    <style:style style:name="P768" style:parent-style-name="PlainText" style:family="paragraph">
      <style:text-properties style:font-name="Calibri" style:font-name-complex="Calibri" fo:font-size="14pt" style:font-size-asian="14pt" style:font-size-complex="14pt"/>
    </style:style>
    <style:style style:name="P769" style:parent-style-name="PlainText" style:family="paragraph">
      <style:text-properties style:font-name="Calibri" style:font-name-complex="Calibri" fo:font-size="14pt" style:font-size-asian="14pt" style:font-size-complex="14pt"/>
    </style:style>
    <style:style style:name="P770" style:parent-style-name="PlainText" style:family="paragraph">
      <style:text-properties style:font-name="Calibri" style:font-name-complex="Calibri" fo:font-size="14pt" style:font-size-asian="14pt" style:font-size-complex="14pt"/>
    </style:style>
    <style:style style:name="P771" style:parent-style-name="PlainText" style:family="paragraph">
      <style:text-properties style:font-name="Calibri" style:font-name-complex="Calibri" fo:font-size="14pt" style:font-size-asian="14pt" style:font-size-complex="14pt"/>
    </style:style>
    <style:style style:name="P772" style:parent-style-name="PlainText" style:family="paragraph">
      <style:text-properties style:font-name="Calibri" style:font-name-complex="Calibri" fo:font-size="14pt" style:font-size-asian="14pt" style:font-size-complex="14pt"/>
    </style:style>
    <style:style style:name="P773" style:parent-style-name="PlainText" style:family="paragraph">
      <style:text-properties style:font-name="Calibri" style:font-name-complex="Calibri" fo:font-size="14pt" style:font-size-asian="14pt" style:font-size-complex="14pt"/>
    </style:style>
    <style:style style:name="P774" style:parent-style-name="PlainText" style:family="paragraph">
      <style:text-properties style:font-name="Calibri" style:font-name-complex="Calibri" fo:font-size="14pt" style:font-size-asian="14pt" style:font-size-complex="14pt"/>
    </style:style>
    <style:style style:name="P775" style:parent-style-name="PlainText" style:family="paragraph">
      <style:text-properties style:font-name="Calibri" style:font-name-complex="Calibri" fo:font-size="14pt" style:font-size-asian="14pt" style:font-size-complex="14pt"/>
    </style:style>
    <style:style style:name="P776" style:parent-style-name="PlainText" style:family="paragraph">
      <style:text-properties style:font-name="Calibri" style:font-name-complex="Calibri" fo:font-size="14pt" style:font-size-asian="14pt" style:font-size-complex="14pt"/>
    </style:style>
    <style:style style:name="P777" style:parent-style-name="PlainText" style:family="paragraph">
      <style:text-properties style:font-name="Calibri" style:font-name-complex="Calibri" fo:font-size="14pt" style:font-size-asian="14pt" style:font-size-complex="14pt"/>
    </style:style>
    <style:style style:name="P778" style:parent-style-name="PlainText" style:family="paragraph">
      <style:text-properties style:font-name="Calibri" style:font-name-complex="Calibri" fo:font-size="14pt" style:font-size-asian="14pt" style:font-size-complex="14pt"/>
    </style:style>
    <style:style style:name="P779" style:parent-style-name="PlainText" style:family="paragraph">
      <style:text-properties style:font-name="Calibri" style:font-name-complex="Calibri" fo:font-size="14pt" style:font-size-asian="14pt" style:font-size-complex="14pt"/>
    </style:style>
    <style:style style:name="P780" style:parent-style-name="PlainText" style:family="paragraph">
      <style:text-properties style:font-name="Calibri" style:font-name-complex="Calibri" fo:font-size="14pt" style:font-size-asian="14pt" style:font-size-complex="14pt"/>
    </style:style>
    <style:style style:name="P781" style:parent-style-name="PlainText" style:family="paragraph">
      <style:text-properties style:font-name="Calibri" style:font-name-complex="Calibri" fo:font-size="14pt" style:font-size-asian="14pt" style:font-size-complex="14pt"/>
    </style:style>
    <style:style style:name="P782" style:parent-style-name="PlainText" style:family="paragraph">
      <style:text-properties style:font-name="Calibri" style:font-name-complex="Calibri" fo:font-size="14pt" style:font-size-asian="14pt" style:font-size-complex="14pt"/>
    </style:style>
    <style:style style:name="P783" style:parent-style-name="PlainText" style:family="paragraph">
      <style:text-properties style:font-name="Calibri" style:font-name-complex="Calibri" fo:font-size="14pt" style:font-size-asian="14pt" style:font-size-complex="14pt"/>
    </style:style>
    <style:style style:name="P784" style:parent-style-name="PlainText" style:family="paragraph">
      <style:text-properties style:font-name="Calibri" style:font-name-complex="Calibri" fo:font-size="14pt" style:font-size-asian="14pt" style:font-size-complex="14pt"/>
    </style:style>
    <style:style style:name="P785" style:parent-style-name="PlainText" style:family="paragraph">
      <style:text-properties style:font-name="Calibri" style:font-name-complex="Calibri" fo:font-size="14pt" style:font-size-asian="14pt" style:font-size-complex="14pt"/>
    </style:style>
    <style:style style:name="P786" style:parent-style-name="PlainText" style:family="paragraph">
      <style:text-properties style:font-name="Calibri" style:font-name-complex="Calibri" fo:font-size="14pt" style:font-size-asian="14pt" style:font-size-complex="14pt"/>
    </style:style>
    <style:style style:name="P787" style:parent-style-name="PlainText" style:family="paragraph">
      <style:text-properties style:font-name="Calibri" style:font-name-complex="Calibri" fo:font-size="14pt" style:font-size-asian="14pt" style:font-size-complex="14pt"/>
    </style:style>
    <style:style style:name="P788" style:parent-style-name="PlainText" style:family="paragraph">
      <style:text-properties style:font-name="Calibri" style:font-name-complex="Calibri" fo:font-size="14pt" style:font-size-asian="14pt" style:font-size-complex="14pt"/>
    </style:style>
    <style:style style:name="P789" style:parent-style-name="PlainText" style:family="paragraph">
      <style:text-properties style:font-name="Calibri" style:font-name-complex="Calibri" fo:font-size="14pt" style:font-size-asian="14pt" style:font-size-complex="14pt"/>
    </style:style>
    <style:style style:name="P790" style:parent-style-name="PlainText" style:family="paragraph">
      <style:text-properties style:font-name="Calibri" style:font-name-complex="Calibri" fo:font-size="14pt" style:font-size-asian="14pt" style:font-size-complex="14pt"/>
    </style:style>
    <style:style style:name="P791" style:parent-style-name="PlainText" style:family="paragraph">
      <style:text-properties style:font-name="Calibri" style:font-name-complex="Calibri" fo:font-size="14pt" style:font-size-asian="14pt" style:font-size-complex="14pt"/>
    </style:style>
    <style:style style:name="P792" style:parent-style-name="PlainText" style:family="paragraph">
      <style:text-properties style:font-name="Calibri" style:font-name-complex="Calibri" fo:font-size="14pt" style:font-size-asian="14pt" style:font-size-complex="14pt"/>
    </style:style>
    <style:style style:name="P793" style:parent-style-name="PlainText" style:family="paragraph">
      <style:text-properties style:font-name="Calibri" style:font-name-complex="Calibri" fo:font-size="14pt" style:font-size-asian="14pt" style:font-size-complex="14pt"/>
    </style:style>
    <style:style style:name="P794" style:parent-style-name="PlainText" style:family="paragraph">
      <style:text-properties style:font-name="Calibri" style:font-name-complex="Calibri" fo:font-size="14pt" style:font-size-asian="14pt" style:font-size-complex="14pt"/>
    </style:style>
    <style:style style:name="P795" style:parent-style-name="PlainText" style:family="paragraph">
      <style:text-properties style:font-name="Calibri" style:font-name-complex="Calibri" fo:font-size="14pt" style:font-size-asian="14pt" style:font-size-complex="14pt"/>
    </style:style>
    <style:style style:name="P796" style:parent-style-name="PlainText" style:family="paragraph">
      <style:text-properties style:font-name="Calibri" style:font-name-complex="Calibri" fo:font-size="14pt" style:font-size-asian="14pt" style:font-size-complex="14pt"/>
    </style:style>
    <style:style style:name="P797" style:parent-style-name="PlainText" style:family="paragraph">
      <style:text-properties style:font-name="Calibri" style:font-name-complex="Calibri" fo:font-size="14pt" style:font-size-asian="14pt" style:font-size-complex="14pt"/>
    </style:style>
    <style:style style:name="P798" style:parent-style-name="PlainText" style:family="paragraph">
      <style:text-properties style:font-name="Calibri" style:font-name-complex="Calibri" fo:font-size="14pt" style:font-size-asian="14pt" style:font-size-complex="14pt"/>
    </style:style>
    <style:style style:name="P799" style:parent-style-name="PlainText" style:family="paragraph">
      <style:text-properties style:font-name="Calibri" style:font-name-complex="Calibri" fo:font-size="14pt" style:font-size-asian="14pt" style:font-size-complex="14pt"/>
    </style:style>
    <style:style style:name="P800" style:parent-style-name="PlainText" style:family="paragraph">
      <style:text-properties style:font-name="Calibri" style:font-name-complex="Calibri" fo:font-size="14pt" style:font-size-asian="14pt" style:font-size-complex="14pt"/>
    </style:style>
    <style:style style:name="P801" style:parent-style-name="PlainText" style:family="paragraph">
      <style:text-properties style:font-name="Calibri" style:font-name-complex="Calibri" fo:font-size="14pt" style:font-size-asian="14pt" style:font-size-complex="14pt"/>
    </style:style>
    <style:style style:name="P802" style:parent-style-name="PlainText" style:family="paragraph">
      <style:text-properties style:font-name="Calibri" style:font-name-complex="Calibri" fo:font-size="14pt" style:font-size-asian="14pt" style:font-size-complex="14pt"/>
    </style:style>
    <style:style style:name="P803" style:parent-style-name="PlainText" style:family="paragraph">
      <style:text-properties style:font-name="Calibri" style:font-name-complex="Calibri" fo:font-size="14pt" style:font-size-asian="14pt" style:font-size-complex="14pt"/>
    </style:style>
    <style:style style:name="P804" style:parent-style-name="PlainText" style:family="paragraph">
      <style:text-properties style:font-name="Calibri" style:font-name-complex="Calibri" fo:font-size="14pt" style:font-size-asian="14pt" style:font-size-complex="14pt"/>
    </style:style>
    <style:style style:name="P805" style:parent-style-name="PlainText" style:family="paragraph">
      <style:text-properties style:font-name="Calibri" style:font-name-complex="Calibri" fo:font-size="14pt" style:font-size-asian="14pt" style:font-size-complex="14pt"/>
    </style:style>
    <style:style style:name="P806" style:parent-style-name="PlainText" style:family="paragraph">
      <style:text-properties style:font-name="Calibri" style:font-name-complex="Calibri" fo:font-size="14pt" style:font-size-asian="14pt" style:font-size-complex="14pt"/>
    </style:style>
    <style:style style:name="P807" style:parent-style-name="PlainText" style:family="paragraph">
      <style:text-properties style:font-name="Calibri" style:font-name-complex="Calibri" fo:font-size="14pt" style:font-size-asian="14pt" style:font-size-complex="14pt"/>
    </style:style>
    <style:style style:name="P808" style:parent-style-name="PlainText" style:family="paragraph">
      <style:text-properties style:font-name="Calibri" style:font-name-complex="Calibri" fo:font-size="14pt" style:font-size-asian="14pt" style:font-size-complex="14pt"/>
    </style:style>
    <style:style style:name="P809" style:parent-style-name="PlainText" style:family="paragraph">
      <style:text-properties style:font-name="Calibri" style:font-name-complex="Calibri" fo:font-size="14pt" style:font-size-asian="14pt" style:font-size-complex="14pt"/>
    </style:style>
    <style:style style:name="P810" style:parent-style-name="PlainText" style:family="paragraph">
      <style:text-properties style:font-name="Calibri" style:font-name-complex="Calibri" fo:font-size="14pt" style:font-size-asian="14pt" style:font-size-complex="14pt"/>
    </style:style>
    <style:style style:name="P811" style:parent-style-name="PlainText" style:family="paragraph">
      <style:text-properties style:font-name="Calibri" style:font-name-complex="Calibri" fo:font-size="14pt" style:font-size-asian="14pt" style:font-size-complex="14pt"/>
    </style:style>
    <style:style style:name="P812" style:parent-style-name="PlainText" style:family="paragraph">
      <style:text-properties style:font-name="Calibri" style:font-name-complex="Calibri" fo:font-size="14pt" style:font-size-asian="14pt" style:font-size-complex="14pt"/>
    </style:style>
    <style:style style:name="P813" style:parent-style-name="PlainText" style:family="paragraph">
      <style:text-properties style:font-name="Calibri" style:font-name-complex="Calibri" fo:font-size="14pt" style:font-size-asian="14pt" style:font-size-complex="14pt"/>
    </style:style>
    <style:style style:name="P814" style:parent-style-name="PlainText" style:family="paragraph">
      <style:text-properties style:font-name="Calibri" style:font-name-complex="Calibri" fo:font-size="14pt" style:font-size-asian="14pt" style:font-size-complex="14pt"/>
    </style:style>
    <style:style style:name="P815" style:parent-style-name="PlainText" style:family="paragraph">
      <style:text-properties style:font-name="Calibri" style:font-name-complex="Calibri" fo:font-size="14pt" style:font-size-asian="14pt" style:font-size-complex="14pt"/>
    </style:style>
    <style:style style:name="P816" style:parent-style-name="PlainText" style:family="paragraph">
      <style:text-properties style:font-name="Calibri" style:font-name-complex="Calibri" fo:font-size="14pt" style:font-size-asian="14pt" style:font-size-complex="14pt"/>
    </style:style>
    <style:style style:name="P817" style:parent-style-name="PlainText" style:family="paragraph">
      <style:text-properties style:font-name="Calibri" style:font-name-complex="Calibri" fo:font-size="14pt" style:font-size-asian="14pt" style:font-size-complex="14pt"/>
    </style:style>
    <style:style style:name="P818" style:parent-style-name="PlainText" style:family="paragraph">
      <style:text-properties style:font-name="Calibri" style:font-name-complex="Calibri" fo:font-size="14pt" style:font-size-asian="14pt" style:font-size-complex="14pt"/>
    </style:style>
    <style:style style:name="P819" style:parent-style-name="PlainText" style:family="paragraph">
      <style:text-properties style:font-name="Calibri" style:font-name-complex="Calibri" fo:font-size="14pt" style:font-size-asian="14pt" style:font-size-complex="14pt"/>
    </style:style>
    <style:style style:name="P820" style:parent-style-name="PlainText" style:family="paragraph">
      <style:text-properties style:font-name="Calibri" style:font-name-complex="Calibri" fo:font-size="14pt" style:font-size-asian="14pt" style:font-size-complex="14pt"/>
    </style:style>
    <style:style style:name="P821" style:parent-style-name="PlainText" style:family="paragraph">
      <style:text-properties style:font-name="Calibri" style:font-name-complex="Calibri" fo:font-size="14pt" style:font-size-asian="14pt" style:font-size-complex="14pt"/>
    </style:style>
    <style:style style:name="P822" style:parent-style-name="PlainText" style:family="paragraph">
      <style:text-properties style:font-name="Calibri" style:font-name-complex="Calibri" fo:font-size="14pt" style:font-size-asian="14pt" style:font-size-complex="14pt"/>
    </style:style>
    <style:style style:name="P823" style:parent-style-name="PlainText" style:family="paragraph">
      <style:text-properties style:font-name="Calibri" style:font-name-complex="Calibri" fo:font-size="14pt" style:font-size-asian="14pt" style:font-size-complex="14pt"/>
    </style:style>
    <style:style style:name="P824" style:parent-style-name="PlainText" style:family="paragraph">
      <style:text-properties style:font-name="Calibri" style:font-name-complex="Calibri" fo:font-size="14pt" style:font-size-asian="14pt" style:font-size-complex="14pt"/>
    </style:style>
    <style:style style:name="P825" style:parent-style-name="PlainText" style:family="paragraph">
      <style:text-properties style:font-name="Calibri" style:font-name-complex="Calibri" fo:font-size="14pt" style:font-size-asian="14pt" style:font-size-complex="14pt"/>
    </style:style>
    <style:style style:name="P826" style:parent-style-name="PlainText" style:family="paragraph">
      <style:text-properties style:font-name="Calibri" style:font-name-complex="Calibri" fo:font-size="14pt" style:font-size-asian="14pt" style:font-size-complex="14pt"/>
    </style:style>
    <style:style style:name="P827" style:parent-style-name="PlainText" style:family="paragraph">
      <style:text-properties style:font-name="Calibri" style:font-name-complex="Calibri" fo:font-size="14pt" style:font-size-asian="14pt" style:font-size-complex="14pt"/>
    </style:style>
    <style:style style:name="P828" style:parent-style-name="PlainText" style:family="paragraph">
      <style:text-properties style:font-name="Calibri" style:font-name-complex="Calibri" fo:font-size="14pt" style:font-size-asian="14pt" style:font-size-complex="14pt"/>
    </style:style>
    <style:style style:name="P829" style:parent-style-name="PlainText" style:family="paragraph">
      <style:text-properties style:font-name="Calibri" style:font-name-complex="Calibri" fo:font-size="14pt" style:font-size-asian="14pt" style:font-size-complex="14pt"/>
    </style:style>
    <style:style style:name="P830" style:parent-style-name="PlainText" style:family="paragraph">
      <style:text-properties style:font-name="Calibri" style:font-name-complex="Calibri" fo:font-size="14pt" style:font-size-asian="14pt" style:font-size-complex="14pt"/>
    </style:style>
    <style:style style:name="P831" style:parent-style-name="PlainText" style:family="paragraph">
      <style:text-properties style:font-name="Calibri" style:font-name-complex="Calibri" fo:font-size="14pt" style:font-size-asian="14pt" style:font-size-complex="14pt"/>
    </style:style>
    <style:style style:name="P832" style:parent-style-name="PlainText" style:family="paragraph">
      <style:text-properties style:font-name="Calibri" style:font-name-complex="Calibri" fo:font-size="14pt" style:font-size-asian="14pt" style:font-size-complex="14pt"/>
    </style:style>
    <style:style style:name="P833" style:parent-style-name="PlainText" style:family="paragraph">
      <style:text-properties style:font-name="Calibri" style:font-name-complex="Calibri" fo:font-size="14pt" style:font-size-asian="14pt" style:font-size-complex="14pt"/>
    </style:style>
    <style:style style:name="T834" style:parent-style-name="DefaultParagraphFont" style:family="text">
      <style:text-properties style:font-name="Calibri" style:font-name-complex="Calibri" fo:font-size="14pt" style:font-size-asian="14pt" style:font-size-complex="14pt"/>
    </style:style>
    <style:style style:name="T835" style:parent-style-name="DefaultParagraphFont" style:family="text">
      <style:text-properties style:font-name="Calibri" style:font-name-complex="Calibri" fo:font-size="14pt" style:font-size-asian="14pt" style:font-size-complex="14pt"/>
    </style:style>
  </office:automatic-styles>
  <office:body>
    <office:text text:use-soft-page-breaks="true">
      <text:p text:style-name="P1">JAVA SCRIPT</text:p>
      <text:p text:style-name="P2"/>
      <text:p text:style-name="P3">websocket</text:p>
      <text:p text:style-name="P4">1 : What is Javascript <text:s/>?</text:p>
      <text:p text:style-name="P5">Ans : <text:s/>Java script is an scripting language, it is client side as well as server side technology, by using java script we can<text:s/>manipulate html and css and we can make <text:s/>dynamic user attractive websites</text:p>
      <text:p text:style-name="P6"/>
      <text:p text:style-name="P7">2. How Browser Executes Javascript.</text:p>
      <text:p text:style-name="P8">Ans : Everything executes in call stack : The call stack is a component of the JavaScript engine's runtime environment.</text:p>
      <text:p text:style-name="P9"/>
      <text:p text:style-name="PlainText"><text:span text:style-name="T10">Global Execution Context</text:span><text:span text:style-name="T11"><text:s text:c="2"/>:</text:span><text:span text:style-name="T12"><text:s/>The global execution context is the initial execution context that is created when a JavaScript program starts running. It represents the environment in which the top-level code of a script is executed.</text:span></text:p>
      <text:p text:style-name="P13"/>
      <text:p text:style-name="PlainText"><text:span text:style-name="T14">Memory Component <text:s/>:</text:span><text:span text:style-name="T15"><text:s/>The memory component refers<text:s/></text:span><text:span text:style-name="T16">to the memory allocation and management mechanisms used by the JavaScript engine to store and manipulate data during the execution of a program.</text:span></text:p>
      <text:p text:style-name="P17"><text:s/></text:p>
      <text:p text:style-name="PlainText"><text:span text:style-name="T18">Code Component <text:s/>:</text:span><text:span text:style-name="T19"><text:s/>The code component in JavaScript refers to the actual JavaScript code written by developers</text:span><text:span text:style-name="T20"><text:s/>to define the behavior, logic, and functionality of web applications or scripts.</text:span></text:p>
      <text:p text:style-name="P21"/>
      <text:p text:style-name="P22">3. What are features of Javascript?</text:p>
      <text:p text:style-name="P23">Ans : java script is object oriented,multi paradigm scripting language<text:s/></text:p>
      <text:p text:style-name="P24">JavaScript is a dynamic type language. -&gt; A dynamically typed language is a programming language that assigns variables type at runtime based on the variable's value</text:p>
      <text:p text:style-name="P25">JavaScript have capability to convert html to dhtml</text:p>
      <text:p text:style-name="P26">it is a single threaded,</text:p>
      <text:p text:style-name="P27">It is platform independent</text:p>
      <text:p text:style-name="P28"/>
      <text:p text:style-name="PlainText"><text:span text:style-name="T29">4. What is DOM ?</text:span></text:p>
      <text:p text:style-name="P30">Ans. -&gt; DOM stand for document<text:s/>object model, it is a programming interface, thats represent structure of html in tree, by using dom we can manipulate html code using js</text:p>
      <text:p text:style-name="P31">└── document</text:p>
      <text:p text:style-name="P32">└──html</text:p>
      <text:p text:style-name="PlainText"><text:span text:style-name="T33"><text:tab/></text:span><text:span text:style-name="T34">├</text:span><text:span text:style-name="T35">──head</text:span></text:p>
      <text:soft-page-break/>
      <text:p text:style-name="PlainText"><text:span text:style-name="T36"><text:tab/>│ <text:s text:c="2"/></text:span><text:span text:style-name="T37">├</text:span><text:span text:style-name="T38">── Element meta</text:span></text:p>
      <text:p text:style-name="PlainText"><text:span text:style-name="T39"><text:tab/></text:span><text:span text:style-name="T40">├</text:span><text:span text:style-name="T41">──body</text:span></text:p>
      <text:p text:style-name="PlainText"><text:span text:style-name="T42"><text:tab/>│ <text:s text:c="2"/></text:span><text:span text:style-name="T43">├</text:span><text:span text:style-name="T44">── Element h1</text:span></text:p>
      <text:p text:style-name="PlainText"><text:span text:style-name="T45"><text:tab/>│ <text:s text:c="2"/></text:span><text:span text:style-name="T46">├</text:span><text:span text:style-name="T47">── Element p</text:span></text:p>
      <text:p text:style-name="PlainText"><text:span text:style-name="T48"><text:tab/>│ <text:s text:c="2"/></text:span><text:span text:style-name="T49">├</text:span><text:span text:style-name="T50">── Element<text:s/></text:span><text:span text:style-name="T51">button</text:span></text:p>
      <text:p text:style-name="P52"/>
      <text:p text:style-name="P53">5. How to perform click event on Dom Using Javascript</text:p>
      <text:p text:style-name="P54">Ans: <text:s/>for performing click event we can use addEventListener function where we are pass event name and a function,</text:p>
      <text:p text:style-name="P55">Like:<text:tab/>const button = document.getElementById("button");</text:p>
      <text:p text:style-name="P56"><text:tab/><text:tab/>button.addEventListener("click", function() {</text:p>
      <text:p text:style-name="P57"><text:tab/><text:tab/><text:tab/>console.log("Button clicked!");</text:p>
      <text:p text:style-name="P58"><text:tab/><text:tab/>});</text:p>
      <text:p text:style-name="P59"/>
      <text:p text:style-name="P60">6. What is alert() and confirm() ?</text:p>
      <text:p text:style-name="P61">Ans : alert() and confirm() are two functions that are used to interact with users by dialog boxes in web applications.</text:p>
      <text:p text:style-name="P62"/>
      <text:p text:style-name="P63">The alert() function display a simple dialog box with a message to the user.</text:p>
      <text:p text:style-name="P64">alert("Hello ");</text:p>
      <text:p text:style-name="P65"/>
      <text:p text:style-name="P66">The confirm() function display a confirmation dialog box with a message and buttons for the user to confirm or cancel ,</text:p>
      <text:p text:style-name="P67"/>
      <text:p text:style-name="P68">if user click on confirm then it will return true and if we are click on<text:s/>cancel button then it will return false,</text:p>
      <text:p text:style-name="P69">Like:<text:s/></text:p>
      <text:p text:style-name="P70">var result = confirm("Are you sure ?");</text:p>
      <text:p text:style-name="P71">if (result) {</text:p>
      <text:p text:style-name="P72"><text:s text:c="3"/><text:tab/>console.log("you click on conferm");</text:p>
      <text:p text:style-name="P73">} else {</text:p>
      <text:p text:style-name="P74"><text:s text:c="3"/></text:p>
      <text:p text:style-name="P75"><text:tab/>console.log("you click on cancel");</text:p>
      <text:p text:style-name="P76">}</text:p>
      <text:p text:style-name="P77"/>
      <text:p text:style-name="PlainText"><text:span text:style-name="T78">7. What is difference between undefined and null</text:span></text:p>
      <text:p text:style-name="P79">Ans :<text:s/>Undefined represent a variable which is declared but not assigned any value, if we access this variable we always get undefined.</text:p>
      <text:p text:style-name="PlainText"><text:span text:style-name="T80"><text:tab/></text:span><text:span text:style-name="T81">Like: let m;</text:span></text:p>
      <text:p text:style-name="P82"><text:tab/><text:tab/>console.log(m);</text:p>
      <text:soft-page-break/>
      <text:p text:style-name="P83"><text:tab/><text:tab/>function hello() { }</text:p>
      <text:p text:style-name="P84"><text:tab/><text:tab/>console.log(hello());</text:p>
      <text:p text:style-name="P85"><text:tab/><text:tab/>// Output: undefined</text:p>
      <text:p text:style-name="P86"/>
      <text:p text:style-name="P87"><text:tab/>Null is an assignment value. It can be assigned to a variable as a representation of no value.<text:s/></text:p>
      <text:p text:style-name="PlainText"><text:span text:style-name="T88"><text:tab/></text:span><text:span text:style-name="T89"><text:tab/></text:span><text:span text:style-name="T90">let y = null; // variable intentionally set to null</text:span></text:p>
      <text:p text:style-name="P91"><text:tab/><text:tab/>console.log(y); // Output: null</text:p>
      <text:p text:style-name="P92"/>
      <text:p text:style-name="P93"><text:tab/>let obj = { property: null }; // property intentionally set to null</text:p>
      <text:p text:style-name="P94"><text:tab/>console.log(obj.property); // Output: null</text:p>
      <text:p text:style-name="P95"/>
      <text:p text:style-name="P96">8. What is difference between == and ===</text:p>
      <text:p text:style-name="P97">== equal operator represent Loose Equality, it compare only value, <text:s/>if value are equal then it will return true else false</text:p>
      <text:p text:style-name="P98">like:</text:p>
      <text:p text:style-name="P99">console.log(5 == '5'); // Output: true</text:p>
      <text:p text:style-name="P100">console.log(null ==<text:s/>undefined); true</text:p>
      <text:p text:style-name="P101">console.log(true == 1); true</text:p>
      <text:p text:style-name="P102"/>
      <text:p text:style-name="P103">=== operator represent Strict Equality it compare value as well as value type if both are same then it will return true else false</text:p>
      <text:p text:style-name="P104"/>
      <text:p text:style-name="P105">console.log(5 === '5'); <text:s/>// output: false</text:p>
      <text:p text:style-name="P106">console.log(null === undefined);</text:p>
      <text:p text:style-name="P107">console.log(true === 1);</text:p>
      <text:p text:style-name="P108"/>
      <text:p text:style-name="P109">9. <text:s/>What is a function? Can we overload functions in javascript?</text:p>
      <text:p text:style-name="P110">Ans: A function in JavaScript is a reusable block of code that performs a specific tast when called. Functions can accept inputs (parameters) and can return a result.</text:p>
      <text:p text:style-name="P111">JavaScript does not support <text:s/>function overloading as seen in languages like Java</text:p>
      <text:p text:style-name="P112"/>
      <text:p text:style-name="P113"/>
      <text:p text:style-name="P114">10. What is a callback ? Explain with suitable examples.</text:p>
      <text:p text:style-name="P115">Ans: callback is an function which is pass as a argument to another function and it is executed after a specific event or task completes.</text:p>
      <text:p text:style-name="P116"/>
      <text:p text:style-name="P117">function greet(name, callback) {</text:p>
      <text:p text:style-name="P118"><text:tab/>const message = `Hello, ${name}!`;</text:p>
      <text:soft-page-break/>
      <text:p text:style-name="P119"><text:tab/>callback(message);</text:p>
      <text:p text:style-name="P120">}</text:p>
      <text:p text:style-name="P121"/>
      <text:p text:style-name="P122">function displayMessage(message) {</text:p>
      <text:p text:style-name="P123"><text:tab/>console.log(message);</text:p>
      <text:p text:style-name="P124">}</text:p>
      <text:p text:style-name="P125"/>
      <text:p text:style-name="P126">greet(“MeenaJi”, displayMessage);</text:p>
      <text:p text:style-name="P127"/>
      <text:p text:style-name="P128">Asynchronous Control Flow:</text:p>
      <text:p text:style-name="P129">Reusable Code:</text:p>
      <text:p text:style-name="P130">Event Handling:</text:p>
      <text:p text:style-name="P131"/>
      <text:p text:style-name="P132">11. What is a promise? What are the advantages of a promise over callback?</text:p>
      <text:p text:style-name="P133">Ans : A promise is a javascript Object which is use to handle multiple asynchronous operations. It provides cleaner code as compared to callback.</text:p>
      <text:p text:style-name="PlainText"><text:span text:style-name="T134">promise object hav</text:span><text:span text:style-name="T135">e three state like :</text:span><text:span text:style-name="T136"><text:s/></text:span></text:p>
      <text:list text:style-name="LFO1" text:continue-numbering="true">
        <text:list-item>
          <text:p text:style-name="P137">Pending: which is initial state</text:p>
        </text:list-item>
        <text:list-item>
          <text:p text:style-name="P138">Fulfilled: <text:s/>completed successfully.</text:p>
        </text:list-item>
        <text:list-item>
          <text:p text:style-name="P139">Rejected: The operation failed,</text:p>
        </text:list-item>
      </text:list>
      <text:p text:style-name="P140"/>
      <text:p text:style-name="P141">callback can create callback hell problem or pyramid of doom problem</text:p>
      <text:p text:style-name="P142"/>
      <text:p text:style-name="P143">to create promise object we use Promise constructor, its take a<text:s/>callback function with two parameters resolve and reject if promise are Fulfilled then its call resolve and then() function are executed if in case error occurs then reject will call and catch function will execute</text:p>
      <text:p text:style-name="P144"/>
      <text:p text:style-name="P145">const myPromise = new Promise((resolve,<text:s/>reject) =&gt; {</text:p>
      <text:p text:style-name="P146"><text:s/><text:tab/>setTimeout(() =&gt; {</text:p>
      <text:p text:style-name="P147"><text:s text:c="4"/><text:tab/>resolve('Data fetched successfully');</text:p>
      <text:p text:style-name="P148"><text:tab/>}, 1000);</text:p>
      <text:p text:style-name="P149">});</text:p>
      <text:p text:style-name="P150">// Handle</text:p>
      <text:p text:style-name="P151">myPromise.then((result) =&gt; {</text:p>
      <text:p text:style-name="P152"><text:tab/>console.log(result); // Output: Data fetched successfully</text:p>
      <text:p text:style-name="P153">}).catch((error) =&gt; {</text:p>
      <text:p text:style-name="P154"><text:tab/>console.error('Error:', error);</text:p>
      <text:p text:style-name="P155">});</text:p>
      <text:p text:style-name="P156"/>
      <text:soft-page-break/>
      <text:p text:style-name="P157">12 .<text:s/>What is callback hell?</text:p>
      <text:p text:style-name="P158">Ans : <text:s/>Callback hell, also known as the pyramid of doom or the callback pyramid, where callbacks are nested within other callbacks multiple levels deep. This nesting occurs when asynchronous operations depend on the results of previous asynchronous operations,</text:p>
      <text:p text:style-name="P159"/>
      <text:p text:style-name="P160">asyncFunction1(arg1, function(err, result1) {</text:p>
      <text:p text:style-name="P161"><text:tab/>if (err) {</text:p>
      <text:p text:style-name="P162"><text:tab/><text:tab/>// Handle error</text:p>
      <text:p text:style-name="P163"><text:tab/>} else {</text:p>
      <text:p text:style-name="P164"><text:tab/><text:tab/>asyncFunction2(result1, function(err, result2) {</text:p>
      <text:p text:style-name="P165"><text:tab/><text:tab/><text:tab/>if (err) {</text:p>
      <text:p text:style-name="P166"><text:tab/><text:tab/><text:tab/><text:tab/>// Handle error</text:p>
      <text:p text:style-name="P167"><text:tab/><text:tab/><text:tab/>} else {</text:p>
      <text:p text:style-name="P168"><text:tab/><text:tab/><text:tab/><text:tab/>asyncFunction3(result2, function(err,<text:s/>result3) {</text:p>
      <text:p text:style-name="P169"><text:tab/><text:tab/><text:tab/><text:tab/><text:tab/>if (err) {</text:p>
      <text:p text:style-name="P170"><text:tab/><text:tab/><text:tab/><text:tab/><text:tab/><text:tab/>// Handle error</text:p>
      <text:p text:style-name="P171"><text:tab/><text:tab/><text:tab/><text:tab/><text:tab/>} else {</text:p>
      <text:p text:style-name="P172"><text:tab/><text:tab/><text:tab/><text:tab/><text:tab/><text:tab/>// Process result3</text:p>
      <text:p text:style-name="P173"><text:tab/><text:tab/><text:tab/><text:tab/><text:tab/>}</text:p>
      <text:p text:style-name="P174"><text:tab/><text:tab/><text:tab/><text:tab/>});</text:p>
      <text:p text:style-name="P175"><text:tab/><text:tab/><text:tab/>}</text:p>
      <text:p text:style-name="P176"><text:tab/><text:tab/>});</text:p>
      <text:p text:style-name="P177"><text:tab/>}</text:p>
      <text:p text:style-name="P178">});</text:p>
      <text:p text:style-name="P179"/>
      <text:p text:style-name="P180">13. What is closure ?</text:p>
      <text:p text:style-name="PlainText"><text:span text:style-name="T181">Ans. -&gt; A closure is the combination of a function bundled together (enclosed) with references to its surroundin</text:span><text:span text:style-name="T182">g state (the lexical environment)</text:span><text:span text:style-name="T183"><text:s/></text:span><text:span text:style-name="T184">In other words, The ability of an inner function to access the outer function’s variables after completing outer function is called clousure.</text:span></text:p>
      <text:p text:style-name="P185">The inner function can access variables from the outer function, even after the<text:s/>outer function has finished running. This ability of the inner function to remember and access the variables from its parent function. i called clousure.</text:p>
      <text:p text:style-name="P186"><text:tab/></text:p>
      <text:p text:style-name="PlainText"><text:span text:style-name="T187"><text:tab/></text:span><text:span text:style-name="T188">function outerFunction(){</text:span></text:p>
      <text:p text:style-name="P189"><text:tab/><text:tab/>let a = 'Hello';</text:p>
      <text:p text:style-name="P190"><text:tab/><text:tab/>function innerFunction() {</text:p>
      <text:p text:style-name="P191"><text:tab/><text:tab/><text:tab/>console.log(a);</text:p>
      <text:p text:style-name="P192"><text:tab/><text:tab/>}</text:p>
      <text:soft-page-break/>
      <text:p text:style-name="P193"><text:tab/><text:tab/>return innerFunction;</text:p>
      <text:p text:style-name="P194"><text:tab/>}</text:p>
      <text:p text:style-name="P195"/>
      <text:p text:style-name="P196">const closure = outerFunction();</text:p>
      <text:p text:style-name="P197">closure();</text:p>
      <text:p text:style-name="P198"/>
      <text:p text:style-name="P199">14. What is IIFEs(Immediately Invoked Function expression).</text:p>
      <text:p text:style-name="P200"><text:span text:style-name="T201">An<text:s/></text:span><text:span text:style-name="T202">IIFE (Immediately Invoked Function Expression)</text:span><text:span text:style-name="T203"><text:s/>is a JavaScript function that is<text:s/></text:span><text:span text:style-name="T204">executed immediately after it is defined</text:span><text:span text:style-name="T205">.<text:s/></text:span><text:span text:style-name="T206">It is wrapped in parentheses to make it an expression and followed by () to invoke it.</text:span></text:p>
      <text:h text:style-name="P207" text:outline-level="3">Use Cases of IIFE</text:h>
      <text:list text:style-name="LFO2" text:continue-numbering="true">
        <text:list-item>
          <text:p text:style-name="P208"><text:span text:style-name="T209">Avoid polluting the global namespace :</text:span><text:span text:style-name="T210"><text:s/></text:span><text:span text:style-name="T211"><text:line-break/></text:span><text:span text:style-name="T212">Encapsulates code within a function, preventing variable leakage into the global scope.</text:span></text:p>
        </text:list-item>
      </text:list>
      <text:list text:style-name="LFO3" text:continue-numbering="true">
        <text:list-item>
          <text:p text:style-name="P213"><text:span text:style-name="T214">To create closures :</text:span><text:span text:style-name="T215"><text:s/></text:span><text:span text:style-name="T216"><text:line-break/></text:span><text:span text:style-name="T217">A</text:span><text:span text:style-name="T218">llows the creation of private variables and functions by enclosing them in the IIFE.</text:span></text:p>
        </text:list-item>
        <text:list-item>
          <text:p text:style-name="P219"><text:span text:style-name="T220">Avoid conflicts of variable names :</text:span><text:span text:style-name="T221"><text:s/></text:span><text:span text:style-name="T222"><text:line-break/></text:span><text:span text:style-name="T223">Helps avoid variable name collisions between libraries and programs.</text:span></text:p>
        </text:list-item>
        <text:list-item>
          <text:p text:style-name="P224"><text:span text:style-name="T225">Private and public variables/methods <text:s/>:</text:span><text:span text:style-name="T226"><text:line-break/></text:span><text:span text:style-name="T227">Enables modular code with</text:span><text:span text:style-name="T228"><text:s/>both private and public elements.</text:span></text:p>
        </text:list-item>
        <text:list-item>
          <text:p text:style-name="P229"><text:span text:style-name="T230">Execute async/await functions :</text:span><text:span text:style-name="T231"><text:s/></text:span><text:span text:style-name="T232"><text:line-break/></text:span><text:span text:style-name="T233">IIFEs can be used for asynchronous code execution immediately.</text:span></text:p>
        </text:list-item>
        <text:list-item>
          <text:p text:style-name="P234"><text:span text:style-name="T235">JQuery Library :</text:span><text:span text:style-name="T236"><text:s/></text:span><text:span text:style-name="T237"><text:line-break/></text:span><text:span text:style-name="T238">Commonly used in libraries like JQuery for scope management and initialization.</text:span></text:p>
        </text:list-item>
        <text:list-item>
          <text:p text:style-name="P239"><text:span text:style-name="T240">Work with require functions</text:span><text:span text:style-name="T241"><text:s/>:</text:span><text:span text:style-name="T242"><text:line-break/></text:span><text:span text:style-name="T243">Helps manage modules and dependencies.</text:span></text:p>
        </text:list-item>
      </text:list>
      <text:p text:style-name="PlainText"><text:span text:style-name="T244">Like : (function() {console.log("Hello"); })();</text:span></text:p>
      <text:p text:style-name="P245"/>
      <text:p text:style-name="P246">15. What is an anonymous function ?</text:p>
      <text:p text:style-name="P247">Ans: <text:s/>An anonymous function is a function that is defined without a name. This means it cannot be called by a specific name<text:s/>anonymous functions can take arguments and return values.</text:p>
      <text:p text:style-name="P248"/>
      <text:p text:style-name="P249">Immediately Invoked Function Expressions (IIFEs)</text:p>
      <text:p text:style-name="P250">Event Listeners</text:p>
      <text:soft-page-break/>
      <text:p text:style-name="P251">Callbacks</text:p>
      <text:p text:style-name="P252"/>
      <text:p text:style-name="P253">16. Explain variable hoisting.</text:p>
      <text:p text:style-name="P254">Ans. -&gt; Hoisting is a mechanism in js where variables and function declarations are moved<text:s/>to the top of their scope before code execution during the compilation phase. This means that a variable or function can be used before it has been declared. Declaration hoisted to the top but not initialization, function expression and class expression are not hoisted</text:p>
      <text:p text:style-name="P255">There are two types of hoisting in JavaScript:</text:p>
      <text:p text:style-name="P256">Variable hoisting :- Variable declarations are hoisted to the top of their scope, but not initialized. This means that variables can be used before they are declared, but they will be undefined.</text:p>
      <text:p text:style-name="P257">Function hoisting :- Function declarations are hoisted to the top of their scope, and initialized with a function object. This means that functions can be called before they are declared.</text:p>
      <text:p text:style-name="P258"/>
      <text:p text:style-name="P259">console.log(a); // undefined</text:p>
      <text:p text:style-name="P260">var a = 10;</text:p>
      <text:p text:style-name="P261"/>
      <text:p text:style-name="P262">hello(); // "Hello!"</text:p>
      <text:p text:style-name="P263"/>
      <text:p text:style-name="P264">function hello() {</text:p>
      <text:p text:style-name="P265"><text:s text:c="2"/>console.log("Hello");</text:p>
      <text:p text:style-name="P266">}</text:p>
      <text:p text:style-name="P267"/>
      <text:p text:style-name="P268">console.log(a); // <text:s/>ReferenceError: Cannot access 'age' before initialization</text:p>
      <text:p text:style-name="P269">let a= 30;<text:s text:c="9"/>// Temporal Dead Zone (TDZ) : <text:s/>Let and Const</text:p>
      <text:p text:style-name="P270"/>
      <text:p text:style-name="P271"/>
      <text:p text:style-name="P272">17. What is the difference between let, const, and var?</text:p>
      <text:p text:style-name="P273">Ans. -&gt;<text:tab/><text:tab/><text:tab/><text:tab/><text:s/>var<text:tab/><text:tab/><text:tab/><text:tab/><text:tab/><text:tab/><text:tab/><text:tab/><text:tab/><text:tab/><text:tab/>let<text:tab/><text:tab/><text:tab/><text:tab/><text:tab/><text:tab/><text:tab/><text:tab/><text:tab/><text:tab/><text:s text:c="5"/>const</text:p>
      <text:p text:style-name="PlainText"><text:span text:style-name="T274"><text:tab/></text:span><text:span text:style-name="T275"><text:tab/></text:span><text:span text:style-name="T276"><text:s/></text:span><text:span text:style-name="T277">var :</text:span><text:span text:style-name="T278"><text:s/></text:span><text:span text:style-name="T279">The scope of a</text:span><text:span text:style-name="T280"><text:s/>var variableis functional or global scope.</text:span></text:p>
      <text:p text:style-name="PlainText"><text:span text:style-name="T281"><text:tab/></text:span><text:span text:style-name="T282"><text:tab/></text:span><text:span text:style-name="T283"><text:s/></text:span><text:span text:style-name="T284">let :</text:span><text:span text:style-name="T285"><text:s/></text:span><text:span text:style-name="T286">The scope of a let variable is block scope.</text:span></text:p>
      <text:p text:style-name="PlainText"><text:span text:style-name="T287"><text:tab/></text:span><text:span text:style-name="T288"><text:tab/></text:span><text:span text:style-name="T289">const :</text:span><text:span text:style-name="T290"><text:s/></text:span><text:span text:style-name="T291">The scope of a const variable is block scope.</text:span></text:p>
      <text:p text:style-name="P292"><text:tab/><text:tab/></text:p>
      <text:p text:style-name="PlainText"><text:span text:style-name="T293"><text:tab/></text:span><text:span text:style-name="T294"><text:tab/></text:span><text:span text:style-name="T295">var :</text:span><text:span text:style-name="T296"><text:s/></text:span><text:span text:style-name="T297">It can be updated and re-declared in the same scope.</text:span><text:span text:style-name="T298"><text:tab/></text:span></text:p>
      <text:p text:style-name="PlainText"><text:span text:style-name="T299"><text:tab/></text:span><text:span text:style-name="T300"><text:tab/></text:span><text:span text:style-name="T301">let :</text:span><text:span text:style-name="T302"><text:s/></text:span><text:span text:style-name="T303">It can be updated but cannot be re-declared in the same s</text:span><text:span text:style-name="T304">cope.</text:span></text:p>
      <text:p text:style-name="PlainText"><text:span text:style-name="T305"><text:tab/></text:span><text:span text:style-name="T306"><text:tab/></text:span><text:span text:style-name="T307">const :</text:span><text:span text:style-name="T308"><text:s/></text:span><text:span text:style-name="T309">It can neither be updated or re-declared in any scope.</text:span></text:p>
      <text:p text:style-name="P310"/>
      <text:p text:style-name="PlainText"><text:span text:style-name="T311"><text:tab/></text:span><text:span text:style-name="T312"><text:tab/></text:span><text:span text:style-name="T313">var :</text:span><text:span text:style-name="T314"><text:s/></text:span><text:span text:style-name="T315">It can be declared without initialization.</text:span><text:span text:style-name="T316"><text:tab/></text:span><text:span text:style-name="T317"><text:tab/></text:span></text:p>
      <text:p text:style-name="PlainText"><text:span text:style-name="T318"><text:tab/></text:span><text:span text:style-name="T319"><text:tab/></text:span><text:span text:style-name="T320">let :</text:span><text:span text:style-name="T321"><text:s/></text:span><text:span text:style-name="T322">It can be declared without initialization.</text:span></text:p>
      <text:p text:style-name="PlainText"><text:span text:style-name="T323"><text:tab/></text:span><text:span text:style-name="T324"><text:tab/></text:span><text:span text:style-name="T325">const :</text:span><text:span text:style-name="T326"><text:s/></text:span><text:span text:style-name="T327">It cannot be declared without initialization.</text:span></text:p>
      <text:p text:style-name="P328"><text:tab/><text:tab/></text:p>
      <text:p text:style-name="PlainText"><text:span text:style-name="T329"><text:tab/></text:span><text:span text:style-name="T330"><text:tab/></text:span><text:span text:style-name="T331">var :</text:span><text:span text:style-name="T332"><text:s/></text:span><text:span text:style-name="T333">It can be accessed without initialization as<text:s/></text:span><text:span text:style-name="T334">its default value is<text:s/></text:span><text:span text:style-name="T335"><text:s text:c="10"/></text:span><text:span text:style-name="T336">“undefined”.</text:span></text:p>
      <text:p text:style-name="PlainText"><text:span text:style-name="T337"><text:tab/></text:span><text:span text:style-name="T338"><text:tab/></text:span><text:span text:style-name="T339">let :</text:span><text:span text:style-name="T340"><text:s/></text:span><text:span text:style-name="T341">It cannot be accessed without initialization otherwise it will give ‘referenceError’.</text:span></text:p>
      <text:p text:style-name="PlainText"><text:span text:style-name="T342"><text:tab/></text:span><text:span text:style-name="T343"><text:tab/></text:span><text:span text:style-name="T344">const :</text:span><text:span text:style-name="T345"><text:s/></text:span><text:span text:style-name="T346">It cannot be accessed without initialization, as it cannot be declared without initialization.</text:span></text:p>
      <text:p text:style-name="P347"/>
      <text:p text:style-name="PlainText"><text:span text:style-name="T348"><text:tab/></text:span><text:span text:style-name="T349"><text:tab/></text:span><text:span text:style-name="T350">var :</text:span><text:span text:style-name="T351"><text:s/></text:span><text:span text:style-name="T352">These variables are hoisted.</text:span><text:span text:style-name="T353"><text:tab/></text:span><text:span text:style-name="T354"><text:tab/></text:span><text:span text:style-name="T355"><text:tab/></text:span><text:span text:style-name="T356"><text:tab/></text:span><text:span text:style-name="T357"><text:tab/></text:span></text:p>
      <text:p text:style-name="PlainText"><text:span text:style-name="T358"><text:tab/></text:span><text:span text:style-name="T359"><text:tab/></text:span><text:span text:style-name="T360">let :</text:span><text:span text:style-name="T361"><text:s/></text:span><text:span text:style-name="T362">These variables are hoisted but stay in the temporal dead zone untill the initialization.</text:span><text:span text:style-name="T363"><text:tab/></text:span><text:span text:style-name="T364"><text:tab/></text:span><text:span text:style-name="T365"><text:tab/></text:span></text:p>
      <text:p text:style-name="PlainText"><text:span text:style-name="T366"><text:tab/></text:span><text:span text:style-name="T367"><text:tab/></text:span><text:span text:style-name="T368">const :</text:span><text:span text:style-name="T369"><text:s/></text:span><text:span text:style-name="T370">These variables are hoisted but stay in the temporal dead<text:s/></text:span><text:span text:style-name="T371">zone untill the initialization.</text:span></text:p>
      <text:p text:style-name="P372"/>
      <text:p text:style-name="P373">// VAR</text:p>
      <text:p text:style-name="P374">function example() {</text:p>
      <text:p text:style-name="P375"><text:tab/>var x = 10;</text:p>
      <text:p text:style-name="P376"><text:tab/>if (true) {</text:p>
      <text:p text:style-name="P377"><text:tab/><text:tab/>var x = 20;</text:p>
      <text:p text:style-name="P378"><text:tab/><text:tab/>console.log(x); // Output: 20</text:p>
      <text:p text:style-name="P379"><text:tab/>}</text:p>
      <text:p text:style-name="P380"><text:tab/>console.log(x); // Output: 20</text:p>
      <text:p text:style-name="P381">}</text:p>
      <text:p text:style-name="P382"/>
      <text:p text:style-name="P383"/>
      <text:p text:style-name="P384">//LET</text:p>
      <text:p text:style-name="P385">function example() {</text:p>
      <text:p text:style-name="P386"><text:tab/>let x = 10;</text:p>
      <text:p text:style-name="P387"><text:tab/>if (true) {</text:p>
      <text:p text:style-name="P388"><text:tab/><text:tab/>let x = 20;</text:p>
      <text:p text:style-name="P389"><text:tab/><text:tab/>console.log(x); // Output: 20</text:p>
      <text:p text:style-name="P390"><text:tab/>}</text:p>
      <text:p text:style-name="P391"><text:tab/>console.log(x); // Output: 10</text:p>
      <text:p text:style-name="PlainText"><text:span text:style-name="T392">}</text:span></text:p>
      <text:p text:style-name="P393"/>
      <text:p text:style-name="P394">18. Explain use strict?</text:p>
      <text:soft-page-break/>
      <text:p text:style-name="P395">Ans. -&gt; <text:s/>The purpose of<text:s/>"use strict" is to indicate that the code should be executed in "strict mode".</text:p>
      <text:p text:style-name="P396">With strict mode, we can not use</text:p>
      <text:p text:style-name="P397">delete variable and function <text:s text:c="2"/><text:tab/>//error</text:p>
      <text:p text:style-name="P398">undeclare variable<text:s/><text:tab/><text:tab/><text:s text:c="3"/>//error <text:s text:c="3"/></text:p>
      <text:p text:style-name="P399">duplicate parameter <text:s/><text:tab/><text:tab/><text:s text:c="2"/>//error</text:p>
      <text:p text:style-name="P400"/>
      <text:p text:style-name="P401">We can enable strict mode in two different ways, globally and locally.</text:p>
      <text:p text:style-name="P402">Enable strict mode globally by adding the string "use strict" as the first statement in your file</text:p>
      <text:p text:style-name="P403"/>
      <text:p text:style-name="P404">Enable strict mode locally by adding the string use strict" as the first statement inside a function.</text:p>
      <text:p text:style-name="P405"/>
      <text:p text:style-name="P406">19. What is event<text:s/>bubbling and event capturing</text:p>
      <text:p text:style-name="P407">Event bubbling is the default behavior in JavaScript where when an event is triggered on a nested element the event will first be handled by the innermost element Then, the event "bubbles up" through its parent elements.</text:p>
      <text:p text:style-name="P408"/>
      <text:p text:style-name="P409">Event capturing is the opposite of event bubbling. It involves the event which is captured initially by the outermost element,</text:p>
      <text:p text:style-name="P410">use for it event.stopPropagation</text:p>
      <text:p text:style-name="P411"/>
      <text:p text:style-name="P412">20. What are the primitive data type in javascript</text:p>
      <text:p text:style-name="P413">Ans. -&gt; Number, boolean, string, Bigint, symbol,<text:s/>undefined, null</text:p>
      <text:p text:style-name="P414"/>
      <text:p text:style-name="P415">. What is an asynchronous task ?</text:p>
      <text:p text:style-name="P416">an asynchronous task refers to an operation that doesn't block the main execution thread,</text:p>
      <text:p text:style-name="P417"/>
      <text:p text:style-name="P418">callback Que</text:p>
      <text:p text:style-name="P419">browser api</text:p>
      <text:p text:style-name="P420">event loop</text:p>
      <text:p text:style-name="P421"/>
      <text:p text:style-name="P422">21. What are different types of popup boxes available in javascript ?</text:p>
      <text:p text:style-name="P423"><text:tab/></text:p>
      <text:p text:style-name="P424"><text:s/>Popup boxes are synchronous</text:p>
      <text:p text:style-name="P425"><text:s/>Popup box provided by the window object. The main types of popup boxes<text:s/></text:p>
      <text:p text:style-name="P426"><text:s/>in JavaScript are:</text:p>
      <text:p text:style-name="P427">alert("hello), confirm ("are you sure "), prompt("enter your name);</text:p>
      <text:p text:style-name="P428"/>
      <text:p text:style-name="P429"/>
      <text:p text:style-name="P430">22. What will happen if an infinite while loop is run in javascript</text:p>
      <text:p text:style-name="P431">An infinite loop can crash our program or browser and freeze our computer.</text:p>
      <text:p text:style-name="P432"/>
      <text:p text:style-name="P433">23.<text:tab/>List HTML DOM mouse events</text:p>
      <text:p text:style-name="P434">Ans. -&gt; click: Occurs when the mouse button is clicked (pressed and released) on an element.</text:p>
      <text:p text:style-name="P435"><text:tab/><text:tab/>dblclick: Occurs when the mouse button is double-clicked on an element.</text:p>
      <text:p text:style-name="P436"><text:tab/><text:tab/>mousedown: Occurs when the mouse button is pressed down on an element.</text:p>
      <text:p text:style-name="P437"><text:tab/><text:tab/>mouseup: Occurs when the mouse button is released over an element.</text:p>
      <text:p text:style-name="P438"><text:tab/><text:tab/>mouseenter: Occurs when the mouse pointer enters the boundaries of an element.</text:p>
      <text:p text:style-name="P439"><text:tab/><text:tab/>mouseleave: Occurs when the mouse pointer leaves the boundaries of an element.</text:p>
      <text:p text:style-name="P440"><text:tab/><text:tab/>mousemove: Occurs when the mouse pointer is moved while it is over an element.</text:p>
      <text:p text:style-name="P441"><text:tab/><text:tab/>mouseover: Occurs when the mouse pointer enters the boundaries of an element or its child elements.</text:p>
      <text:p text:style-name="P442"><text:tab/><text:tab/>mouseout: Occurs when the mouse pointer leaves the boundaries of an element or its child elements.</text:p>
      <text:p text:style-name="P443"><text:tab/><text:tab/>contextmenu: Occurs when the right mouse button is clicked to open the context menu.</text:p>
      <text:p text:style-name="P444"><text:s/></text:p>
      <text:p text:style-name="P445">24 <text:s/>Explain await and async? How to use await and async?</text:p>
      <text:p text:style-name="P446">Ans. -&gt; async<text:s/>Keyword : The async keyword is used to declare a function. As a asynchronous function returns a promise, and the value that is returned by the function is automatically wrapped in a resolved promise.</text:p>
      <text:p text:style-name="P447"/>
      <text:p text:style-name="P448">await Keyword : The await keyword can only be used<text:s/>inside an async function. It makes the JavaScript engine wait until the promise is resolved or rejected, and returns the resolved value. If the promise is rejected, it throws the rejected value.</text:p>
      <text:p text:style-name="P449"/>
      <text:p text:style-name="P450">25 How to handle the exception in javascript.</text:p>
      <text:soft-page-break/>
      <text:p text:style-name="P451">Ans. -&gt; exception is handled by writing the code into the try catch block. If an error is present, the catch block will execute, else only the try block statements will get executed.</text:p>
      <text:p text:style-name="P452"/>
      <text:p text:style-name="P453">try {</text:p>
      <text:p text:style-name="P454"><text:s text:c="2"/>// risky code</text:p>
      <text:p text:style-name="P455">} catch (error) {</text:p>
      <text:p text:style-name="P456"><text:s text:c="2"/>// Code for handle</text:p>
      <text:p text:style-name="P457">} finally {</text:p>
      <text:p text:style-name="P458"><text:s text:c="2"/>// Code <text:s/>will always execute,</text:p>
      <text:p text:style-name="P459">}</text:p>
      <text:p text:style-name="P460"/>
      <text:p text:style-name="P461">26. How to get the last index of a string in javascript lastIndexOf<text:s/></text:p>
      <text:p text:style-name="P462">by using - lastIndexOf()</text:p>
      <text:p text:style-name="P463">const str = 'Hello world, welcome to JavaScript world';</text:p>
      <text:p text:style-name="P464">const lastIndex = str.lastIndexOf('world',10);</text:p>
      <text:p text:style-name="P465"/>
      <text:p text:style-name="P466">console.log(lastIndex);</text:p>
      <text:p text:style-name="P467"/>
      <text:p text:style-name="P468"/>
      <text:p text:style-name="P469">27. Describe negative infinity in javascript?</text:p>
      <text:p text:style-name="P470">negative infinity is a special <text:s/>value that is returned when an arithmetic operation or mathematical function generates a negative value greater than the largest representable number in JavaScript</text:p>
      <text:p text:style-name="P471"/>
      <text:p text:style-name="P472">console.log(-10/0);</text:p>
      <text:p text:style-name="P473"/>
      <text:p text:style-name="P474"/>
      <text:p text:style-name="P475">28. What is Node.js? Explain the advantage of Node.js Over java and php</text:p>
      <text:p text:style-name="P476">Ans. -&gt; Node.js is an open-source, cross-platform runtime environment that allows you to run JavaScript code outside of a web browser.</text:p>
      <text:p text:style-name="P477">it is developed by Dahl in 2009,</text:p>
      <text:p text:style-name="P478">it's a not a<text:s/>programming language,</text:p>
      <text:p text:style-name="P479">Node.js support asynchronous programming!</text:p>
      <text:p text:style-name="P480">Node.js is superfast</text:p>
      <text:p text:style-name="P481">33 % fewer line of code</text:p>
      <text:p text:style-name="P482">35 % faster response time</text:p>
      <text:p text:style-name="P483">Node.js use synchronous/blocking and asynchronous/non-blocking library both</text:p>
      <text:p text:style-name="P484"/>
      <text:p text:style-name="P485">Node.js application is synchronous by<text:s/>default</text:p>
      <text:soft-page-break/>
      <text:p text:style-name="P486">Node.js is referred to as a "runtime environment" for JavaScript because it provides an environment where JavaScript code can be executed outside of the browser environment. on server side</text:p>
      <text:p text:style-name="P487"/>
      <text:p text:style-name="P488">29. What are the limitation of Node.Js</text:p>
      <text:p text:style-name="P489">Ans. -&gt;<text:s/></text:p>
      <text:p text:style-name="P490">Single-threaded and Event Loop: <text:s text:c="2"/></text:p>
      <text:p text:style-name="P491">Managing asynchronous operations in Node.js like call back hell problems</text:p>
      <text:p text:style-name="P492">Node.js has a smaller built-in library compared to some other server-side technologies like Java or .NET</text:p>
      <text:p text:style-name="P493">JavaScript, the language used in Node.js, is dynamically typed,</text:p>
      <text:p text:style-name="P494"/>
      <text:p text:style-name="P495">31. How Node.js is single threaded</text:p>
      <text:p text:style-name="P496">Ans. -&gt; Node.js is Single-Threaded: This means that Node.js uses a single main thread to execute JavaScript code. All JavaScript code, including event handlers and asynchronous callbacks, runs on this single thread managed by the Node.js event loop.</text:p>
      <text:p text:style-name="P497"/>
      <text:p text:style-name="P498">32. Explain any five built-in package/Dependency name in node.js,</text:p>
      <text:p text:style-name="P499">Ans. -&gt;<text:tab/>1. http Module: The http module is to create HTTP servers and make HTTP requests.</text:p>
      <text:p text:style-name="P500"/>
      <text:p text:style-name="P501"><text:tab/><text:tab/><text:tab/>import http from 'http'</text:p>
      <text:p text:style-name="P502"><text:tab/><text:tab/><text:tab/>const server = http.createServer((req, res) =&gt; {</text:p>
      <text:p text:style-name="P503"><text:tab/><text:tab/><text:tab/><text:tab/>res.end('hello server');</text:p>
      <text:p text:style-name="P504"><text:tab/><text:tab/><text:tab/>});</text:p>
      <text:p text:style-name="P505"><text:tab/></text:p>
      <text:p text:style-name="P506"><text:tab/><text:tab/><text:tab/>server.listen(3000, () =&gt; {</text:p>
      <text:p text:style-name="P507"><text:tab/><text:tab/><text:tab/><text:tab/>console.log('HTTP Server running on port 3000');</text:p>
      <text:p text:style-name="P508"><text:tab/><text:tab/><text:tab/>});</text:p>
      <text:p text:style-name="P509"/>
      <text:p text:style-name="P510"><text:tab/><text:tab/>2. fs module: The fs module provides an API for interacting with the file system in Node.js.</text:p>
      <text:p text:style-name="P511"><text:tab/><text:tab/><text:tab/>import<text:s/>fs = from 'fs'</text:p>
      <text:p text:style-name="P512"/>
      <text:p text:style-name="P513"><text:tab/><text:tab/><text:tab/>fs.readFile('test.txt', (err, data) =&gt; {</text:p>
      <text:p text:style-name="P514"><text:tab/><text:tab/><text:tab/><text:tab/>if (err) {</text:p>
      <text:p text:style-name="P515"><text:tab/><text:tab/><text:tab/><text:tab/><text:tab/>console.log('Error reading file:', err);</text:p>
      <text:p text:style-name="P516"><text:tab/><text:tab/><text:tab/><text:tab/>} else {</text:p>
      <text:p text:style-name="P517"><text:tab/><text:tab/><text:tab/><text:tab/><text:tab/>console.log('Text :', data.toString());</text:p>
      <text:soft-page-break/>
      <text:p text:style-name="P518"><text:tab/><text:tab/><text:tab/><text:tab/>}</text:p>
      <text:p text:style-name="P519"><text:tab/><text:tab/><text:tab/>});</text:p>
      <text:p text:style-name="P520"/>
      <text:p text:style-name="P521"><text:tab/><text:tab/>3. path Module: It allows you to manipulate file paths,</text:p>
      <text:p text:style-name="P522"><text:tab/><text:tab/><text:tab/>import path from 'path'</text:p>
      <text:p text:style-name="P523"><text:tab/><text:tab/><text:tab/>const filePath = '/myfolder/inner/test.txt';</text:p>
      <text:p text:style-name="P524"><text:tab/><text:tab/><text:tab/>console.log('File name:', path.basename(filePath)); // output: test.txt</text:p>
      <text:p text:style-name="P525"><text:tab/><text:tab/><text:tab/>console.log('Directory name:', path.dirname(filePath));<text:s/></text:p>
      <text:p text:style-name="P526"><text:tab/><text:tab/><text:tab/>// output: /myfolder/inner</text:p>
      <text:p text:style-name="P527"/>
      <text:p text:style-name="P528">33. What is a Module in Node.js?</text:p>
      <text:p text:style-name="P529">modules are the same as JavaScript libraries. It's a set of functions we want to include in our application.</text:p>
      <text:p text:style-name="P530"/>
      <text:p text:style-name="P531">34. What is Module.exports ?</text:p>
      <text:p text:style-name="P532">Ans. -&gt; module.exports in Node.js is like a special object that determines what a module shares with other parts of our program when it's imported</text:p>
      <text:p text:style-name="P533"/>
      <text:p text:style-name="P534">const add = (a, b) =&gt; {</text:p>
      <text:p text:style-name="P535"><text:s text:c="2"/>return a + b;</text:p>
      <text:p text:style-name="P536">};</text:p>
      <text:p text:style-name="P537"/>
      <text:p text:style-name="P538">const subtract = (a, b) =&gt; {</text:p>
      <text:p text:style-name="P539"><text:s text:c="2"/>return a - b;</text:p>
      <text:p text:style-name="P540">};</text:p>
      <text:p text:style-name="P541"/>
      <text:p text:style-name="P542">module.exports = {</text:p>
      <text:p text:style-name="P543"><text:s text:c="2"/>add,</text:p>
      <text:p text:style-name="P544"><text:s text:c="2"/>subtract</text:p>
      <text:p text:style-name="P545">};</text:p>
      <text:p text:style-name="P546"/>
      <text:p text:style-name="P547">15. How to create server in node.js by using http module we can create our<text:s/>server,</text:p>
      <text:p text:style-name="P548">Ans. -&gt; import http from "http”</text:p>
      <text:p text:style-name="P549"><text:tab/>const server = http.creatServer((request,response)=&gt;{</text:p>
      <text:p text:style-name="P550"><text:tab/><text:tab/>response.end("Server");</text:p>
      <text:p text:style-name="P551"><text:tab/>});</text:p>
      <text:p text:style-name="P552"><text:tab/>server.listen(3000,"localhost",()=&gt;{</text:p>
      <text:p text:style-name="P553"><text:tab/><text:tab/>clg("server start on 3000 port);</text:p>
      <text:soft-page-break/>
      <text:p text:style-name="P554"><text:tab/>});</text:p>
      <text:p text:style-name="P555"/>
      <text:p text:style-name="P556">36. How node.js handle multiple request</text:p>
      <text:p text:style-name="P557">Ans. -&gt; Node.js handles multiple requests using its event-driven, non-blocking I/O architecture.</text:p>
      <text:p text:style-name="P558">Node.js uses non-blocking operations, meaning that it doesn't wait for an I/O operation like reading from a file or database , to complete before moving on to the next task.</text:p>
      <text:p text:style-name="P559"/>
      <text:p text:style-name="P560">37. How to use url module in node.js</text:p>
      <text:p text:style-name="P561">Ans. -&gt; The url module is used to parse URLs into components and to resolve or format URLs. It provides several functions to work with urls</text:p>
      <text:p text:style-name="P562"/>
      <text:p text:style-name="P563">const urlString = 'https://example.com/path/to/resource?query=string';</text:p>
      <text:p text:style-name="P564">const parsedUrl = url.parse(urlString);</text:p>
      <text:p text:style-name="P565"/>
      <text:p text:style-name="P566">console.log(parsedUrl);</text:p>
      <text:p text:style-name="P567"/>
      <text:p text:style-name="P568">38.What is setInterval, setTimeout</text:p>
      <text:p text:style-name="P569">Ans. -&gt; setInterval and setTimeout are both functions in JavaScript that allow you to execute a specific block of code after a specified delay.</text:p>
      <text:p text:style-name="P570"/>
      <text:p text:style-name="P571">setTimeout(() =&gt; {</text:p>
      <text:p text:style-name="P572"><text:s text:c="2"/>console.log("test");</text:p>
      <text:p text:style-name="P573">}, 2000);</text:p>
      <text:p text:style-name="P574"/>
      <text:p text:style-name="P575"><text:s/>setInterval(() =&gt; {</text:p>
      <text:p text:style-name="P576"><text:s text:c="2"/>console.log("execute in evry one second.");</text:p>
      <text:p text:style-name="P577">}, 1000);</text:p>
      <text:p text:style-name="P578"/>
      <text:p text:style-name="P579"/>
      <text:p text:style-name="P580">39. What is __dirname and __filename <text:s/>?</text:p>
      <text:p text:style-name="P581">Ans. -&gt; __dirname and __filename are special global variables that provide information about the directory name and the file name of the currently executing script,</text:p>
      <text:p text:style-name="P582">console.log(__dirname); <text:s text:c="6"/><text:tab/>/Users/username/projects/myapp</text:p>
      <text:p text:style-name="P583">console.log(__filename); <text:s text:c="5"/><text:tab/>/Users/username/projects/myapp/app.js</text:p>
      <text:p text:style-name="P584"/>
      <text:p text:style-name="P585"/>
      <text:soft-page-break/>
      <text:p text:style-name="P586">40. What is synchronous/Blocking and Asynchronous/Non-blocking code in node.js</text:p>
      <text:p text:style-name="P587">Ans. -&gt; Synchronous or blocking code executes in a sequential manner where each operation waits for the previous one to complete before proceeding</text:p>
      <text:p text:style-name="P588">Asynchronous or non-blocking code does not wait for operations to complete and allows the program to continue executing</text:p>
      <text:p text:style-name="P589"/>
      <text:p text:style-name="P590">41. What is file system in node.js</text:p>
      <text:p text:style-name="P591">Ans. -&gt; The file system module (fs) in Node.js allows <text:s/>to work with files and directories on our computer</text:p>
      <text:p text:style-name="P592">const fs = require('fs');</text:p>
      <text:p text:style-name="P593"/>
      <text:p text:style-name="P594">fs.readFile('example.txt', 'utf8', (err, data) =&gt;<text:s/>{</text:p>
      <text:p text:style-name="P595"><text:s text:c="2"/>if (err) {</text:p>
      <text:p text:style-name="P596"><text:tab/>console.error(err);</text:p>
      <text:p text:style-name="P597"><text:tab/>return;</text:p>
      <text:p text:style-name="P598"><text:s text:c="2"/>}</text:p>
      <text:p text:style-name="P599"><text:s text:c="2"/>console.log(data);</text:p>
      <text:p text:style-name="P600">});</text:p>
      <text:p text:style-name="P601"/>
      <text:p text:style-name="P602">42. What are the different type of flag using in node.js</text:p>
      <text:p text:style-name="P603">Ans. -&gt; using flags to specify how the file should be opened or manipulated. Flags are optional parameters passed to<text:s/>methods like fs.open(), fs.readFile(), fs.writeFile(), etc.</text:p>
      <text:p text:style-name="P604"><text:tab/>import fs from "fs";</text:p>
      <text:p text:style-name="P605"/>
      <text:p text:style-name="P606"><text:tab/>const content = 'Hello, Node.js!';</text:p>
      <text:p text:style-name="P607"><text:tab/>fs.writeFile('example.txt', content, { flag: 'w' }, (err) =&gt; {</text:p>
      <text:p text:style-name="P608"><text:tab/><text:tab/>if (err) {</text:p>
      <text:p text:style-name="P609"><text:tab/><text:tab/><text:tab/>console.error(err);</text:p>
      <text:p text:style-name="P610"><text:tab/><text:tab/><text:tab/>return;</text:p>
      <text:p text:style-name="P611"><text:tab/><text:tab/>}</text:p>
      <text:p text:style-name="P612"><text:tab/><text:tab/>console.log('File written successfully');</text:p>
      <text:p text:style-name="P613"><text:tab/>});</text:p>
      <text:p text:style-name="P614"/>
      <text:p text:style-name="P615">43. What is the stream in node.js? Explain the types of stream</text:p>
      <text:p text:style-name="P616">Ans. -&gt; Streams are a sequence of data that is processed sequentially, allowing developers to read and process data piece by piece or in chunks, instead of reading all the data into memory at once.</text:p>
      <text:soft-page-break/>
      <text:p text:style-name="P617"><text:s/>There are four types of Node streams: Readable streams, Writable streams, Duplex streams, and Transform streams.</text:p>
      <text:p text:style-name="P618"><text:s/></text:p>
      <text:p text:style-name="P619">What is the Temporal Dead Zone?</text:p>
      <text:p text:style-name="P620">Ans. -&gt; The Temporal Dead Zone (TDZ) is <text:s/>the period of a JavaScript where a<text:s/>variable has been declared but has not yet been initialized. During this phase, the variable is inaccessible Temporal Dead Zone.</text:p>
      <text:p text:style-name="P621"/>
      <text:p text:style-name="P622">Wow, these are some of the best doubts.<text:s/>️</text:p>
      <text:p text:style-name="P623">1. When does the event loop actually start? - Event loop, as the name suggests, is<text:s/>a single-thread, loop that is `almost infinite`. It's always running and doing its job.<text:s/>️</text:p>
      <text:p text:style-name="P624">2. <text:s/>Are only asynchronous web API callbacks are registered in the web API environment? - YES, the synchronous callback functions like what we pass inside map, filter,<text:s/>and reduce aren't registered in the Web API environment. It's just those async callback functions that go through all this.</text:p>
      <text:p text:style-name="P625">3. Does the web API environment stores only the callback function and pushes the same callback to queue/microtask queue? - Yes, the<text:s/>callback functions are stored, and a reference is scheduled in the queues. Moreover, in the case of event listeners(for example click handlers), the original callbacks stay in the web API environment forever, that's why it's advised to explicitly remove the listeners when not in use so that the garbage collector does its job.</text:p>
      <text:p text:style-name="P626">4. How does it matter if we delay for setTimeout would be 0ms. Then callback will move to queue without any wait?<text:s/></text:p>
      <text:p text:style-name="P627">No, there are trust issues with setTimeout() . The callback function<text:s/>needs to wait until the Call Stack is empty. So the 0 ms callback might have to wait for 100ms also if the stack is busy. <text:s/>It's a very beautiful concept, and I've covered this in detail in the next episode of Namaste JavaScript.<text:s/></text:p>
      <text:p text:style-name="P628"/>
      <text:p text:style-name="P629">44. How are pipe streams<text:s/>in node.js ?</text:p>
      <text:p text:style-name="P630">Ans: Piping in node.js is the process of <text:s/>connecting the output of one stream to the input of another streams. This allows you to chain together multiple streams to perform complex data processing tasks.</text:p>
      <text:p text:style-name="P631">pipe() method in node js on a readable<text:s/>stream connect it to a writable stream. When the readable stream emits a data event, the data is written to the writable stream. The pipe()</text:p>
      <text:p text:style-name="P632">Method returns the writable stream,so you can chain together multiple streams.</text:p>
      <text:p text:style-name="P633">Const readableStream = fs.createReadStream(‘input.txt’)</text:p>
      <text:p text:style-name="P634">Const writtableStream = fs.createWriteStream(‘output.txt);</text:p>
      <text:p text:style-name="P635">readablestream.pipe(writableStream)<text:s/></text:p>
      <text:p text:style-name="P636"/>
      <text:p text:style-name="P637">45. What is request and response in node.js</text:p>
      <text:p text:style-name="P638">Ans:In Node.js the request object represents the HTTP request from the client. And response object represents the HTTP response that the server sends back to the client.</text:p>
      <text:p text:style-name="P639">The request object contains information about the request , like request method, the request headers, and request body and response object contains information about the response ,<text:s/>such as the response status code, the response headers, and the response body.</text:p>
      <text:p text:style-name="P640"/>
      <text:p text:style-name="P641">46. What is package.json and package.lock</text:p>
      <text:p text:style-name="P642">Ans.-&gt; package.json is metadata file in a node js project that contains information about the project such version, entry point, dependencies</text:p>
      <text:p text:style-name="P643">Package.lock.json is file automatically generated by npm to local down the version of dependencies install in a project. That makes sure the same version and dependencies are installed on all machines.</text:p>
      <text:p text:style-name="P644"/>
      <text:p text:style-name="P645">47. What is npm ? How to install dependency/module at application level and Environment level</text:p>
      <text:p text:style-name="P646">Ans:npm is stand for (Node Package Manager) is the default package manager form Node.js used to install, manage and publish packages or modules of reusable javascript code. It allows developers to easily share and reuse code,manage project dependencies.</text:p>
      <text:p text:style-name="P647"/>
      <text:p text:style-name="P648">48. How do you manage packages in your node.js project<text:s/></text:p>
      <text:p text:style-name="P649">Ans:Using npm command line or yarn.</text:p>
      <text:p text:style-name="P650"/>
      <text:p text:style-name="P651">49. How Node.js is better then other framework</text:p>
      <text:p text:style-name="P652">Ans: Node js is js runtime environment that allows developers to<text:s/>write server-side applications it is built on chrome’s V8 js engine and uses an event loop , non-blocikng I/O model that make it lightweight and efficient. Node,js open source and has a large community of developers.</text:p>
      <text:p text:style-name="P653"/>
      <text:p text:style-name="P654">1. Performance</text:p>
      <text:p text:style-name="P655">2. Scalability</text:p>
      <text:p text:style-name="P656">3.Easy to use</text:p>
      <text:p text:style-name="P657">4.large community support<text:s/></text:p>
      <text:p text:style-name="P658"/>
      <text:p text:style-name="P659">50.What are the some commonly used timing features of Node.js</text:p>
      <text:p text:style-name="P660">Ans: setTimeout(()=&gt;{},1000),setIntervel(()=&gt;{},2000) and setImmediate(()=&gt;{})</text:p>
      <text:p text:style-name="P661"/>
      <text:p text:style-name="P662">51.What is fork in node.js</text:p>
      <text:p text:style-name="P663">Ans:</text:p>
      <text:p text:style-name="P664"/>
      <text:p text:style-name="P665">52. How do you create a simple server in node.js that return hello world</text:p>
      <text:p text:style-name="P666">Ans: Using <text:s/>HTTP <text:s/>builtine module<text:s/></text:p>
      <text:p text:style-name="P667"><text:tab/>const http = require("htttp");</text:p>
      <text:p text:style-name="P668"><text:tab/>const port = 3000;</text:p>
      <text:p text:style-name="P669"><text:tab/>Const server = http.createServer((req,res)=&gt;{</text:p>
      <text:p text:style-name="P670"><text:tab/>res.end(‘Hello HTTP SERVER’);</text:p>
      <text:p text:style-name="P671">});</text:p>
      <text:p text:style-name="P672">server.listen(port,()=&gt;{</text:p>
      <text:p text:style-name="P673"><text:tab/>log(server run on port no 300);</text:p>
      <text:p text:style-name="P674">})</text:p>
      <text:p text:style-name="P675"/>
      <text:p text:style-name="P676">53. How many types of API functions are there in node.js</text:p>
      <text:p text:style-name="P677">Ans:In Node.js there are two types of API functions in Node.js</text:p>
      <text:p text:style-name="P678">Asynchronous , non-blocking function</text:p>
      <text:p text:style-name="P679">Synchronous, blocking functions</text:p>
      <text:p text:style-name="P680">Asynchronous , non-blocking function</text:p>
      <text:p text:style-name="P681">Asynchronous functions are<text:s/>function tests that do not block the main thread of execution. This means function can continues to run even after the main thread has moved to other task.</text:p>
      <text:p text:style-name="P682">Some example fs.readFile(),fs.writeFile(),http,get()</text:p>
      <text:p text:style-name="P683">Synchronous function are function that block the main thread of execution uitl it complete that means it block other request that the problem create application responding time.</text:p>
      <text:p text:style-name="P684">fs.readFileSynch() ,fs.writeFileSych,http,request()</text:p>
      <text:p text:style-name="P685"/>
      <text:p text:style-name="P686">54. What is REPL and how to use it?</text:p>
      <text:p text:style-name="P687">Ans. -&gt; REPL is shell toole that run<text:s/>node js in terminal and it is single line expression and stand for Read Evel Print Loop</text:p>
      <text:p text:style-name="PlainText"><text:span text:style-name="T688">Ex : $node —<text:s/></text:span><text:span text:style-name="T689">⇒</text:span><text:span text:style-name="T690"><text:s/>3+3 =&gt; 6<text:s/></text:span></text:p>
      <text:p text:style-name="P691"/>
      <text:p text:style-name="P692">55. What is the purpose of module.exports.</text:p>
      <text:p text:style-name="P693">Ans: The purpose of module.exports is a object that is used to export any function and primitive values from a module so taht they can be used in other nodules. It is part of the CommonJS.</text:p>
      <text:p text:style-name="P694">Example <text:s/>module.export = function add(a,b){return a + b;}</text:p>
      <text:p text:style-name="P695">Const add = require(‘./name of module file.js)</text:p>
      <text:soft-page-break/>
      <text:p text:style-name="P696">log(add(1,2));</text:p>
      <text:p text:style-name="P697"/>
      <text:p text:style-name="P698">56. What is an event-loop in Node.js</text:p>
      <text:p text:style-name="P699">Ans. -&gt;<text:s/>Node js is Java script runtime environment that is built on Chrome’s V8 Javascript engine. Node.js is single-threaded,which means that is can only exceute one task at a time but it is able to handle multiple request by using asynchronous <text:s/>event loop programming model.</text:p>
      <text:p text:style-name="P700">Whena request a received, Node.js will create a new event and add it to the evenet queue.The evenet loop then monitors the event queue and executes events as that ready to execute.</text:p>
      <text:p text:style-name="P701">If any event or request/event is blocking so event loop will<text:s/>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02">Node js used to thread pool to handle CPU- intensive task. The thread pool have threads that can used to execute task in parallel.This allow Node.js to decrease the load of cpu intensive task to the thread pool.freeing up main thread to handle other requests.<text:s/></text:p>
      <text:p text:style-name="P703"/>
      <text:p text:style-name="P704">57. If Node.js is single threaded then how does it handle multiple request/ concurrency</text:p>
      <text:p text:style-name="P705">Ans. -&gt; Node js is Java script runtime environment that is built on Chrome’s V8 Javascript engine. Node.js is single-threaded,which means that is can only exceute one task at a time but it is able to handle multiple request by using asynchronous event loop programming model.</text:p>
      <text:p text:style-name="P706">When a request received, Node.js will create a new event and add it to the evenet queue.The evenet loop then monitors the event queue and executes events as that ready to execute.</text:p>
      <text:p text:style-name="P707">If any event or request/event is blocking so event loop will wait until the complete before moving on the next event.when most I/O operations in node.js are non-blocking,which means that do not block the event loop.This allows Node.js to handle multiple requests concurrently without having to wait for each request to complete before moving on to the next one.</text:p>
      <text:p text:style-name="P708">Node js used to thread pool to handle CPU- intensive task. The thread pool have threads that can used to execute task in parallel.This allow Node.js to decrease the load of cpu intensive task to the thread pool.freeing up main thread to handle other requests. <text:s text:c="2"/></text:p>
      <text:p text:style-name="P709"/>
      <text:p text:style-name="P710">58. Differentiate between process.nextTick() and<text:s/>setImmediate()</text:p>
      <text:soft-page-break/>
      <text:p text:style-name="P711">Ans:</text:p>
      <text:p text:style-name="P712"/>
      <text:p text:style-name="P713">59. What is node.js stream</text:p>
      <text:p text:style-name="P714">Ans:</text:p>
      <text:p text:style-name="P715"/>
      <text:p text:style-name="P716">60. What is middleware</text:p>
      <text:p text:style-name="P717">Ans. -&gt; Middleware in Node.js is a software design pattern that enables developers to insert functions between the request and response cycle of an application. These functions can perform various tasks such as logging, authentication, error handling, and data parsing. Middleware provides a modular and flexible way to extend the functionality of Node.js applications without modifying the core code.</text:p>
      <text:p text:style-name="P718">Example : function auth(req,res,next){</text:p>
      <text:p text:style-name="P719"><text:tab/><text:tab/>// apply logic like send otp and any check and error handling and auth</text:p>
      <text:p text:style-name="P720">next();</text:p>
      <text:p text:style-name="P721">}</text:p>
      <text:p text:style-name="P722">app.use(auth);</text:p>
      <text:p text:style-name="P723">app.use(‘/users’,auth);</text:p>
      <text:p text:style-name="P724"/>
      <text:p text:style-name="P725">1. Explain what a reactor pattern in node.js</text:p>
      <text:p text:style-name="P726">Ans. -&gt; The reactor pattern, also known as the event-driven architecture, is a fundamental design pattern used in Node.js and other event-driven systems to handle I/O operations asynchronously without blocking the main execution thread</text:p>
      <text:p text:style-name="P727"/>
      <text:p text:style-name="P728">2. Describes the exit code of Node.js</text:p>
      <text:p text:style-name="P729">Ans. -&gt; The exit code is a simple way for Node.js processes to<text:s/>report their status when they finish running. A code of 0 means success,</text:p>
      <text:p text:style-name="P730"><text:s/>If we run a Node. js script, and it completes its tasks without encountering any issues, it will typically return an exit code of 0.</text:p>
      <text:p text:style-name="P731"/>
      <text:p text:style-name="P732">3. What is an EventEmitter in node.js</text:p>
      <text:p text:style-name="P733">Ans. -&gt; EventEmitter is a class in node. js that is responsible for handling the events created using the 'events' module in node. js.</text:p>
      <text:p text:style-name="P734"><text:tab/>import EventEmitter from 'events';</text:p>
      <text:p text:style-name="P735"><text:tab/>const myemt <text:s/>= new EventEmitter();</text:p>
      <text:p text:style-name="P736"><text:tab/></text:p>
      <text:p text:style-name="P737"><text:tab/>myemt.on('myEvent', () =&gt; {</text:p>
      <text:p text:style-name="P738"><text:tab/><text:tab/>console.log('Event handler<text:s/>for myEvent');</text:p>
      <text:soft-page-break/>
      <text:p text:style-name="P739"><text:tab/>});</text:p>
      <text:p text:style-name="P740"><text:tab/>myemt.emit('myEvent');</text:p>
      <text:p text:style-name="P741"/>
      <text:p text:style-name="P742"><text:tab/>removeListener(eventName, listener):</text:p>
      <text:p text:style-name="P743"><text:tab/>Removes a specific listener for the specified eventName.</text:p>
      <text:p text:style-name="P744"><text:tab/>once(eventName, listener):</text:p>
      <text:p text:style-name="P745"><text:tab/>Registers a one-time listener for the eventName. The listener is automatically<text:s/>removed after being invoked once.</text:p>
      <text:p text:style-name="P746"/>
      <text:p text:style-name="P747">4.What is a thread pool and which library handles it in node.js</text:p>
      <text:p text:style-name="P748">Ans. -&gt; thread pool js is responsible for executing asynchronous tasks such as file I/O, network operations, and other CPU-bound operations efficiently in parallel</text:p>
      <text:p text:style-name="P749">managed by Libuv</text:p>
      <text:p text:style-name="P750"/>
      <text:p text:style-name="P751">5. What is purpose of NODE_ENV</text:p>
      <text:p text:style-name="P752">Ans. -&gt; NODE_ENV is an environment variable that stands for Node environment in the Express server. The NODE_ENV environment variable specifies the environment in which an application is running,</text:p>
      <text:p text:style-name="P753">export DATABASE_URL=mongodb://localhost/mydatabase</text:p>
      <text:p text:style-name="P754">const databaseUrl = process.env.DATABASE_URL;</text:p>
      <text:p text:style-name="P755">require('dotenv').config();</text:p>
      <text:p text:style-name="P756">console.log(process.env.DATABASE_URL);</text:p>
      <text:p text:style-name="P757">6 How would you connection mongodb database to node application</text:p>
      <text:p text:style-name="P758"/>
      <text:p text:style-name="P759">7. What are different type of<text:s/>http request</text:p>
      <text:p text:style-name="P760">Ans. -&gt; GET: Retrieve data from the server.</text:p>
      <text:p text:style-name="P761"><text:tab/><text:tab/>POST: <text:s/>Submit High amount data to be processed to a specified resource.</text:p>
      <text:p text:style-name="P762"><text:tab/><text:tab/>PUT : Update an existing resource or create a new resource if it does not exist at a specified URL.</text:p>
      <text:p text:style-name="P763"><text:tab/><text:tab/>DELETE : Delete a specified resource at a given URL.</text:p>
      <text:p text:style-name="P764"><text:tab/><text:tab/>PATCH : Apply partial modifications to a resource.</text:p>
      <text:p text:style-name="P765"/>
      <text:p text:style-name="P766">8. What is difference between get and post</text:p>
      <text:p text:style-name="P767">GET is for fetching data, appending parameters in the URL,. POST, used for updates, sends data securely in the request body, perfect for forms</text:p>
      <text:p text:style-name="P768"/>
      <text:p text:style-name="P769">9. <text:s/>What is query string and how to send the data in get request</text:p>
      <text:p text:style-name="P770">A query string is a part of a URL that attaches information to the end. It's essentially a way to pass data to a web server when making a GET request.</text:p>
      <text:soft-page-break/>
      <text:p text:style-name="P771">http://localhost:8000/api/getProfile?parameter1=value1&amp;parameter2=value2</text:p>
      <text:p text:style-name="P772"/>
      <text:p text:style-name="P773">10. What is the use body parser</text:p>
      <text:p text:style-name="P774">Ans. -&gt; The body-parser middleware was commonly used to parse incoming request bodies in various formats like JSON, URL-encoded, and multipart form data and make them available in req.body for easy handling in route handlers and middleware.</text:p>
      <text:p text:style-name="P775"/>
      <text:p text:style-name="P776">12. What are types of Middleware in express ? Explain with suitable example</text:p>
      <text:p text:style-name="P777">Ans. -&gt; application-level middleware include logging middleware, authentication middleware, and error handling middleware.</text:p>
      <text:p text:style-name="P778"><text:tab/>Application Level Middleware</text:p>
      <text:p text:style-name="P779"><text:tab/><text:tab/>app.use((req, res, next) =&gt; {</text:p>
      <text:p text:style-name="P780"><text:tab/><text:tab/>console.log("abcd");</text:p>
      <text:p text:style-name="P781"><text:tab/><text:tab/>next();</text:p>
      <text:p text:style-name="P782"><text:tab/><text:tab/>});</text:p>
      <text:p text:style-name="P783"/>
      <text:p text:style-name="P784"><text:tab/>route Level Middleware</text:p>
      <text:p text:style-name="P785"><text:tab/><text:tab/>router.get('/profile', (req, res) =&gt; {</text:p>
      <text:p text:style-name="P786"><text:tab/><text:tab/><text:tab/>console.log("abcd");</text:p>
      <text:p text:style-name="P787"><text:tab/><text:tab/>});</text:p>
      <text:p text:style-name="P788"/>
      <text:p text:style-name="P789"><text:tab/>Error handling Middleware</text:p>
      <text:p text:style-name="P790"><text:tab/><text:tab/>app.use((err, req, res, next) =&gt; {</text:p>
      <text:p text:style-name="P791"><text:tab/><text:tab/><text:tab/>console.error(err);</text:p>
      <text:p text:style-name="P792"><text:tab/><text:tab/>});</text:p>
      <text:p text:style-name="P793"><text:tab/></text:p>
      <text:p text:style-name="P794"><text:tab/>Built-in Middleware:</text:p>
      <text:p text:style-name="P795"><text:tab/><text:tab/>app.use(express.json());</text:p>
      <text:p text:style-name="P796"><text:tab/></text:p>
      <text:p text:style-name="P797"><text:tab/>Third-party Middleware:</text:p>
      <text:p text:style-name="P798"><text:tab/><text:tab/>import cors from <text:s/>"cors"</text:p>
      <text:p text:style-name="P799"><text:tab/><text:tab/>app.use(cors());</text:p>
      <text:p text:style-name="P800"><text:tab/><text:tab/>Third Party Like bodyparser</text:p>
      <text:p text:style-name="P801"><text:tab/><text:tab/></text:p>
      <text:p text:style-name="P802">13. Does order of middleware<text:s/>matters in express.</text:p>
      <text:p text:style-name="P803">The order of middleware registration matters and each middleware function can modify the request and response objects or terminate the request-response cycle. app. use((req, res, next) =&gt; { console.log("helloo");</text:p>
      <text:p text:style-name="P804"/>
      <text:soft-page-break/>
      <text:p text:style-name="P805">14. What is express.js</text:p>
      <text:p text:style-name="P806">Express.js is a popular framework for building web servers and API in Node.js, providing developers with tools to manage the flow of data between clients and servers and to structure backend code efficiently.</text:p>
      <text:p text:style-name="P807"/>
      <text:p text:style-name="P808">15 <text:s/>What are some distinctive features of Express</text:p>
      <text:p text:style-name="P809">Middleware, Routing, HTTP Interceptors, Lightweight and Unopinionated:</text:p>
      <text:p text:style-name="P810"/>
      <text:p text:style-name="P811">16. Is Express.js fron-end or backend framework?</text:p>
      <text:p text:style-name="P812">Express.js is a backend framework. It's specifically designed to simplify the development of the server-side logic of web<text:s/>applications.</text:p>
      <text:p text:style-name="P813">17. Why do we use express.js</text:p>
      <text:p text:style-name="P814"/>
      <text:p text:style-name="P815">Express.js provides a structured and efficient way to build web applications on Node.js. It streamlines development, promotes clean code organization</text:p>
      <text:p text:style-name="P816"/>
      <text:p text:style-name="P817">Simplified Structure</text:p>
      <text:p text:style-name="P818">Routing</text:p>
      <text:p text:style-name="P819">Middleware</text:p>
      <text:p text:style-name="P820">Templating</text:p>
      <text:p text:style-name="P821">Faster Development:</text:p>
      <text:p text:style-name="P822"/>
      <text:p text:style-name="P823">18. What is difference between express.js and node.js</text:p>
      <text:p text:style-name="P824">Node.js is a runtime environment that executes JavaScript code on the server-side, whereas Express.js is a web framework that runs on top of Node.js,</text:p>
      <text:p text:style-name="P825">Node.js provides low-level APIs for handling network and file system operations, whereas Express.js s by providing higher-level abstractions like routing and middleware.</text:p>
      <text:p text:style-name="P826">express do simplify our code management</text:p>
      <text:p text:style-name="P827"/>
      <text:p text:style-name="P828">19. What do you understand by Scaffolding in Express.Js</text:p>
      <text:p text:style-name="P829">Ans : Scaffolding <text:s/>is process<text:s/>in express refer to generating the basic utilities na boilerplate code and directory structure of express .js application like controller middleware app.js file and server.js file also the package.json installing the dependencies <text:s/>and database integration<text:s/>setup a express application quickly for developer called scaffolding.</text:p>
      <text:p text:style-name="P830"/>
      <text:p text:style-name="P831">20. Which are the argument available to an Express.Js route handler function</text:p>
      <text:p text:style-name="P832">Ans : There 4 argument available we use to according to need name of augment err,request , response, next</text:p>
      <text:p text:style-name="P833"/>
      <text:p text:style-name="PlainText"><text:span text:style-name="T834">2</text:span><text:span text:style-name="T835">1. What is generator function in j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inText" style:display-name="Plain Text" style:family="paragraph" style:parent-style-name="Normal">
      <style:paragraph-properties fo:margin-bottom="0in" fo:line-height="100%"/>
      <style:text-properties style:font-name="Consolas" fo:font-size="10.5pt" style:font-size-asian="10.5pt" style:font-size-complex="10.5pt" fo:hyphenate="false"/>
    </style:style>
    <style:style style:name="PlainTextChar" style:display-name="Plain Text Char" style:family="text" style:parent-style-name="DefaultParagraphFont">
      <style:text-properties style:font-name="Consolas" fo:font-size="10.5pt" style:font-size-asian="10.5pt" style:font-size-complex="10.5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3LVL1" style:family="text">
      <style:text-properties style:font-name="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2" text:style-name="WW_CharLFO1LVL2"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3" text:style-name="WW_CharLFO1LVL3"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4" text:style-name="WW_CharLFO1LVL4"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5" text:style-name="WW_CharLFO1LVL5"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6" text:style-name="WW_CharLFO1LVL6"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level-style-bullet text:level="7" text:style-name="WW_CharLFO1LVL7"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Symbol"/>
      </text:list-level-style-bullet>
      <text:list-level-style-bullet text:level="8" text:style-name="WW_CharLFO1LVL8" text:bullet-char="o">
        <style:list-level-properties text:space-before="5.25in" text:min-label-width="0.25in" text:list-level-position-and-space-mode="label-alignment">
          <style:list-level-label-alignment text:label-followed-by="listtab" fo:margin-left="5.5in" fo:text-indent="-0.25in"/>
        </style:list-level-properties>
        <style:text-properties style:font-name="Courier New"/>
      </text:list-level-style-bullet>
      <text:list-level-style-bullet text:level="9" text:style-name="WW_CharLFO1LVL9" text:bullet-char="">
        <style:list-level-properties text:space-before="5.75in" text:min-label-width="0.25in" text:list-level-position-and-space-mode="label-alignment">
          <style:list-level-label-alignment text:label-followed-by="listtab" fo:margin-left="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0.9263in" fo:margin-bottom="1in" fo:margin-right="0.92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epak Meena</meta:initial-creator>
    <dc:creator>Deepak Meena</dc:creator>
    <meta:creation-date>2024-12-14T17:49:00Z</meta:creation-date>
    <dc:date>2024-12-15T15:37:00Z</dc:date>
    <meta:template xlink:href="Normal" xlink:type="simple"/>
    <meta:editing-cycles>36</meta:editing-cycles>
    <meta:editing-duration>PT13620S</meta:editing-duration>
    <meta:document-statistic meta:page-count="24" meta:paragraph-count="69" meta:word-count="5198" meta:character-count="34758" meta:row-count="246" meta:non-whitespace-character-count="29629"/>
  </office:meta>
</office:document-meta>
</file>